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411.98mm" svg:height="224.19mm" svg:x="34.13mm" svg:y="1.06mm">
            <draw:object draw:notify-on-update-of-ranges="torque.A1:torque.A1378 torque.B1:torque.B13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-2.13639" calcext:value-type="float">
            <text:p>-2.1363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1.06641" calcext:value-type="float">
            <text:p>-1.06641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0.00503822" calcext:value-type="float">
            <text:p>0.005038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648" calcext:value-type="float">
            <text:p>1.07648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4.17469" calcext:value-type="float">
            <text:p>4.1746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-1.05064" calcext:value-type="float">
            <text:p>-1.05064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23.0015" calcext:value-type="float">
            <text:p>23.001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21.8117" calcext:value-type="float">
            <text:p>-21.8117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1.14207" calcext:value-type="float">
            <text:p>1.1420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990765" calcext:value-type="float">
            <text:p>-0.990765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0.0863385" calcext:value-type="float">
            <text:p>0.086338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7.35541" calcext:value-type="float">
            <text:p>7.35541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-4.99881" calcext:value-type="float">
            <text:p>-4.9988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2.01955" calcext:value-type="float">
            <text:p>-2.01955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1.19893" calcext:value-type="float">
            <text:p>1.1989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184309" calcext:value-type="float">
            <text:p>0.0184309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1.33614" calcext:value-type="float">
            <text:p>1.3361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0.914207" calcext:value-type="float">
            <text:p>-0.914207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.11663" calcext:value-type="float">
            <text:p>1.1166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-0.777085" calcext:value-type="float">
            <text:p>-0.777085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1.13483" calcext:value-type="float">
            <text:p>1.1348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312493" calcext:value-type="float">
            <text:p>0.312493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1.15581" calcext:value-type="float">
            <text:p>1.155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34847" calcext:value-type="float">
            <text:p>0.334847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4.27467" calcext:value-type="float">
            <text:p>4.2746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2.84612" calcext:value-type="float">
            <text:p>-2.84612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-0.695048" calcext:value-type="float">
            <text:p>-0.69504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148079" calcext:value-type="float">
            <text:p>0.148079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0.277844" calcext:value-type="float">
            <text:p>0.27784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36005" calcext:value-type="float">
            <text:p>1.36005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-0.65008" calcext:value-type="float">
            <text:p>-0.6500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.33559" calcext:value-type="float">
            <text:p>2.33559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-1.81477" calcext:value-type="float">
            <text:p>-1.8147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40718" calcext:value-type="float">
            <text:p>1.40718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-0.722205" calcext:value-type="float">
            <text:p>-0.72220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54867" calcext:value-type="float">
            <text:p>1.54867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0.252724" calcext:value-type="float">
            <text:p>0.25272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383348" calcext:value-type="float">
            <text:p>0.383348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-0.676295" calcext:value-type="float">
            <text:p>-0.67629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47527" calcext:value-type="float">
            <text:p>1.47527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0.416805" calcext:value-type="float">
            <text:p>0.41680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49953" calcext:value-type="float">
            <text:p>1.49953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-1.58133" calcext:value-type="float">
            <text:p>-1.581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330858" calcext:value-type="float">
            <text:p>0.330858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2.60218" calcext:value-type="float">
            <text:p>2.6021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.66791" calcext:value-type="float">
            <text:p>-1.66791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1.55306" calcext:value-type="float">
            <text:p>1.5530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494009" calcext:value-type="float">
            <text:p>0.494009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-0.447343" calcext:value-type="float">
            <text:p>-0.447343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4656" calcext:value-type="float">
            <text:p>1.4656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0.525154" calcext:value-type="float">
            <text:p>0.52515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0.535471" calcext:value-type="float">
            <text:p>-0.535471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0.662804" calcext:value-type="float">
            <text:p>0.66280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434224" calcext:value-type="float">
            <text:p>0.434224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1.63337" calcext:value-type="float">
            <text:p>1.6333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9.97567" calcext:value-type="float">
            <text:p>9.97567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-8.79849" calcext:value-type="float">
            <text:p>-8.79849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2.49088" calcext:value-type="float">
            <text:p>-2.49088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2.74892" calcext:value-type="float">
            <text:p>2.74892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-0.57245" calcext:value-type="float">
            <text:p>-0.57245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0.742822" calcext:value-type="float">
            <text:p>0.742822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58343" calcext:value-type="float">
            <text:p>1.58343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0.640638" calcext:value-type="float">
            <text:p>0.64063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767849" calcext:value-type="float">
            <text:p>0.767849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2.56122" calcext:value-type="float">
            <text:p>2.56122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2.30606" calcext:value-type="float">
            <text:p>-2.30606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0.67311" calcext:value-type="float">
            <text:p>0.6731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561036" calcext:value-type="float">
            <text:p>0.561036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-0.265316" calcext:value-type="float">
            <text:p>-0.265316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691576" calcext:value-type="float">
            <text:p>0.691576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-0.373637" calcext:value-type="float">
            <text:p>-0.373637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65302" calcext:value-type="float">
            <text:p>1.65302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-0.244489" calcext:value-type="float">
            <text:p>-0.24448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78217" calcext:value-type="float">
            <text:p>1.78217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-0.35321" calcext:value-type="float">
            <text:p>-0.3532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21315" calcext:value-type="float">
            <text:p>0.721315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0.725816" calcext:value-type="float">
            <text:p>0.725816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80116" calcext:value-type="float">
            <text:p>1.80116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-1.40527" calcext:value-type="float">
            <text:p>-1.4052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80904" calcext:value-type="float">
            <text:p>1.80904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0.743391" calcext:value-type="float">
            <text:p>0.74339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747675" calcext:value-type="float">
            <text:p>0.747675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-0.318929" calcext:value-type="float">
            <text:p>-0.31892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82524" calcext:value-type="float">
            <text:p>1.82524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0.759418" calcext:value-type="float">
            <text:p>0.75941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0.307286" calcext:value-type="float">
            <text:p>-0.307286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1.83676" calcext:value-type="float">
            <text:p>1.8367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0.299992" calcext:value-type="float">
            <text:p>-0.299992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0.773174" calcext:value-type="float">
            <text:p>0.773174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84712" calcext:value-type="float">
            <text:p>1.84712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-1.24153" calcext:value-type="float">
            <text:p>-1.2415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68553" calcext:value-type="float">
            <text:p>2.68553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-0.0457139" calcext:value-type="float">
            <text:p>-0.045713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40012" calcext:value-type="float">
            <text:p>-0.40012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0.790986" calcext:value-type="float">
            <text:p>0.79098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98293" calcext:value-type="float">
            <text:p>1.98293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-0.392611" calcext:value-type="float">
            <text:p>-0.392611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153325" calcext:value-type="float">
            <text:p>-0.153325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1.75104" calcext:value-type="float">
            <text:p>1.7510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268629" calcext:value-type="float">
            <text:p>-0.268629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3.06317" calcext:value-type="float">
            <text:p>3.06317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-1.45314" calcext:value-type="float">
            <text:p>-1.45314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1.99676" calcext:value-type="float">
            <text:p>1.9967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691102" calcext:value-type="float">
            <text:p>0.691102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0.812065" calcext:value-type="float">
            <text:p>0.812065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93309" calcext:value-type="float">
            <text:p>0.93309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0.697359" calcext:value-type="float">
            <text:p>0.69735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818271" calcext:value-type="float">
            <text:p>0.818271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-0.131431" calcext:value-type="float">
            <text:p>-0.13143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.77275" calcext:value-type="float">
            <text:p>1.77275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0.942603" calcext:value-type="float">
            <text:p>0.94260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0.363867" calcext:value-type="float">
            <text:p>-0.363867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2.01589" calcext:value-type="float">
            <text:p>2.01589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710074" calcext:value-type="float">
            <text:p>0.710074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-0.120806" calcext:value-type="float">
            <text:p>-0.12080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712649" calcext:value-type="float">
            <text:p>0.712649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0.951736" calcext:value-type="float">
            <text:p>0.95173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715194" calcext:value-type="float">
            <text:p>0.715194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0.954264" calcext:value-type="float">
            <text:p>0.95426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836666" calcext:value-type="float">
            <text:p>0.836666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718988" calcext:value-type="float">
            <text:p>0.71898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958034" calcext:value-type="float">
            <text:p>0.958034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0.721455" calcext:value-type="float">
            <text:p>0.7214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109" calcext:value-type="float">
            <text:p>2.03109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-1.29712" calcext:value-type="float">
            <text:p>-1.2971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2.86571" calcext:value-type="float">
            <text:p>2.86571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-1.17583" calcext:value-type="float">
            <text:p>-1.1758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86809" calcext:value-type="float">
            <text:p>2.86809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-0.102871" calcext:value-type="float">
            <text:p>-0.102871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730473" calcext:value-type="float">
            <text:p>0.730473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0.969442" calcext:value-type="float">
            <text:p>0.96944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732789" calcext:value-type="float">
            <text:p>0.732789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0.971742" calcext:value-type="float">
            <text:p>0.97174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0.21654" calcext:value-type="float">
            <text:p>-0.21654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2.8762" calcext:value-type="float">
            <text:p>2.876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94818" calcext:value-type="float">
            <text:p>-0.094818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1.80902" calcext:value-type="float">
            <text:p>1.8090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1.16258" calcext:value-type="float">
            <text:p>-1.16258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1.81066" calcext:value-type="float">
            <text:p>1.8106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12065" calcext:value-type="float">
            <text:p>3.12065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-3.41813" calcext:value-type="float">
            <text:p>-3.41813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.95444" calcext:value-type="float">
            <text:p>3.95444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0.864962" calcext:value-type="float">
            <text:p>0.86496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0850536" calcext:value-type="float">
            <text:p>-0.0850536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1.81868" calcext:value-type="float">
            <text:p>1.8186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988056" calcext:value-type="float">
            <text:p>0.988056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-0.318711" calcext:value-type="float">
            <text:p>-0.31871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990081" calcext:value-type="float">
            <text:p>0.990081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0.753279" calcext:value-type="float">
            <text:p>0.753279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06256" calcext:value-type="float">
            <text:p>2.06256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-0.314222" calcext:value-type="float">
            <text:p>-0.31422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994532" calcext:value-type="float">
            <text:p>0.994532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0.876636" calcext:value-type="float">
            <text:p>0.87663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758678" calcext:value-type="float">
            <text:p>0.758678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2.06789" calcext:value-type="float">
            <text:p>2.0678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308938" calcext:value-type="float">
            <text:p>-0.308938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0.99977" calcext:value-type="float">
            <text:p>0.9997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762888" calcext:value-type="float">
            <text:p>0.762888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1.0016" calcext:value-type="float">
            <text:p>1.001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7647" calcext:value-type="float">
            <text:p>0.7647</text:p>
          </table:table-cell>
        </table:table-row>
        <table:table-row table:style-name="ro1">
          <table:table-cell office:value-type="float" office:value="3.185" calcext:value-type="float">
            <text:p>3.185</text:p>
          </table:table-cell>
          <table:table-cell office:value-type="float" office:value="1.00339" calcext:value-type="float">
            <text:p>1.00339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885416" calcext:value-type="float">
            <text:p>0.885416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0.767381" calcext:value-type="float">
            <text:p>0.76738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-0.300432" calcext:value-type="float">
            <text:p>-0.30043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.0082" calcext:value-type="float">
            <text:p>1.0082</text:p>
          </table:table-cell>
        </table:table-row>
        <table:table-row table:style-name="ro1">
          <table:table-cell office:value-type="float" office:value="3.215" calcext:value-type="float">
            <text:p>3.21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00987" calcext:value-type="float">
            <text:p>1.00987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0.772891" calcext:value-type="float">
            <text:p>0.77289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.0115" calcext:value-type="float">
            <text:p>1.0115</text:p>
          </table:table-cell>
        </table:table-row>
        <table:table-row table:style-name="ro1">
          <table:table-cell office:value-type="float" office:value="3.235" calcext:value-type="float">
            <text:p>3.235</text:p>
          </table:table-cell>
          <table:table-cell office:value-type="float" office:value="0.893444" calcext:value-type="float">
            <text:p>0.89344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775332" calcext:value-type="float">
            <text:p>0.775332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2.0843" calcext:value-type="float">
            <text:p>2.084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29268" calcext:value-type="float">
            <text:p>-0.29268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1.01586" calcext:value-type="float">
            <text:p>1.0158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778829" calcext:value-type="float">
            <text:p>0.778829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2.08774" calcext:value-type="float">
            <text:p>2.08774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1.24071" calcext:value-type="float">
            <text:p>-1.24071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1.85106" calcext:value-type="float">
            <text:p>1.8510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97102" calcext:value-type="float">
            <text:p>1.97102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-1.11967" calcext:value-type="float">
            <text:p>-1.119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97212" calcext:value-type="float">
            <text:p>1.97212</text:p>
          </table:table-cell>
        </table:table-row>
        <table:table-row table:style-name="ro1">
          <table:table-cell office:value-type="float" office:value="3.295" calcext:value-type="float">
            <text:p>3.295</text:p>
          </table:table-cell>
          <table:table-cell office:value-type="float" office:value="0.783934" calcext:value-type="float">
            <text:p>0.78393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02242" calcext:value-type="float">
            <text:p>1.02242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1.85564" calcext:value-type="float">
            <text:p>1.85564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0458581" calcext:value-type="float">
            <text:p>-0.0458581</text:p>
          </table:table-cell>
        </table:table-row>
        <table:table-row table:style-name="ro1">
          <table:table-cell office:value-type="float" office:value="3.315" calcext:value-type="float">
            <text:p>3.315</text:p>
          </table:table-cell>
          <table:table-cell office:value-type="float" office:value="0.905918" calcext:value-type="float">
            <text:p>0.90591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787666" calcext:value-type="float">
            <text:p>0.787666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1.0261" calcext:value-type="float">
            <text:p>1.026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788949" calcext:value-type="float">
            <text:p>0.788949</text:p>
          </table:table-cell>
        </table:table-row>
        <table:table-row table:style-name="ro1">
          <table:table-cell office:value-type="float" office:value="3.335" calcext:value-type="float">
            <text:p>3.335</text:p>
          </table:table-cell>
          <table:table-cell office:value-type="float" office:value="1.02737" calcext:value-type="float">
            <text:p>1.0273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790198" calcext:value-type="float">
            <text:p>0.790198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1.0286" calcext:value-type="float">
            <text:p>1.0286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910335" calcext:value-type="float">
            <text:p>0.910335</text:p>
          </table:table-cell>
        </table:table-row>
        <table:table-row table:style-name="ro1">
          <table:table-cell office:value-type="float" office:value="3.355" calcext:value-type="float">
            <text:p>3.355</text:p>
          </table:table-cell>
          <table:table-cell office:value-type="float" office:value="0.792025" calcext:value-type="float">
            <text:p>0.79202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10068" calcext:value-type="float">
            <text:p>2.10068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-0.276498" calcext:value-type="float">
            <text:p>-0.27649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0384334" calcext:value-type="float">
            <text:p>-0.0384334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93457" calcext:value-type="float">
            <text:p>2.9345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-1.1073" calcext:value-type="float">
            <text:p>-1.1073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2.93565" calcext:value-type="float">
            <text:p>2.9356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1.10622" calcext:value-type="float">
            <text:p>-1.10622</text:p>
          </table:table-cell>
        </table:table-row>
        <table:table-row table:style-name="ro1">
          <table:table-cell office:value-type="float" office:value="3.395" calcext:value-type="float">
            <text:p>3.395</text:p>
          </table:table-cell>
          <table:table-cell office:value-type="float" office:value="1.98537" calcext:value-type="float">
            <text:p>1.985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797008" calcext:value-type="float">
            <text:p>0.797008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1.03531" calcext:value-type="float">
            <text:p>1.0353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916933" calcext:value-type="float">
            <text:p>0.916933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1.86876" calcext:value-type="float">
            <text:p>1.8687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0329414" calcext:value-type="float">
            <text:p>-0.0329414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0.799723" calcext:value-type="float">
            <text:p>0.79972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03797" calcext:value-type="float">
            <text:p>1.03797</text:p>
          </table:table-cell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0.800638" calcext:value-type="float">
            <text:p>0.80063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03887" calcext:value-type="float">
            <text:p>1.03887</text:p>
          </table:table-cell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0.801518" calcext:value-type="float">
            <text:p>0.80151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03973" calcext:value-type="float">
            <text:p>1.03973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802786" calcext:value-type="float">
            <text:p>0.802786</text:p>
          </table:table-cell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2.11116" calcext:value-type="float">
            <text:p>2.11116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0.266202" calcext:value-type="float">
            <text:p>-0.266202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0.146733" calcext:value-type="float">
            <text:p>-0.146733</text:p>
          </table:table-cell>
        </table:table-row>
        <table:table-row table:style-name="ro1">
          <table:table-cell office:value-type="float" office:value="3.485" calcext:value-type="float">
            <text:p>3.485</text:p>
          </table:table-cell>
          <table:table-cell office:value-type="float" office:value="2.94487" calcext:value-type="float">
            <text:p>2.94487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-0.0269414" calcext:value-type="float">
            <text:p>-0.0269414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0.805601" calcext:value-type="float">
            <text:p>0.80560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04372" calcext:value-type="float">
            <text:p>1.04372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806265" calcext:value-type="float">
            <text:p>0.80626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04437" calcext:value-type="float">
            <text:p>1.04437</text:p>
          </table:table-cell>
        </table:table-row>
        <table:table-row table:style-name="ro1">
          <table:table-cell office:value-type="float" office:value="3.515" calcext:value-type="float">
            <text:p>3.515</text:p>
          </table:table-cell>
          <table:table-cell office:value-type="float" office:value="0.806895" calcext:value-type="float">
            <text:p>0.8068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.04498" calcext:value-type="float">
            <text:p>1.04498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807783" calcext:value-type="float">
            <text:p>0.807783</text:p>
          </table:table-cell>
        </table:table-row>
        <table:table-row table:style-name="ro1">
          <table:table-cell office:value-type="float" office:value="3.535" calcext:value-type="float">
            <text:p>3.535</text:p>
          </table:table-cell>
          <table:table-cell office:value-type="float" office:value="1.04584" calcext:value-type="float">
            <text:p>1.0458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808326" calcext:value-type="float">
            <text:p>0.808326</text:p>
          </table:table-cell>
        </table:table-row>
        <table:table-row table:style-name="ro1">
          <table:table-cell office:value-type="float" office:value="3.545" calcext:value-type="float">
            <text:p>3.545</text:p>
          </table:table-cell>
          <table:table-cell office:value-type="float" office:value="1.04636" calcext:value-type="float">
            <text:p>1.0463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87894" calcext:value-type="float">
            <text:p>1.87894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-1.09311" calcext:value-type="float">
            <text:p>-1.09311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99819" calcext:value-type="float">
            <text:p>1.99819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0.809537" calcext:value-type="float">
            <text:p>0.80953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.04753" calcext:value-type="float">
            <text:p>1.04753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0.809958" calcext:value-type="float">
            <text:p>0.80995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04793" calcext:value-type="float">
            <text:p>1.04793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0.929242" calcext:value-type="float">
            <text:p>0.929242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81053" calcext:value-type="float">
            <text:p>0.81053</text:p>
          </table:table-cell>
        </table:table-row>
        <table:table-row table:style-name="ro1">
          <table:table-cell office:value-type="float" office:value="3.595" calcext:value-type="float">
            <text:p>3.595</text:p>
          </table:table-cell>
          <table:table-cell office:value-type="float" office:value="1.04848" calcext:value-type="float">
            <text:p>1.0484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10864" calcext:value-type="float">
            <text:p>0.810864</text:p>
          </table:table-cell>
        </table:table-row>
        <table:table-row table:style-name="ro1">
          <table:table-cell office:value-type="float" office:value="3.605" calcext:value-type="float">
            <text:p>3.605</text:p>
          </table:table-cell>
          <table:table-cell office:value-type="float" office:value="-0.0212637" calcext:value-type="float">
            <text:p>-0.0212637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.99997" calcext:value-type="float">
            <text:p>1.99997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-0.258818" calcext:value-type="float">
            <text:p>-0.25881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.04901" calcext:value-type="float">
            <text:p>1.04901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0.93019" calcext:value-type="float">
            <text:p>0.9301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930257" calcext:value-type="float">
            <text:p>0.930257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  <table:table-cell office:value-type="float" office:value="-0.139724" calcext:value-type="float">
            <text:p>-0.13972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0003" calcext:value-type="float">
            <text:p>2.0003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-0.13966" calcext:value-type="float">
            <text:p>-0.13966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88147" calcext:value-type="float">
            <text:p>1.88147</text:p>
          </table:table-cell>
        </table:table-row>
        <table:table-row table:style-name="ro1">
          <table:table-cell office:value-type="float" office:value="3.655" calcext:value-type="float">
            <text:p>3.655</text:p>
          </table:table-cell>
          <table:table-cell office:value-type="float" office:value="-0.0207179" calcext:value-type="float">
            <text:p>-0.020717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.07046" calcext:value-type="float">
            <text:p>3.07046</text:p>
          </table:table-cell>
        </table:table-row>
        <table:table-row table:style-name="ro1">
          <table:table-cell office:value-type="float" office:value="3.665" calcext:value-type="float">
            <text:p>3.665</text:p>
          </table:table-cell>
          <table:table-cell office:value-type="float" office:value="-1.20947" calcext:value-type="float">
            <text:p>-1.2094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1.20959" calcext:value-type="float">
            <text:p>-1.20959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-0.0209044" calcext:value-type="float">
            <text:p>-0.020904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88114" calcext:value-type="float">
            <text:p>1.88114</text:p>
          </table:table-cell>
        </table:table-row>
        <table:table-row table:style-name="ro1">
          <table:table-cell office:value-type="float" office:value="3.685" calcext:value-type="float">
            <text:p>3.685</text:p>
          </table:table-cell>
          <table:table-cell office:value-type="float" office:value="-1.09133" calcext:value-type="float">
            <text:p>-1.0913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99949" calcext:value-type="float">
            <text:p>1.99949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-0.140835" calcext:value-type="float">
            <text:p>-0.14083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28752" calcext:value-type="float">
            <text:p>0.928752</text:p>
          </table:table-cell>
        </table:table-row>
        <table:table-row table:style-name="ro1">
          <table:table-cell office:value-type="float" office:value="3.705" calcext:value-type="float">
            <text:p>3.705</text:p>
          </table:table-cell>
          <table:table-cell office:value-type="float" office:value="0.809423" calcext:value-type="float">
            <text:p>0.80942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11684" calcext:value-type="float">
            <text:p>2.11684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-0.142503" calcext:value-type="float">
            <text:p>-0.14250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926953" calcext:value-type="float">
            <text:p>0.926953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87703" calcext:value-type="float">
            <text:p>1.87703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-0.025777" calcext:value-type="float">
            <text:p>-0.02577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99482" calcext:value-type="float">
            <text:p>1.99482</text:p>
          </table:table-cell>
        </table:table-row>
        <table:table-row table:style-name="ro1">
          <table:table-cell office:value-type="float" office:value="3.745" calcext:value-type="float">
            <text:p>3.745</text:p>
          </table:table-cell>
          <table:table-cell office:value-type="float" office:value="-0.145828" calcext:value-type="float">
            <text:p>-0.14582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8747" calcext:value-type="float">
            <text:p>1.8747</text:p>
          </table:table-cell>
        </table:table-row>
        <table:table-row table:style-name="ro1">
          <table:table-cell office:value-type="float" office:value="3.755" calcext:value-type="float">
            <text:p>3.755</text:p>
          </table:table-cell>
          <table:table-cell office:value-type="float" office:value="-0.0282322" calcext:value-type="float">
            <text:p>-0.028232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922086" calcext:value-type="float">
            <text:p>0.922086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801518" calcext:value-type="float">
            <text:p>0.801518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0.0871109" calcext:value-type="float">
            <text:p>0.0871109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75058" calcext:value-type="float">
            <text:p>1.75058</text:p>
          </table:table-cell>
        </table:table-row>
        <table:table-row table:style-name="ro1">
          <table:table-cell office:value-type="float" office:value="3.785" calcext:value-type="float">
            <text:p>3.785</text:p>
          </table:table-cell>
          <table:table-cell office:value-type="float" office:value="1.0363" calcext:value-type="float">
            <text:p>1.0363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916419" calcext:value-type="float">
            <text:p>0.916419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-0.154858" calcext:value-type="float">
            <text:p>-0.1548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913773" calcext:value-type="float">
            <text:p>0.913773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1.98264" calcext:value-type="float">
            <text:p>1.9826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158767" calcext:value-type="float">
            <text:p>-0.158767</text:p>
          </table:table-cell>
        </table:table-row>
        <table:table-row table:style-name="ro1">
          <table:table-cell office:value-type="float" office:value="3.815" calcext:value-type="float">
            <text:p>3.815</text:p>
          </table:table-cell>
          <table:table-cell office:value-type="float" office:value="-0.16058" calcext:value-type="float">
            <text:p>-0.1605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0.0438773" calcext:value-type="float">
            <text:p>-0.0438773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1.85633" calcext:value-type="float">
            <text:p>1.8563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.97351" calcext:value-type="float">
            <text:p>1.97351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-0.168571" calcext:value-type="float">
            <text:p>-0.16857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96957" calcext:value-type="float">
            <text:p>1.96957</text:p>
          </table:table-cell>
        </table:table-row>
        <table:table-row table:style-name="ro1">
          <table:table-cell office:value-type="float" office:value="3.845" calcext:value-type="float">
            <text:p>3.845</text:p>
          </table:table-cell>
          <table:table-cell office:value-type="float" office:value="0.897716" calcext:value-type="float">
            <text:p>0.89771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895789" calcext:value-type="float">
            <text:p>0.895789</text:p>
          </table:table-cell>
        </table:table-row>
        <table:table-row table:style-name="ro1">
          <table:table-cell office:value-type="float" office:value="3.855" calcext:value-type="float">
            <text:p>3.855</text:p>
          </table:table-cell>
          <table:table-cell office:value-type="float" office:value="0.89381" calcext:value-type="float">
            <text:p>0.89381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891778" calcext:value-type="float">
            <text:p>0.891778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1.00863" calcext:value-type="float">
            <text:p>1.0086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301707" calcext:value-type="float">
            <text:p>-0.301707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1.95494" calcext:value-type="float">
            <text:p>1.9549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882711" calcext:value-type="float">
            <text:p>0.882711</text:p>
          </table:table-cell>
        </table:table-row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0.880408" calcext:value-type="float">
            <text:p>0.880408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-0.192417" calcext:value-type="float">
            <text:p>-0.192417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1.94513" calcext:value-type="float">
            <text:p>1.9451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872677" calcext:value-type="float">
            <text:p>0.872677</text:p>
          </table:table-cell>
        </table:table-row>
        <table:table-row table:style-name="ro1">
          <table:table-cell office:value-type="float" office:value="3.905" calcext:value-type="float">
            <text:p>3.905</text:p>
          </table:table-cell>
          <table:table-cell office:value-type="float" office:value="0.870157" calcext:value-type="float">
            <text:p>0.87015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0.0839829" calcext:value-type="float">
            <text:p>-0.0839829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1.81557" calcext:value-type="float">
            <text:p>1.8155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861796" calcext:value-type="float">
            <text:p>0.861796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1.81066" calcext:value-type="float">
            <text:p>1.8106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976245" calcext:value-type="float">
            <text:p>0.976245</text:p>
          </table:table-cell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-0.215439" calcext:value-type="float">
            <text:p>-0.21543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.92225" calcext:value-type="float">
            <text:p>1.92225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-0.220621" calcext:value-type="float">
            <text:p>-0.22062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98758" calcext:value-type="float">
            <text:p>2.98758</text:p>
          </table:table-cell>
        </table:table-row>
        <table:table-row table:style-name="ro1">
          <table:table-cell office:value-type="float" office:value="3.955" calcext:value-type="float">
            <text:p>3.955</text:p>
          </table:table-cell>
          <table:table-cell office:value-type="float" office:value="-0.224733" calcext:value-type="float">
            <text:p>-0.22473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842846" calcext:value-type="float">
            <text:p>0.842846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office:value-type="float" office:value="1.79207" calcext:value-type="float">
            <text:p>1.7920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112582" calcext:value-type="float">
            <text:p>-0.112582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1.90665" calcext:value-type="float">
            <text:p>1.90665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715843" calcext:value-type="float">
            <text:p>0.715843</text:p>
          </table:table-cell>
        </table:table-row>
        <table:table-row table:style-name="ro1">
          <table:table-cell office:value-type="float" office:value="3.985" calcext:value-type="float">
            <text:p>3.985</text:p>
          </table:table-cell>
          <table:table-cell office:value-type="float" office:value="0.951736" calcext:value-type="float">
            <text:p>0.951736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1.31034" calcext:value-type="float">
            <text:p>-1.31034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2.96766" calcext:value-type="float">
            <text:p>2.96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745" calcext:value-type="float">
            <text:p>1.77745</text:p>
          </table:table-cell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-0.126697" calcext:value-type="float">
            <text:p>-0.126697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703461" calcext:value-type="float">
            <text:p>0.703461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office:value-type="float" office:value="-0.131431" calcext:value-type="float">
            <text:p>-0.131431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88763" calcext:value-type="float">
            <text:p>1.88763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-0.374034" calcext:value-type="float">
            <text:p>-0.37403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930952" calcext:value-type="float">
            <text:p>0.930952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1.87997" calcext:value-type="float">
            <text:p>1.87997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-0.262814" calcext:value-type="float">
            <text:p>-0.262814</text:p>
          </table:table-cell>
        </table:table-row>
        <table:table-row table:style-name="ro1">
          <table:table-cell office:value-type="float" office:value="4.045" calcext:value-type="float">
            <text:p>4.045</text:p>
          </table:table-cell>
          <table:table-cell office:value-type="float" office:value="2.82678" calcext:value-type="float">
            <text:p>2.8267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.87495" calcext:value-type="float">
            <text:p>1.87495</text:p>
          </table:table-cell>
        </table:table-row>
        <table:table-row table:style-name="ro1">
          <table:table-cell office:value-type="float" office:value="4.055" calcext:value-type="float">
            <text:p>4.055</text:p>
          </table:table-cell>
          <table:table-cell office:value-type="float" office:value="-2.28896" calcext:value-type="float">
            <text:p>-2.2889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799191" calcext:value-type="float">
            <text:p>0.799191</text:p>
          </table:table-cell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0.796257" calcext:value-type="float">
            <text:p>0.79625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793293" calcext:value-type="float">
            <text:p>0.793293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-0.280457" calcext:value-type="float">
            <text:p>-0.28045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.85648" calcext:value-type="float">
            <text:p>1.85648</text:p>
          </table:table-cell>
        </table:table-row>
        <table:table-row table:style-name="ro1">
          <table:table-cell office:value-type="float" office:value="4.085" calcext:value-type="float">
            <text:p>4.085</text:p>
          </table:table-cell>
          <table:table-cell office:value-type="float" office:value="0.664459" calcext:value-type="float">
            <text:p>0.664459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-0.0526625" calcext:value-type="float">
            <text:p>-0.0526625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1.60854" calcext:value-type="float">
            <text:p>1.6085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892061" calcext:value-type="float">
            <text:p>0.892061</text:p>
          </table:table-cell>
        </table:table-row>
        <table:table-row table:style-name="ro1">
          <table:table-cell office:value-type="float" office:value="4.105" calcext:value-type="float">
            <text:p>4.105</text:p>
          </table:table-cell>
          <table:table-cell office:value-type="float" office:value="0.769989" calcext:value-type="float">
            <text:p>0.76998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766776" calcext:value-type="float">
            <text:p>0.766776</text:p>
          </table:table-cell>
        </table:table-row>
        <table:table-row table:style-name="ro1">
          <table:table-cell office:value-type="float" office:value="4.115" calcext:value-type="float">
            <text:p>4.115</text:p>
          </table:table-cell>
          <table:table-cell office:value-type="float" office:value="-0.307286" calcext:value-type="float">
            <text:p>-0.30728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1.38309" calcext:value-type="float">
            <text:p>-1.383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.96349" calcext:value-type="float">
            <text:p>3.96349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-0.320662" calcext:value-type="float">
            <text:p>-0.320662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-0.325808" calcext:value-type="float">
            <text:p>-0.32580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8807" calcext:value-type="float">
            <text:p>2.8807</text:p>
          </table:table-cell>
        </table:table-row>
        <table:table-row table:style-name="ro1">
          <table:table-cell office:value-type="float" office:value="4.145" calcext:value-type="float">
            <text:p>4.145</text:p>
          </table:table-cell>
          <table:table-cell office:value-type="float" office:value="-2.35637" calcext:value-type="float">
            <text:p>-2.3563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.82224" calcext:value-type="float">
            <text:p>3.82224</text:p>
          </table:table-cell>
        </table:table-row>
        <table:table-row table:style-name="ro1">
          <table:table-cell office:value-type="float" office:value="4.155" calcext:value-type="float">
            <text:p>4.155</text:p>
          </table:table-cell>
          <table:table-cell office:value-type="float" office:value="-1.41415" calcext:value-type="float">
            <text:p>-1.4141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720389" calcext:value-type="float">
            <text:p>0.720389</text:p>
          </table:table-cell>
        </table:table-row>
        <table:table-row table:style-name="ro1">
          <table:table-cell office:value-type="float" office:value="4.165" calcext:value-type="float">
            <text:p>4.165</text:p>
          </table:table-cell>
          <table:table-cell office:value-type="float" office:value="-1.30795" calcext:value-type="float">
            <text:p>-1.3079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72863" calcext:value-type="float">
            <text:p>2.72863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1.77287" calcext:value-type="float">
            <text:p>1.7728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698176" calcext:value-type="float">
            <text:p>0.698176</text:p>
          </table:table-cell>
        </table:table-row>
        <table:table-row table:style-name="ro1">
          <table:table-cell office:value-type="float" office:value="4.185" calcext:value-type="float">
            <text:p>4.185</text:p>
          </table:table-cell>
          <table:table-cell office:value-type="float" office:value="1.76438" calcext:value-type="float">
            <text:p>1.7643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690596" calcext:value-type="float">
            <text:p>0.690596</text:p>
          </table:table-cell>
        </table:table-row>
        <table:table-row table:style-name="ro1">
          <table:table-cell office:value-type="float" office:value="4.195" calcext:value-type="float">
            <text:p>4.195</text:p>
          </table:table-cell>
          <table:table-cell office:value-type="float" office:value="0.686767" calcext:value-type="float">
            <text:p>0.6867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63916" calcext:value-type="float">
            <text:p>0.563916</text:p>
          </table:table-cell>
        </table:table-row>
        <table:table-row table:style-name="ro1">
          <table:table-cell office:value-type="float" office:value="4.205" calcext:value-type="float">
            <text:p>4.205</text:p>
          </table:table-cell>
          <table:table-cell office:value-type="float" office:value="-0.154176" calcext:value-type="float">
            <text:p>-0.15417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57721" calcext:value-type="float">
            <text:p>2.57721</text:p>
          </table:table-cell>
        </table:table-row>
        <table:table-row table:style-name="ro1">
          <table:table-cell office:value-type="float" office:value="4.215" calcext:value-type="float">
            <text:p>4.215</text:p>
          </table:table-cell>
          <table:table-cell office:value-type="float" office:value="-0.280009" calcext:value-type="float">
            <text:p>-0.280009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1.47488" calcext:value-type="float">
            <text:p>-1.47488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2.80105" calcext:value-type="float">
            <text:p>2.80105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413946" calcext:value-type="float">
            <text:p>-0.413946</text:p>
          </table:table-cell>
        </table:table-row>
        <table:table-row table:style-name="ro1">
          <table:table-cell office:value-type="float" office:value="4.235" calcext:value-type="float">
            <text:p>4.235</text:p>
          </table:table-cell>
          <table:table-cell office:value-type="float" office:value="1.72197" calcext:value-type="float">
            <text:p>1.7219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.71894" calcext:value-type="float">
            <text:p>1.71894</text:p>
          </table:table-cell>
        </table:table-row>
        <table:table-row table:style-name="ro1">
          <table:table-cell office:value-type="float" office:value="4.245" calcext:value-type="float">
            <text:p>4.245</text:p>
          </table:table-cell>
          <table:table-cell office:value-type="float" office:value="-1.49615" calcext:value-type="float">
            <text:p>-1.4961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.59067" calcext:value-type="float">
            <text:p>1.59067</text:p>
          </table:table-cell>
        </table:table-row>
        <table:table-row table:style-name="ro1">
          <table:table-cell office:value-type="float" office:value="4.255" calcext:value-type="float">
            <text:p>4.255</text:p>
          </table:table-cell>
          <table:table-cell office:value-type="float" office:value="0.754316" calcext:value-type="float">
            <text:p>0.75431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439798" calcext:value-type="float">
            <text:p>-0.439798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office:value-type="float" office:value="-5.56351" calcext:value-type="float">
            <text:p>-5.5635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6.79536" calcext:value-type="float">
            <text:p>6.79536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1.67893" calcext:value-type="float">
            <text:p>1.67893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.55672" calcext:value-type="float">
            <text:p>1.55672</text:p>
          </table:table-cell>
        </table:table-row>
        <table:table-row table:style-name="ro1">
          <table:table-cell office:value-type="float" office:value="4.285" calcext:value-type="float">
            <text:p>4.285</text:p>
          </table:table-cell>
          <table:table-cell office:value-type="float" office:value="0.721297" calcext:value-type="float">
            <text:p>0.72129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47192" calcext:value-type="float">
            <text:p>-0.47192</text:p>
          </table:table-cell>
        </table:table-row>
        <table:table-row table:style-name="ro1">
          <table:table-cell office:value-type="float" office:value="4.295" calcext:value-type="float">
            <text:p>4.295</text:p>
          </table:table-cell>
          <table:table-cell office:value-type="float" office:value="1.54579" calcext:value-type="float">
            <text:p>1.5457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1.4319" calcext:value-type="float">
            <text:p>-1.4319</text:p>
          </table:table-cell>
        </table:table-row>
        <table:table-row table:style-name="ro1">
          <table:table-cell office:value-type="float" office:value="4.305" calcext:value-type="float">
            <text:p>4.305</text:p>
          </table:table-cell>
          <table:table-cell office:value-type="float" office:value="1.65474" calcext:value-type="float">
            <text:p>1.65474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580317" calcext:value-type="float">
            <text:p>0.580317</text:p>
          </table:table-cell>
        </table:table-row>
        <table:table-row table:style-name="ro1">
          <table:table-cell office:value-type="float" office:value="4.315" calcext:value-type="float">
            <text:p>4.315</text:p>
          </table:table-cell>
          <table:table-cell office:value-type="float" office:value="-0.495274" calcext:value-type="float">
            <text:p>-0.495274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71134" calcext:value-type="float">
            <text:p>2.71134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-0.622122" calcext:value-type="float">
            <text:p>-0.62212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8234" calcext:value-type="float">
            <text:p>2.8234</text:p>
          </table:table-cell>
        </table:table-row>
        <table:table-row table:style-name="ro1">
          <table:table-cell office:value-type="float" office:value="4.335" calcext:value-type="float">
            <text:p>4.335</text:p>
          </table:table-cell>
          <table:table-cell office:value-type="float" office:value="-1.57995" calcext:value-type="float">
            <text:p>-1.57995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-4.68131" calcext:value-type="float">
            <text:p>-4.68131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office:value-type="float" office:value="2.56262" calcext:value-type="float">
            <text:p>2.56262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67567" calcext:value-type="float">
            <text:p>2.67567</text:p>
          </table:table-cell>
        </table:table-row>
        <table:table-row table:style-name="ro1">
          <table:table-cell office:value-type="float" office:value="4.355" calcext:value-type="float">
            <text:p>4.355</text:p>
          </table:table-cell>
          <table:table-cell office:value-type="float" office:value="1.60103" calcext:value-type="float">
            <text:p>1.6010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0.544827" calcext:value-type="float">
            <text:p>-0.544827</text:p>
          </table:table-cell>
        </table:table-row>
        <table:table-row table:style-name="ro1">
          <table:table-cell office:value-type="float" office:value="4.365" calcext:value-type="float">
            <text:p>4.365</text:p>
          </table:table-cell>
          <table:table-cell office:value-type="float" office:value="1.59043" calcext:value-type="float">
            <text:p>1.590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515721" calcext:value-type="float">
            <text:p>0.515721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0.391952" calcext:value-type="float">
            <text:p>0.39195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327226" calcext:value-type="float">
            <text:p>-0.327226</text:p>
          </table:table-cell>
        </table:table-row>
        <table:table-row table:style-name="ro1">
          <table:table-cell office:value-type="float" office:value="4.385" calcext:value-type="float">
            <text:p>4.385</text:p>
          </table:table-cell>
          <table:table-cell office:value-type="float" office:value="1.33226" calcext:value-type="float">
            <text:p>1.33226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-0.457086" calcext:value-type="float">
            <text:p>-0.457086</text:p>
          </table:table-cell>
        </table:table-row>
        <table:table-row table:style-name="ro1">
          <table:table-cell office:value-type="float" office:value="4.395" calcext:value-type="float">
            <text:p>4.395</text:p>
          </table:table-cell>
          <table:table-cell office:value-type="float" office:value="-5.7014" calcext:value-type="float">
            <text:p>-5.70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.58545" calcext:value-type="float">
            <text:p>5.58545</text:p>
          </table:table-cell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2.60837" calcext:value-type="float">
            <text:p>2.6083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607767" calcext:value-type="float">
            <text:p>-0.607767</text:p>
          </table:table-cell>
        </table:table-row>
        <table:table-row table:style-name="ro1">
          <table:table-cell office:value-type="float" office:value="4.415" calcext:value-type="float">
            <text:p>4.415</text:p>
          </table:table-cell>
          <table:table-cell office:value-type="float" office:value="1.52725" calcext:value-type="float">
            <text:p>1.5272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-0.618956" calcext:value-type="float">
            <text:p>-0.618956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0.444756" calcext:value-type="float">
            <text:p>0.44475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43846" calcext:value-type="float">
            <text:p>0.43846</text:p>
          </table:table-cell>
        </table:table-row>
        <table:table-row table:style-name="ro1">
          <table:table-cell office:value-type="float" office:value="4.435" calcext:value-type="float">
            <text:p>4.435</text:p>
          </table:table-cell>
          <table:table-cell office:value-type="float" office:value="0.432138" calcext:value-type="float">
            <text:p>0.43213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425791" calcext:value-type="float">
            <text:p>0.425791</text:p>
          </table:table-cell>
        </table:table-row>
        <table:table-row table:style-name="ro1">
          <table:table-cell office:value-type="float" office:value="4.445" calcext:value-type="float">
            <text:p>4.445</text:p>
          </table:table-cell>
          <table:table-cell office:value-type="float" office:value="0.419419" calcext:value-type="float">
            <text:p>0.41941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4.82442" calcext:value-type="float">
            <text:p>-4.82442</text:p>
          </table:table-cell>
        </table:table-row>
        <table:table-row table:style-name="ro1">
          <table:table-cell office:value-type="float" office:value="4.455" calcext:value-type="float">
            <text:p>4.455</text:p>
          </table:table-cell>
          <table:table-cell office:value-type="float" office:value="6.70248" calcext:value-type="float">
            <text:p>6.7024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1.74628" calcext:value-type="float">
            <text:p>-1.74628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2.52849" calcext:value-type="float">
            <text:p>2.52849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.45466" calcext:value-type="float">
            <text:p>1.45466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-0.809524" calcext:value-type="float">
            <text:p>-0.80952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493029" calcext:value-type="float">
            <text:p>0.493029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0.368926" calcext:value-type="float">
            <text:p>0.36892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-0.707632" calcext:value-type="float">
            <text:p>-0.707632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2.49842" calcext:value-type="float">
            <text:p>2.498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716785" calcext:value-type="float">
            <text:p>-0.716785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 office:value-type="float" office:value="0.228889" calcext:value-type="float">
            <text:p>0.22888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53272" calcext:value-type="float">
            <text:p>1.53272</text:p>
          </table:table-cell>
        </table:table-row>
        <table:table-row table:style-name="ro1">
          <table:table-cell office:value-type="float" office:value="4.515" calcext:value-type="float">
            <text:p>4.515</text:p>
          </table:table-cell>
          <table:table-cell office:value-type="float" office:value="-1.80277" calcext:value-type="float">
            <text:p>-1.8027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40187" calcext:value-type="float">
            <text:p>1.40187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0.326567" calcext:value-type="float">
            <text:p>0.326567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321234" calcext:value-type="float">
            <text:p>0.321234</text:p>
          </table:table-cell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1.26821" calcext:value-type="float">
            <text:p>1.2682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-1.7107" calcext:value-type="float">
            <text:p>-1.7107</text:p>
          </table:table-cell>
        </table:table-row>
        <table:table-row table:style-name="ro1">
          <table:table-cell office:value-type="float" office:value="4.545" calcext:value-type="float">
            <text:p>4.545</text:p>
          </table:table-cell>
          <table:table-cell office:value-type="float" office:value="2.44635" calcext:value-type="float">
            <text:p>2.4463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1.84033" calcext:value-type="float">
            <text:p>-1.84033</text:p>
          </table:table-cell>
        </table:table-row>
        <table:table-row table:style-name="ro1">
          <table:table-cell office:value-type="float" office:value="4.555" calcext:value-type="float">
            <text:p>4.555</text:p>
          </table:table-cell>
          <table:table-cell office:value-type="float" office:value="1.36422" calcext:value-type="float">
            <text:p>1.3642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288836" calcext:value-type="float">
            <text:p>0.288836</text:p>
          </table:table-cell>
        </table:table-row>
        <table:table-row table:style-name="ro1">
          <table:table-cell office:value-type="float" office:value="4.565" calcext:value-type="float">
            <text:p>4.565</text:p>
          </table:table-cell>
          <table:table-cell office:value-type="float" office:value="-1.85933" calcext:value-type="float">
            <text:p>-1.8593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2.41517" calcext:value-type="float">
            <text:p>2.41517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0.269767" calcext:value-type="float">
            <text:p>0.26976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145275" calcext:value-type="float">
            <text:p>0.145275</text:p>
          </table:table-cell>
        </table:table-row>
        <table:table-row table:style-name="ro1">
          <table:table-cell office:value-type="float" office:value="4.585" calcext:value-type="float">
            <text:p>4.585</text:p>
          </table:table-cell>
          <table:table-cell office:value-type="float" office:value="0.377589" calcext:value-type="float">
            <text:p>0.37758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32462" calcext:value-type="float">
            <text:p>1.32462</text:p>
          </table:table-cell>
        </table:table-row>
        <table:table-row table:style-name="ro1">
          <table:table-cell office:value-type="float" office:value="4.595" calcext:value-type="float">
            <text:p>4.595</text:p>
          </table:table-cell>
          <table:table-cell office:value-type="float" office:value="-0.820817" calcext:value-type="float">
            <text:p>-0.8208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24635" calcext:value-type="float">
            <text:p>0.124635</text:p>
          </table:table-cell>
        </table:table-row>
        <table:table-row table:style-name="ro1">
          <table:table-cell office:value-type="float" office:value="4.605" calcext:value-type="float">
            <text:p>4.605</text:p>
          </table:table-cell>
          <table:table-cell office:value-type="float" office:value="1.42831" calcext:value-type="float">
            <text:p>1.42831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235354" calcext:value-type="float">
            <text:p>0.235354</text:p>
          </table:table-cell>
        </table:table-row>
        <table:table-row table:style-name="ro1">
          <table:table-cell office:value-type="float" office:value="4.615" calcext:value-type="float">
            <text:p>4.615</text:p>
          </table:table-cell>
          <table:table-cell office:value-type="float" office:value="-0.840135" calcext:value-type="float">
            <text:p>-0.84013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105285" calcext:value-type="float">
            <text:p>0.10528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1.40894" calcext:value-type="float">
            <text:p>1.4089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-0.855444" calcext:value-type="float">
            <text:p>-0.855444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1.16136" calcext:value-type="float">
            <text:p>1.1613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0.746375" calcext:value-type="float">
            <text:p>-0.746375</text:p>
          </table:table-cell>
        </table:table-row>
        <table:table-row table:style-name="ro1">
          <table:table-cell office:value-type="float" office:value="4.645" calcext:value-type="float">
            <text:p>4.645</text:p>
          </table:table-cell>
          <table:table-cell office:value-type="float" office:value="0.199166" calcext:value-type="float">
            <text:p>0.19916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4.655" calcext:value-type="float">
            <text:p>4.655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-0.888952" calcext:value-type="float">
            <text:p>-0.888952</text:p>
          </table:table-cell>
        </table:table-row>
        <table:table-row table:style-name="ro1">
          <table:table-cell office:value-type="float" office:value="4.665" calcext:value-type="float">
            <text:p>4.665</text:p>
          </table:table-cell>
          <table:table-cell office:value-type="float" office:value="1.24543" calcext:value-type="float">
            <text:p>1.2454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-0.907161" calcext:value-type="float">
            <text:p>-0.907161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10815" calcext:value-type="float">
            <text:p>1.10815</text:p>
          </table:table-cell>
        </table:table-row>
        <table:table-row table:style-name="ro1">
          <table:table-cell office:value-type="float" office:value="4.685" calcext:value-type="float">
            <text:p>4.685</text:p>
          </table:table-cell>
          <table:table-cell office:value-type="float" office:value="0.270333" calcext:value-type="float">
            <text:p>0.270333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-0.925595" calcext:value-type="float">
            <text:p>-0.925595</text:p>
          </table:table-cell>
        </table:table-row>
        <table:table-row table:style-name="ro1">
          <table:table-cell office:value-type="float" office:value="4.695" calcext:value-type="float">
            <text:p>4.695</text:p>
          </table:table-cell>
          <table:table-cell office:value-type="float" office:value="1.20875" calcext:value-type="float">
            <text:p>1.208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33137" calcext:value-type="float">
            <text:p>0.133137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0.127504" calcext:value-type="float">
            <text:p>0.127504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949564" calcext:value-type="float">
            <text:p>-0.949564</text:p>
          </table:table-cell>
        </table:table-row>
        <table:table-row table:style-name="ro1">
          <table:table-cell office:value-type="float" office:value="4.715" calcext:value-type="float">
            <text:p>4.715</text:p>
          </table:table-cell>
          <table:table-cell office:value-type="float" office:value="0.113323" calcext:value-type="float">
            <text:p>0.11332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.17766" calcext:value-type="float">
            <text:p>1.17766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-0.969413" calcext:value-type="float">
            <text:p>-0.96941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.16489" calcext:value-type="float">
            <text:p>1.16489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-0.0297977" calcext:value-type="float">
            <text:p>-0.029797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869126" calcext:value-type="float">
            <text:p>-0.869126</text:p>
          </table:table-cell>
        </table:table-row>
        <table:table-row table:style-name="ro1">
          <table:table-cell office:value-type="float" office:value="4.745" calcext:value-type="float">
            <text:p>4.745</text:p>
          </table:table-cell>
          <table:table-cell office:value-type="float" office:value="1.14628" calcext:value-type="float">
            <text:p>1.14628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7063" calcext:value-type="float">
            <text:p>0.07063</text:p>
          </table:table-cell>
        </table:table-row>
        <table:table-row table:style-name="ro1">
          <table:table-cell office:value-type="float" office:value="4.755" calcext:value-type="float">
            <text:p>4.755</text:p>
          </table:table-cell>
          <table:table-cell office:value-type="float" office:value="0.0649568" calcext:value-type="float">
            <text:p>0.064956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1.01216" calcext:value-type="float">
            <text:p>-1.01216</text:p>
          </table:table-cell>
        </table:table-row>
        <table:table-row table:style-name="ro1">
          <table:table-cell office:value-type="float" office:value="4.765" calcext:value-type="float">
            <text:p>4.765</text:p>
          </table:table-cell>
          <table:table-cell office:value-type="float" office:value="1.12212" calcext:value-type="float">
            <text:p>1.1221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1.02498" calcext:value-type="float">
            <text:p>-1.02498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0.0378576" calcext:value-type="float">
            <text:p>0.0378576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.10215" calcext:value-type="float">
            <text:p>1.10215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 office:value-type="float" office:value="-2.1164" calcext:value-type="float">
            <text:p>-2.116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.15784" calcext:value-type="float">
            <text:p>2.15784</text:p>
          </table:table-cell>
        </table:table-row>
        <table:table-row table:style-name="ro1">
          <table:table-cell office:value-type="float" office:value="4.795" calcext:value-type="float">
            <text:p>4.795</text:p>
          </table:table-cell>
          <table:table-cell office:value-type="float" office:value="0.0121889" calcext:value-type="float">
            <text:p>0.012188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.06494" calcext:value-type="float">
            <text:p>-1.06494</text:p>
          </table:table-cell>
        </table:table-row>
        <table:table-row table:style-name="ro1">
          <table:table-cell office:value-type="float" office:value="4.805" calcext:value-type="float">
            <text:p>4.805</text:p>
          </table:table-cell>
          <table:table-cell office:value-type="float" office:value="1.06933" calcext:value-type="float">
            <text:p>1.06933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-1.07778" calcext:value-type="float">
            <text:p>-1.07778</text:p>
          </table:table-cell>
        </table:table-row>
        <table:table-row table:style-name="ro1">
          <table:table-cell office:value-type="float" office:value="4.815" calcext:value-type="float">
            <text:p>4.815</text:p>
          </table:table-cell>
          <table:table-cell office:value-type="float" office:value="2.00889" calcext:value-type="float">
            <text:p>2.0088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968971" calcext:value-type="float">
            <text:p>-0.968971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-0.0235635" calcext:value-type="float">
            <text:p>-0.0235635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0292495" calcext:value-type="float">
            <text:p>-0.0292495</text:p>
          </table:table-cell>
        </table:table-row>
        <table:table-row table:style-name="ro1">
          <table:table-cell office:value-type="float" office:value="4.835" calcext:value-type="float">
            <text:p>4.835</text:p>
          </table:table-cell>
          <table:table-cell office:value-type="float" office:value="-12.6541" calcext:value-type="float">
            <text:p>-12.6541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2.5442" calcext:value-type="float">
            <text:p>12.5442</text:p>
          </table:table-cell>
        </table:table-row>
        <table:table-row table:style-name="ro1">
          <table:table-cell office:value-type="float" office:value="4.845" calcext:value-type="float">
            <text:p>4.845</text:p>
          </table:table-cell>
          <table:table-cell office:value-type="float" office:value="-0.0634975" calcext:value-type="float">
            <text:p>-0.0634975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0691714" calcext:value-type="float">
            <text:p>-0.0691714</text:p>
          </table:table-cell>
        </table:table-row>
        <table:table-row table:style-name="ro1">
          <table:table-cell office:value-type="float" office:value="4.855" calcext:value-type="float">
            <text:p>4.855</text:p>
          </table:table-cell>
          <table:table-cell office:value-type="float" office:value="-0.193892" calcext:value-type="float">
            <text:p>-0.19389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10965" calcext:value-type="float">
            <text:p>1.10965</text:p>
          </table:table-cell>
        </table:table-row>
        <table:table-row table:style-name="ro1">
          <table:table-cell office:value-type="float" office:value="4.865" calcext:value-type="float">
            <text:p>4.865</text:p>
          </table:table-cell>
          <table:table-cell office:value-type="float" office:value="-1.15486" calcext:value-type="float">
            <text:p>-1.15486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0905451" calcext:value-type="float">
            <text:p>-0.0905451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-0.0962047" calcext:value-type="float">
            <text:p>-0.0962047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220909" calcext:value-type="float">
            <text:p>-0.220909</text:p>
          </table:table-cell>
        </table:table-row>
        <table:table-row table:style-name="ro1">
          <table:table-cell office:value-type="float" office:value="4.885" calcext:value-type="float">
            <text:p>4.885</text:p>
          </table:table-cell>
          <table:table-cell office:value-type="float" office:value="0.0112123" calcext:value-type="float">
            <text:p>0.011212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958111" calcext:value-type="float">
            <text:p>0.958111</text:p>
          </table:table-cell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-1.1875" calcext:value-type="float">
            <text:p>-1.18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123156" calcext:value-type="float">
            <text:p>-0.123156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-0.24784" calcext:value-type="float">
            <text:p>-0.24784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-0.0156976" calcext:value-type="float">
            <text:p>-0.0156976</text:p>
          </table:table-cell>
        </table:table-row>
        <table:table-row table:style-name="ro1">
          <table:table-cell office:value-type="float" office:value="4.915" calcext:value-type="float">
            <text:p>4.915</text:p>
          </table:table-cell>
          <table:table-cell office:value-type="float" office:value="-0.14021" calcext:value-type="float">
            <text:p>-0.1402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145831" calcext:value-type="float">
            <text:p>-0.145831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0.919978" calcext:value-type="float">
            <text:p>0.919978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1.34464" calcext:value-type="float">
            <text:p>-1.34464</text:p>
          </table:table-cell>
        </table:table-row>
        <table:table-row table:style-name="ro1">
          <table:table-cell office:value-type="float" office:value="4.935" calcext:value-type="float">
            <text:p>4.935</text:p>
          </table:table-cell>
          <table:table-cell office:value-type="float" office:value="-0.0424931" calcext:value-type="float">
            <text:p>-0.0424931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904441" calcext:value-type="float">
            <text:p>0.904441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-0.288743" calcext:value-type="float">
            <text:p>-0.28874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2.19796" calcext:value-type="float">
            <text:p>-2.19796</text:p>
          </table:table-cell>
        </table:table-row>
        <table:table-row table:style-name="ro1">
          <table:table-cell office:value-type="float" office:value="4.955" calcext:value-type="float">
            <text:p>4.955</text:p>
          </table:table-cell>
          <table:table-cell office:value-type="float" office:value="1.95893" calcext:value-type="float">
            <text:p>1.9589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1.25659" calcext:value-type="float">
            <text:p>-1.25659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-1.26359" calcext:value-type="float">
            <text:p>-1.26359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870815" calcext:value-type="float">
            <text:p>0.870815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-0.204719" calcext:value-type="float">
            <text:p>-0.20471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1.28167" calcext:value-type="float">
            <text:p>-1.28167</text:p>
          </table:table-cell>
        </table:table-row>
        <table:table-row table:style-name="ro1">
          <table:table-cell office:value-type="float" office:value="4.985" calcext:value-type="float">
            <text:p>4.985</text:p>
          </table:table-cell>
          <table:table-cell office:value-type="float" office:value="0.852757" calcext:value-type="float">
            <text:p>0.85275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-0.341797" calcext:value-type="float">
            <text:p>-0.341797</text:p>
          </table:table-cell>
        </table:table-row>
        <table:table-row table:style-name="ro1">
          <table:table-cell office:value-type="float" office:value="4.995" calcext:value-type="float">
            <text:p>4.995</text:p>
          </table:table-cell>
          <table:table-cell office:value-type="float" office:value="-0.109542" calcext:value-type="float">
            <text:p>-0.109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33939" calcext:value-type="float">
            <text:p>-0.233939</text:p>
          </table:table-cell>
        </table:table-row>
        <table:table-row table:style-name="ro1">
          <table:table-cell office:value-type="float" office:value="5.005" calcext:value-type="float">
            <text:p>5.005</text:p>
          </table:table-cell>
          <table:table-cell office:value-type="float" office:value="-0.23944" calcext:value-type="float">
            <text:p>-0.23944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1.31633" calcext:value-type="float">
            <text:p>-1.31633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office:value-type="float" office:value="0.818156" calcext:value-type="float">
            <text:p>0.818156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-0.257297" calcext:value-type="float">
            <text:p>-0.257297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0.689584" calcext:value-type="float">
            <text:p>0.689584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-1.21806" calcext:value-type="float">
            <text:p>-1.21806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-1.34379" calcext:value-type="float">
            <text:p>-1.3437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86212" calcext:value-type="float">
            <text:p>1.86212</text:p>
          </table:table-cell>
        </table:table-row>
        <table:table-row table:style-name="ro1">
          <table:table-cell office:value-type="float" office:value="5.045" calcext:value-type="float">
            <text:p>5.045</text:p>
          </table:table-cell>
          <table:table-cell office:value-type="float" office:value="-1.35325" calcext:value-type="float">
            <text:p>-1.3532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1.36005" calcext:value-type="float">
            <text:p>-1.36005</text:p>
          </table:table-cell>
        </table:table-row>
        <table:table-row table:style-name="ro1">
          <table:table-cell office:value-type="float" office:value="5.055" calcext:value-type="float">
            <text:p>5.055</text:p>
          </table:table-cell>
          <table:table-cell office:value-type="float" office:value="0.655468" calcext:value-type="float">
            <text:p>0.65546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889238" calcext:value-type="float">
            <text:p>0.889238</text:p>
          </table:table-cell>
        </table:table-row>
        <table:table-row table:style-name="ro1">
          <table:table-cell office:value-type="float" office:value="5.065" calcext:value-type="float">
            <text:p>5.065</text:p>
          </table:table-cell>
          <table:table-cell office:value-type="float" office:value="-2.44635" calcext:value-type="float">
            <text:p>-2.44635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758224" calcext:value-type="float">
            <text:p>0.758224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-0.317112" calcext:value-type="float">
            <text:p>-0.317112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-0.322454" calcext:value-type="float">
            <text:p>-0.322454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-0.446824" calcext:value-type="float">
            <text:p>-0.446824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-0.214368" calcext:value-type="float">
            <text:p>-0.214368</text:p>
          </table:table-cell>
        </table:table-row>
        <table:table-row table:style-name="ro1">
          <table:table-cell office:value-type="float" office:value="5.095" calcext:value-type="float">
            <text:p>5.095</text:p>
          </table:table-cell>
          <table:table-cell office:value-type="float" office:value="-0.33856" calcext:value-type="float">
            <text:p>-0.3385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343853" calcext:value-type="float">
            <text:p>-0.343853</text:p>
          </table:table-cell>
        </table:table-row>
        <table:table-row table:style-name="ro1">
          <table:table-cell office:value-type="float" office:value="5.105" calcext:value-type="float">
            <text:p>5.105</text:p>
          </table:table-cell>
          <table:table-cell office:value-type="float" office:value="-0.349133" calcext:value-type="float">
            <text:p>-0.349133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-0.354399" calcext:value-type="float">
            <text:p>-0.354399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-0.47869" calcext:value-type="float">
            <text:p>-0.4786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825171" calcext:value-type="float">
            <text:p>0.825171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-1.43891" calcext:value-type="float">
            <text:p>-1.43891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1.44546" calcext:value-type="float">
            <text:p>-1.44546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office:value-type="float" office:value="0.689302" calcext:value-type="float">
            <text:p>0.68930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0.385864" calcext:value-type="float">
            <text:p>-0.385864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-0.510068" calcext:value-type="float">
            <text:p>-0.510068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277449" calcext:value-type="float">
            <text:p>-0.277449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 office:value-type="float" office:value="-0.401476" calcext:value-type="float">
            <text:p>-0.401476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1.4779" calcext:value-type="float">
            <text:p>-1.4779</text:p>
          </table:table-cell>
        </table:table-row>
        <table:table-row table:style-name="ro1">
          <table:table-cell office:value-type="float" office:value="5.165" calcext:value-type="float">
            <text:p>5.165</text:p>
          </table:table-cell>
          <table:table-cell office:value-type="float" office:value="0.656959" calcext:value-type="float">
            <text:p>0.656959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418112" calcext:value-type="float">
            <text:p>-0.418112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-0.423187" calcext:value-type="float">
            <text:p>-0.423187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428246" calcext:value-type="float">
            <text:p>-0.428246</text:p>
          </table:table-cell>
        </table:table-row>
        <table:table-row table:style-name="ro1">
          <table:table-cell office:value-type="float" office:value="5.185" calcext:value-type="float">
            <text:p>5.185</text:p>
          </table:table-cell>
          <table:table-cell office:value-type="float" office:value="-0.55232" calcext:value-type="float">
            <text:p>-0.5523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319573" calcext:value-type="float">
            <text:p>-0.319573</text:p>
          </table:table-cell>
        </table:table-row>
        <table:table-row table:style-name="ro1">
          <table:table-cell office:value-type="float" office:value="5.195" calcext:value-type="float">
            <text:p>5.195</text:p>
          </table:table-cell>
          <table:table-cell office:value-type="float" office:value="-0.44347" calcext:value-type="float">
            <text:p>-0.4434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1.51973" calcext:value-type="float">
            <text:p>-1.51973</text:p>
          </table:table-cell>
        </table:table-row>
        <table:table-row table:style-name="ro1">
          <table:table-cell office:value-type="float" office:value="5.205" calcext:value-type="float">
            <text:p>5.205</text:p>
          </table:table-cell>
          <table:table-cell office:value-type="float" office:value="1.68652" calcext:value-type="float">
            <text:p>1.68652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-2.59964" calcext:value-type="float">
            <text:p>-2.59964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0.60537" calcext:value-type="float">
            <text:p>0.60537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1.54078" calcext:value-type="float">
            <text:p>-1.54078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1.5465" calcext:value-type="float">
            <text:p>1.5465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-2.50179" calcext:value-type="float">
            <text:p>-2.50179</text:p>
          </table:table-cell>
        </table:table-row>
        <table:table-row table:style-name="ro1">
          <table:table-cell office:value-type="float" office:value="5.235" calcext:value-type="float">
            <text:p>5.235</text:p>
          </table:table-cell>
          <table:table-cell office:value-type="float" office:value="0.584404" calcext:value-type="float">
            <text:p>0.58440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-1.56165" calcext:value-type="float">
            <text:p>-1.56165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0.573495" calcext:value-type="float">
            <text:p>0.573495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501289" calcext:value-type="float">
            <text:p>-0.501289</text:p>
          </table:table-cell>
        </table:table-row>
        <table:table-row table:style-name="ro1">
          <table:table-cell office:value-type="float" office:value="5.255" calcext:value-type="float">
            <text:p>5.255</text:p>
          </table:table-cell>
          <table:table-cell office:value-type="float" office:value="-0.506073" calcext:value-type="float">
            <text:p>-0.506073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-0.510839" calcext:value-type="float">
            <text:p>-0.510839</text:p>
          </table:table-cell>
        </table:table-row>
        <table:table-row table:style-name="ro1">
          <table:table-cell office:value-type="float" office:value="5.265" calcext:value-type="float">
            <text:p>5.265</text:p>
          </table:table-cell>
          <table:table-cell office:value-type="float" office:value="-0.634607" calcext:value-type="float">
            <text:p>-0.634607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40156" calcext:value-type="float">
            <text:p>-0.40156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-0.525154" calcext:value-type="float">
            <text:p>-0.52515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1.60103" calcext:value-type="float">
            <text:p>-1.60103</text:p>
          </table:table-cell>
        </table:table-row>
        <table:table-row table:style-name="ro1">
          <table:table-cell office:value-type="float" office:value="5.285" calcext:value-type="float">
            <text:p>5.285</text:p>
          </table:table-cell>
          <table:table-cell office:value-type="float" office:value="0.534274" calcext:value-type="float">
            <text:p>0.534274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30823" calcext:value-type="float">
            <text:p>0.530823</text:p>
          </table:table-cell>
        </table:table-row>
        <table:table-row table:style-name="ro1">
          <table:table-cell office:value-type="float" office:value="5.295" calcext:value-type="float">
            <text:p>5.295</text:p>
          </table:table-cell>
          <table:table-cell office:value-type="float" office:value="-2.68493" calcext:value-type="float">
            <text:p>-2.6849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01389" calcext:value-type="float">
            <text:p>0.401389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-0.4354" calcext:value-type="float">
            <text:p>-0.435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558847" calcext:value-type="float">
            <text:p>-0.558847</text:p>
          </table:table-cell>
        </table:table-row>
        <table:table-row table:style-name="ro1">
          <table:table-cell office:value-type="float" office:value="5.315" calcext:value-type="float">
            <text:p>5.315</text:p>
          </table:table-cell>
          <table:table-cell office:value-type="float" office:value="-0.563387" calcext:value-type="float">
            <text:p>-0.56338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-0.567906" calcext:value-type="float">
            <text:p>-0.567906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-0.572403" calcext:value-type="float">
            <text:p>-0.572403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1.64801" calcext:value-type="float">
            <text:p>-1.64801</text:p>
          </table:table-cell>
        </table:table-row>
        <table:table-row table:style-name="ro1">
          <table:table-cell office:value-type="float" office:value="5.335" calcext:value-type="float">
            <text:p>5.335</text:p>
          </table:table-cell>
          <table:table-cell office:value-type="float" office:value="1.43962" calcext:value-type="float">
            <text:p>1.43962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1.53699" calcext:value-type="float">
            <text:p>-1.53699</text:p>
          </table:table-cell>
        </table:table-row>
        <table:table-row table:style-name="ro1">
          <table:table-cell office:value-type="float" office:value="5.345" calcext:value-type="float">
            <text:p>5.345</text:p>
          </table:table-cell>
          <table:table-cell office:value-type="float" office:value="-0.590303" calcext:value-type="float">
            <text:p>-0.590303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0.594691" calcext:value-type="float">
            <text:p>-0.594691</text:p>
          </table:table-cell>
        </table:table-row>
        <table:table-row table:style-name="ro1">
          <table:table-cell office:value-type="float" office:value="5.355" calcext:value-type="float">
            <text:p>5.355</text:p>
          </table:table-cell>
          <table:table-cell office:value-type="float" office:value="-0.599057" calcext:value-type="float">
            <text:p>-0.59905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-0.722412" calcext:value-type="float">
            <text:p>-0.722412</text:p>
          </table:table-cell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-1.56005" calcext:value-type="float">
            <text:p>-1.56005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52782" calcext:value-type="float">
            <text:p>1.52782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-2.75748" calcext:value-type="float">
            <text:p>-2.7574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.51929" calcext:value-type="float">
            <text:p>1.51929</text:p>
          </table:table-cell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-1.69488" calcext:value-type="float">
            <text:p>-1.6948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-0.748112" calcext:value-type="float">
            <text:p>-0.748112</text:p>
          </table:table-cell>
        </table:table-row>
        <table:table-row table:style-name="ro1">
          <table:table-cell office:value-type="float" office:value="5.395" calcext:value-type="float">
            <text:p>5.395</text:p>
          </table:table-cell>
          <table:table-cell office:value-type="float" office:value="-0.51452" calcext:value-type="float">
            <text:p>-0.5145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637564" calcext:value-type="float">
            <text:p>-0.637564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-0.641698" calcext:value-type="float">
            <text:p>-0.641698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425228" calcext:value-type="float">
            <text:p>0.425228</text:p>
          </table:table-cell>
        </table:table-row>
        <table:table-row table:style-name="ro1">
          <table:table-cell office:value-type="float" office:value="5.415" calcext:value-type="float">
            <text:p>5.415</text:p>
          </table:table-cell>
          <table:table-cell office:value-type="float" office:value="-1.83783" calcext:value-type="float">
            <text:p>-1.83783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534143" calcext:value-type="float">
            <text:p>-0.534143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-0.657073" calcext:value-type="float">
            <text:p>-0.65707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1.7321" calcext:value-type="float">
            <text:p>-1.7321</text:p>
          </table:table-cell>
        </table:table-row>
        <table:table-row table:style-name="ro1">
          <table:table-cell office:value-type="float" office:value="5.435" calcext:value-type="float">
            <text:p>5.435</text:p>
          </table:table-cell>
          <table:table-cell office:value-type="float" office:value="1.47488" calcext:value-type="float">
            <text:p>1.4748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1.73904" calcext:value-type="float">
            <text:p>-1.73904</text:p>
          </table:table-cell>
        </table:table-row>
        <table:table-row table:style-name="ro1">
          <table:table-cell office:value-type="float" office:value="5.445" calcext:value-type="float">
            <text:p>5.445</text:p>
          </table:table-cell>
          <table:table-cell office:value-type="float" office:value="-0.791997" calcext:value-type="float">
            <text:p>-0.791997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558141" calcext:value-type="float">
            <text:p>-0.558141</text:p>
          </table:table-cell>
        </table:table-row>
        <table:table-row table:style-name="ro1">
          <table:table-cell office:value-type="float" office:value="5.455" calcext:value-type="float">
            <text:p>5.455</text:p>
          </table:table-cell>
          <table:table-cell office:value-type="float" office:value="-1.7519" calcext:value-type="float">
            <text:p>-1.7519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384203" calcext:value-type="float">
            <text:p>0.384203</text:p>
          </table:table-cell>
        </table:table-row>
        <table:table-row table:style-name="ro1">
          <table:table-cell office:value-type="float" office:value="5.465" calcext:value-type="float">
            <text:p>5.465</text:p>
          </table:table-cell>
          <table:table-cell office:value-type="float" office:value="-0.689614" calcext:value-type="float">
            <text:p>-0.689614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3295" calcext:value-type="float">
            <text:p>1.3295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-3.7874" calcext:value-type="float">
            <text:p>-3.787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0.701072" calcext:value-type="float">
            <text:p>-0.701072</text:p>
          </table:table-cell>
        </table:table-row>
        <table:table-row table:style-name="ro1">
          <table:table-cell office:value-type="float" office:value="5.485" calcext:value-type="float">
            <text:p>5.485</text:p>
          </table:table-cell>
          <table:table-cell office:value-type="float" office:value="1.43612" calcext:value-type="float">
            <text:p>1.4361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2.84847" calcext:value-type="float">
            <text:p>-2.84847</text:p>
          </table:table-cell>
        </table:table-row>
        <table:table-row table:style-name="ro1">
          <table:table-cell office:value-type="float" office:value="5.495" calcext:value-type="float">
            <text:p>5.495</text:p>
          </table:table-cell>
          <table:table-cell office:value-type="float" office:value="1.42872" calcext:value-type="float">
            <text:p>1.4287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2.8558" calcext:value-type="float">
            <text:p>-2.8558</text:p>
          </table:table-cell>
        </table:table-row>
        <table:table-row table:style-name="ro1">
          <table:table-cell office:value-type="float" office:value="5.505" calcext:value-type="float">
            <text:p>5.505</text:p>
          </table:table-cell>
          <table:table-cell office:value-type="float" office:value="1.30244" calcext:value-type="float">
            <text:p>1.30244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-1.67333" calcext:value-type="float">
            <text:p>-1.67333</text:p>
          </table:table-cell>
        </table:table-row>
        <table:table-row table:style-name="ro1">
          <table:table-cell office:value-type="float" office:value="5.515" calcext:value-type="float">
            <text:p>5.515</text:p>
          </table:table-cell>
          <table:table-cell office:value-type="float" office:value="-0.725816" calcext:value-type="float">
            <text:p>-0.72581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5.96481" calcext:value-type="float">
            <text:p>-5.96481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0.329242" calcext:value-type="float">
            <text:p>0.32924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204292" calcext:value-type="float">
            <text:p>0.204292</text:p>
          </table:table-cell>
        </table:table-row>
        <table:table-row table:style-name="ro1">
          <table:table-cell office:value-type="float" office:value="5.535" calcext:value-type="float">
            <text:p>5.535</text:p>
          </table:table-cell>
          <table:table-cell office:value-type="float" office:value="-1.70464" calcext:value-type="float">
            <text:p>-1.7046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-2.90182" calcext:value-type="float">
            <text:p>-2.90182</text:p>
          </table:table-cell>
        </table:table-row>
        <table:table-row table:style-name="ro1">
          <table:table-cell office:value-type="float" office:value="5.545" calcext:value-type="float">
            <text:p>5.545</text:p>
          </table:table-cell>
          <table:table-cell office:value-type="float" office:value="3.39426" calcext:value-type="float">
            <text:p>3.3942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2.79425" calcext:value-type="float">
            <text:p>-2.79425</text:p>
          </table:table-cell>
        </table:table-row>
        <table:table-row table:style-name="ro1">
          <table:table-cell office:value-type="float" office:value="5.555" calcext:value-type="float">
            <text:p>5.555</text:p>
          </table:table-cell>
          <table:table-cell office:value-type="float" office:value="-0.898432" calcext:value-type="float">
            <text:p>-0.89843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0.666823" calcext:value-type="float">
            <text:p>-0.666823</text:p>
          </table:table-cell>
        </table:table-row>
        <table:table-row table:style-name="ro1">
          <table:table-cell office:value-type="float" office:value="5.565" calcext:value-type="float">
            <text:p>5.565</text:p>
          </table:table-cell>
          <table:table-cell office:value-type="float" office:value="-0.791757" calcext:value-type="float">
            <text:p>-0.791757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0.916657" calcext:value-type="float">
            <text:p>-0.91665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3.47924" calcext:value-type="float">
            <text:p>3.4792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7.1089" calcext:value-type="float">
            <text:p>-7.1089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 office:value-type="float" office:value="3.46786" calcext:value-type="float">
            <text:p>3.4678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-3.0765" calcext:value-type="float">
            <text:p>-3.0765</text:p>
          </table:table-cell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3.45957" calcext:value-type="float">
            <text:p>3.4595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4.98672" calcext:value-type="float">
            <text:p>-4.98672</text:p>
          </table:table-cell>
        </table:table-row>
        <table:table-row table:style-name="ro1">
          <table:table-cell office:value-type="float" office:value="5.605" calcext:value-type="float">
            <text:p>5.605</text:p>
          </table:table-cell>
          <table:table-cell office:value-type="float" office:value="-2.97216" calcext:value-type="float">
            <text:p>-2.97216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3.32502" calcext:value-type="float">
            <text:p>3.32502</text:p>
          </table:table-cell>
        </table:table-row>
        <table:table-row table:style-name="ro1">
          <table:table-cell office:value-type="float" office:value="5.615" calcext:value-type="float">
            <text:p>5.615</text:p>
          </table:table-cell>
          <table:table-cell office:value-type="float" office:value="-1.79144" calcext:value-type="float">
            <text:p>-1.7914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2.03412" calcext:value-type="float">
            <text:p>-2.03412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-0.731072" calcext:value-type="float">
            <text:p>-0.731072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-1.9251" calcext:value-type="float">
            <text:p>-1.9251</text:p>
          </table:table-cell>
        </table:table-row>
        <table:table-row table:style-name="ro1">
          <table:table-cell office:value-type="float" office:value="5.635" calcext:value-type="float">
            <text:p>5.635</text:p>
          </table:table-cell>
          <table:table-cell office:value-type="float" office:value="0.210419" calcext:value-type="float">
            <text:p>0.21041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0.982821" calcext:value-type="float">
            <text:p>-0.982821</text:p>
          </table:table-cell>
        </table:table-row>
        <table:table-row table:style-name="ro1">
          <table:table-cell office:value-type="float" office:value="5.645" calcext:value-type="float">
            <text:p>5.645</text:p>
          </table:table-cell>
          <table:table-cell office:value-type="float" office:value="-0.749228" calcext:value-type="float">
            <text:p>-0.74922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14988" calcext:value-type="float">
            <text:p>1.14988</text:p>
          </table:table-cell>
        </table:table-row>
        <table:table-row table:style-name="ro1">
          <table:table-cell office:value-type="float" office:value="5.655" calcext:value-type="float">
            <text:p>5.655</text:p>
          </table:table-cell>
          <table:table-cell office:value-type="float" office:value="1.26678" calcext:value-type="float">
            <text:p>1.2667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-0.875147" calcext:value-type="float">
            <text:p>-0.875147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-0.877074" calcext:value-type="float">
            <text:p>-0.877074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072556" calcext:value-type="float">
            <text:p>0.072556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-2.90196" calcext:value-type="float">
            <text:p>-2.9019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18727" calcext:value-type="float">
            <text:p>0.18727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1.25638" calcext:value-type="float">
            <text:p>1.25638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-5.16619" calcext:value-type="float">
            <text:p>-5.16619</text:p>
          </table:table-cell>
        </table:table-row>
        <table:table-row table:style-name="ro1">
          <table:table-cell office:value-type="float" office:value="5.695" calcext:value-type="float">
            <text:p>5.695</text:p>
          </table:table-cell>
          <table:table-cell office:value-type="float" office:value="1.25197" calcext:value-type="float">
            <text:p>1.2519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1322" calcext:value-type="float">
            <text:p>1.1322</text:p>
          </table:table-cell>
        </table:table-row>
        <table:table-row table:style-name="ro1">
          <table:table-cell office:value-type="float" office:value="5.705" calcext:value-type="float">
            <text:p>5.705</text:p>
          </table:table-cell>
          <table:table-cell office:value-type="float" office:value="-5.05244" calcext:value-type="float">
            <text:p>-5.05244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3.38773" calcext:value-type="float">
            <text:p>3.38773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-3.03377" calcext:value-type="float">
            <text:p>-3.03377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1.01432" calcext:value-type="float">
            <text:p>-1.01432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-0.778091" calcext:value-type="float">
            <text:p>-0.77809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0.898489" calcext:value-type="float">
            <text:p>-0.898489</text:p>
          </table:table-cell>
        </table:table-row>
        <table:table-row table:style-name="ro1">
          <table:table-cell office:value-type="float" office:value="5.735" calcext:value-type="float">
            <text:p>5.735</text:p>
          </table:table-cell>
          <table:table-cell office:value-type="float" office:value="-0.899967" calcext:value-type="float">
            <text:p>-0.899967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-0.901411" calcext:value-type="float">
            <text:p>-0.901411</text:p>
          </table:table-cell>
        </table:table-row>
        <table:table-row table:style-name="ro1">
          <table:table-cell office:value-type="float" office:value="5.745" calcext:value-type="float">
            <text:p>5.745</text:p>
          </table:table-cell>
          <table:table-cell office:value-type="float" office:value="-0.902821" calcext:value-type="float">
            <text:p>-0.902821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1.02312" calcext:value-type="float">
            <text:p>-1.02312</text:p>
          </table:table-cell>
        </table:table-row>
        <table:table-row table:style-name="ro1">
          <table:table-cell office:value-type="float" office:value="5.755" calcext:value-type="float">
            <text:p>5.755</text:p>
          </table:table-cell>
          <table:table-cell office:value-type="float" office:value="-0.786691" calcext:value-type="float">
            <text:p>-0.78669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906886" calcext:value-type="float">
            <text:p>-0.906886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-0.908161" calcext:value-type="float">
            <text:p>-0.908161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0.909401" calcext:value-type="float">
            <text:p>-0.909401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-1.98089" calcext:value-type="float">
            <text:p>-1.98089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.10926" calcext:value-type="float">
            <text:p>1.10926</text:p>
          </table:table-cell>
        </table:table-row>
        <table:table-row table:style-name="ro1">
          <table:table-cell office:value-type="float" office:value="5.785" calcext:value-type="float">
            <text:p>5.785</text:p>
          </table:table-cell>
          <table:table-cell office:value-type="float" office:value="-2.93431" calcext:value-type="float">
            <text:p>-2.93431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155649" calcext:value-type="float">
            <text:p>0.155649</text:p>
          </table:table-cell>
        </table:table-row>
        <table:table-row table:style-name="ro1">
          <table:table-cell office:value-type="float" office:value="5.795" calcext:value-type="float">
            <text:p>5.795</text:p>
          </table:table-cell>
          <table:table-cell office:value-type="float" office:value="-0.915393" calcext:value-type="float">
            <text:p>-0.91539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53823" calcext:value-type="float">
            <text:p>0.153823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-1.98714" calcext:value-type="float">
            <text:p>-1.9871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-1.03704" calcext:value-type="float">
            <text:p>-1.03704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-0.800198" calcext:value-type="float">
            <text:p>-0.80019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2.94148" calcext:value-type="float">
            <text:p>-2.94148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-3.18094" calcext:value-type="float">
            <text:p>-3.18094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-1.87488" calcext:value-type="float">
            <text:p>-1.87488</text:p>
          </table:table-cell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0.144829" calcext:value-type="float">
            <text:p>0.144829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.09498" calcext:value-type="float">
            <text:p>1.09498</text:p>
          </table:table-cell>
        </table:table-row>
        <table:table-row table:style-name="ro1">
          <table:table-cell office:value-type="float" office:value="5.845" calcext:value-type="float">
            <text:p>5.845</text:p>
          </table:table-cell>
          <table:table-cell office:value-type="float" office:value="-5.08852" calcext:value-type="float">
            <text:p>-5.0885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21154" calcext:value-type="float">
            <text:p>1.21154</text:p>
          </table:table-cell>
        </table:table-row>
        <table:table-row table:style-name="ro1">
          <table:table-cell office:value-type="float" office:value="5.855" calcext:value-type="float">
            <text:p>5.855</text:p>
          </table:table-cell>
          <table:table-cell office:value-type="float" office:value="-1.04813" calcext:value-type="float">
            <text:p>-1.04813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-0.811022" calcext:value-type="float">
            <text:p>-0.811022</text:p>
          </table:table-cell>
        </table:table-row>
        <table:table-row table:style-name="ro1">
          <table:table-cell office:value-type="float" office:value="5.865" calcext:value-type="float">
            <text:p>5.865</text:p>
          </table:table-cell>
          <table:table-cell office:value-type="float" office:value="1.09075" calcext:value-type="float">
            <text:p>1.0907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139378" calcext:value-type="float">
            <text:p>0.139378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1.20922" calcext:value-type="float">
            <text:p>1.20922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3.0709" calcext:value-type="float">
            <text:p>-3.0709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7.39125" calcext:value-type="float">
            <text:p>7.3912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-0.811811" calcext:value-type="float">
            <text:p>-0.811811</text:p>
          </table:table-cell>
        </table:table-row>
        <table:table-row table:style-name="ro1">
          <table:table-cell office:value-type="float" office:value="5.895" calcext:value-type="float">
            <text:p>5.895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930257" calcext:value-type="float">
            <text:p>-0.930257</text:p>
          </table:table-cell>
        </table:table-row>
        <table:table-row table:style-name="ro1">
          <table:table-cell office:value-type="float" office:value="5.905" calcext:value-type="float">
            <text:p>5.905</text:p>
          </table:table-cell>
          <table:table-cell office:value-type="float" office:value="0.140073" calcext:value-type="float">
            <text:p>0.140073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3.06964" calcext:value-type="float">
            <text:p>-3.06964</text:p>
          </table:table-cell>
        </table:table-row>
        <table:table-row table:style-name="ro1">
          <table:table-cell office:value-type="float" office:value="5.915" calcext:value-type="float">
            <text:p>5.915</text:p>
          </table:table-cell>
          <table:table-cell office:value-type="float" office:value="0.259543" calcext:value-type="float">
            <text:p>0.25954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222494" calcext:value-type="float">
            <text:p>0.0222494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-1.99841" calcext:value-type="float">
            <text:p>-1.99841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-1.99807" calcext:value-type="float">
            <text:p>-1.99807</text:p>
          </table:table-cell>
        </table:table-row>
        <table:table-row table:style-name="ro1">
          <table:table-cell office:value-type="float" office:value="5.935" calcext:value-type="float">
            <text:p>5.935</text:p>
          </table:table-cell>
          <table:table-cell office:value-type="float" office:value="-1.87894" calcext:value-type="float">
            <text:p>-1.8789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3.11506" calcext:value-type="float">
            <text:p>3.11506</text:p>
          </table:table-cell>
        </table:table-row>
        <table:table-row table:style-name="ro1">
          <table:table-cell office:value-type="float" office:value="5.945" calcext:value-type="float">
            <text:p>5.945</text:p>
          </table:table-cell>
          <table:table-cell office:value-type="float" office:value="-4.96896" calcext:value-type="float">
            <text:p>-4.9689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024701" calcext:value-type="float">
            <text:p>0.024701</text:p>
          </table:table-cell>
        </table:table-row>
        <table:table-row table:style-name="ro1">
          <table:table-cell office:value-type="float" office:value="5.955" calcext:value-type="float">
            <text:p>5.955</text:p>
          </table:table-cell>
          <table:table-cell office:value-type="float" office:value="0.263086" calcext:value-type="float">
            <text:p>0.26308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261097" calcext:value-type="float">
            <text:p>0.0261097</text:p>
          </table:table-cell>
        </table:table-row>
        <table:table-row table:style-name="ro1">
          <table:table-cell office:value-type="float" office:value="5.965" calcext:value-type="float">
            <text:p>5.965</text:p>
          </table:table-cell>
          <table:table-cell office:value-type="float" office:value="-1.04304" calcext:value-type="float">
            <text:p>-1.04304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1.75562" calcext:value-type="float">
            <text:p>-1.75562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0.0286272" calcext:value-type="float">
            <text:p>0.028627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10001" calcext:value-type="float">
            <text:p>1.10001</text:p>
          </table:table-cell>
        </table:table-row>
        <table:table-row table:style-name="ro1">
          <table:table-cell office:value-type="float" office:value="5.985" calcext:value-type="float">
            <text:p>5.985</text:p>
          </table:table-cell>
          <table:table-cell office:value-type="float" office:value="-1.87085" calcext:value-type="float">
            <text:p>-1.87085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0329414" calcext:value-type="float">
            <text:p>0.0329414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-1.86777" calcext:value-type="float">
            <text:p>-1.867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15123" calcext:value-type="float">
            <text:p>-0.915123</text:p>
          </table:table-cell>
        </table:table-row>
        <table:table-row table:style-name="ro1">
          <table:table-cell office:value-type="float" office:value="6.005" calcext:value-type="float">
            <text:p>6.005</text:p>
          </table:table-cell>
          <table:table-cell office:value-type="float" office:value="-1.98375" calcext:value-type="float">
            <text:p>-1.98375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.17954" calcext:value-type="float">
            <text:p>2.17954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office:value-type="float" office:value="2.30178" calcext:value-type="float">
            <text:p>2.3017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-0.904546" calcext:value-type="float">
            <text:p>-0.904546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-1.0196" calcext:value-type="float">
            <text:p>-1.0196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.84807" calcext:value-type="float">
            <text:p>-1.84807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0.177366" calcext:value-type="float">
            <text:p>0.177366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-3.02884" calcext:value-type="float">
            <text:p>-3.02884</text:p>
          </table:table-cell>
        </table:table-row>
        <table:table-row table:style-name="ro1">
          <table:table-cell office:value-type="float" office:value="6.045" calcext:value-type="float">
            <text:p>6.045</text:p>
          </table:table-cell>
          <table:table-cell office:value-type="float" office:value="-1.9554" calcext:value-type="float">
            <text:p>-1.9554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.32954" calcext:value-type="float">
            <text:p>2.32954</text:p>
          </table:table-cell>
        </table:table-row>
        <table:table-row table:style-name="ro1">
          <table:table-cell office:value-type="float" office:value="6.055" calcext:value-type="float">
            <text:p>6.055</text:p>
          </table:table-cell>
          <table:table-cell office:value-type="float" office:value="-0.875147" calcext:value-type="float">
            <text:p>-0.875147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-0.869635" calcext:value-type="float">
            <text:p>-0.869635</text:p>
          </table:table-cell>
        </table:table-row>
        <table:table-row table:style-name="ro1">
          <table:table-cell office:value-type="float" office:value="6.065" calcext:value-type="float">
            <text:p>6.065</text:p>
          </table:table-cell>
          <table:table-cell office:value-type="float" office:value="-0.982821" calcext:value-type="float">
            <text:p>-0.982821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2.88014" calcext:value-type="float">
            <text:p>-2.88014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-0.854025" calcext:value-type="float">
            <text:p>-0.85402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-0.729873" calcext:value-type="float">
            <text:p>-0.729873</text:p>
          </table:table-cell>
        </table:table-row>
        <table:table-row table:style-name="ro1">
          <table:table-cell office:value-type="float" office:value="6.085" calcext:value-type="float">
            <text:p>6.085</text:p>
          </table:table-cell>
          <table:table-cell office:value-type="float" office:value="-4.17408" calcext:value-type="float">
            <text:p>-4.17408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41851" calcext:value-type="float">
            <text:p>1.41851</text:p>
          </table:table-cell>
        </table:table-row>
        <table:table-row table:style-name="ro1">
          <table:table-cell office:value-type="float" office:value="6.095" calcext:value-type="float">
            <text:p>6.095</text:p>
          </table:table-cell>
          <table:table-cell office:value-type="float" office:value="-2.02489" calcext:value-type="float">
            <text:p>-2.0248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712649" calcext:value-type="float">
            <text:p>-0.712649</text:p>
          </table:table-cell>
        </table:table-row>
        <table:table-row table:style-name="ro1">
          <table:table-cell office:value-type="float" office:value="6.105" calcext:value-type="float">
            <text:p>6.105</text:p>
          </table:table-cell>
          <table:table-cell office:value-type="float" office:value="-0.945914" calcext:value-type="float">
            <text:p>-0.945914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-0.703461" calcext:value-type="float">
            <text:p>-0.703461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1.20483" calcext:value-type="float">
            <text:p>1.2048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1.88069" calcext:value-type="float">
            <text:p>-1.88069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-1.7568" calcext:value-type="float">
            <text:p>-1.7568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0.151153" calcext:value-type="float">
            <text:p>0.151153</text:p>
          </table:table-cell>
        </table:table-row>
        <table:table-row table:style-name="ro1">
          <table:table-cell office:value-type="float" office:value="6.135" calcext:value-type="float">
            <text:p>6.135</text:p>
          </table:table-cell>
          <table:table-cell office:value-type="float" office:value="-0.794058" calcext:value-type="float">
            <text:p>-0.794058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401679" calcext:value-type="float">
            <text:p>0.401679</text:p>
          </table:table-cell>
        </table:table-row>
        <table:table-row table:style-name="ro1">
          <table:table-cell office:value-type="float" office:value="6.145" calcext:value-type="float">
            <text:p>6.145</text:p>
          </table:table-cell>
          <table:table-cell office:value-type="float" office:value="-1.96992" calcext:value-type="float">
            <text:p>-1.9699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7748" calcext:value-type="float">
            <text:p>-0.7748</text:p>
          </table:table-cell>
        </table:table-row>
        <table:table-row table:style-name="ro1">
          <table:table-cell office:value-type="float" office:value="6.155" calcext:value-type="float">
            <text:p>6.155</text:p>
          </table:table-cell>
          <table:table-cell office:value-type="float" office:value="0.302376" calcext:value-type="float">
            <text:p>0.302376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-1.71211" calcext:value-type="float">
            <text:p>-1.71211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1.26839" calcext:value-type="float">
            <text:p>1.26839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3.95675" calcext:value-type="float">
            <text:p>-3.95675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1.4009" calcext:value-type="float">
            <text:p>1.4009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339707" calcext:value-type="float">
            <text:p>0.339707</text:p>
          </table:table-cell>
        </table:table-row>
        <table:table-row table:style-name="ro1">
          <table:table-cell office:value-type="float" office:value="6.185" calcext:value-type="float">
            <text:p>6.185</text:p>
          </table:table-cell>
          <table:table-cell office:value-type="float" office:value="-2.86312" calcext:value-type="float">
            <text:p>-2.8631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473968" calcext:value-type="float">
            <text:p>0.473968</text:p>
          </table:table-cell>
        </table:table-row>
        <table:table-row table:style-name="ro1">
          <table:table-cell office:value-type="float" office:value="6.195" calcext:value-type="float">
            <text:p>6.195</text:p>
          </table:table-cell>
          <table:table-cell office:value-type="float" office:value="-6.06115" calcext:value-type="float">
            <text:p>-6.0611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707557" calcext:value-type="float">
            <text:p>-0.707557</text:p>
          </table:table-cell>
        </table:table-row>
        <table:table-row table:style-name="ro1">
          <table:table-cell office:value-type="float" office:value="6.205" calcext:value-type="float">
            <text:p>6.205</text:p>
          </table:table-cell>
          <table:table-cell office:value-type="float" office:value="2.38999" calcext:value-type="float">
            <text:p>2.38999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2.71742" calcext:value-type="float">
            <text:p>-2.71742</text:p>
          </table:table-cell>
        </table:table-row>
        <table:table-row table:style-name="ro1">
          <table:table-cell office:value-type="float" office:value="6.215" calcext:value-type="float">
            <text:p>6.215</text:p>
          </table:table-cell>
          <table:table-cell office:value-type="float" office:value="-2.7145" calcext:value-type="float">
            <text:p>-2.714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26148" calcext:value-type="float">
            <text:p>0.26148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-0.685779" calcext:value-type="float">
            <text:p>-0.685779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-0.681918" calcext:value-type="float">
            <text:p>-0.681918</text:p>
          </table:table-cell>
        </table:table-row>
        <table:table-row table:style-name="ro1">
          <table:table-cell office:value-type="float" office:value="6.235" calcext:value-type="float">
            <text:p>6.235</text:p>
          </table:table-cell>
          <table:table-cell office:value-type="float" office:value="-0.678032" calcext:value-type="float">
            <text:p>-0.67803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396871" calcext:value-type="float">
            <text:p>0.396871</text:p>
          </table:table-cell>
        </table:table-row>
        <table:table-row table:style-name="ro1">
          <table:table-cell office:value-type="float" office:value="6.245" calcext:value-type="float">
            <text:p>6.245</text:p>
          </table:table-cell>
          <table:table-cell office:value-type="float" office:value="-1.62015" calcext:value-type="float">
            <text:p>-1.6201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23904" calcext:value-type="float">
            <text:p>1.23904</text:p>
          </table:table-cell>
        </table:table-row>
        <table:table-row table:style-name="ro1">
          <table:table-cell office:value-type="float" office:value="6.255" calcext:value-type="float">
            <text:p>6.255</text:p>
          </table:table-cell>
          <table:table-cell office:value-type="float" office:value="-1.6092" calcext:value-type="float">
            <text:p>-1.6092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-2.67607" calcext:value-type="float">
            <text:p>-2.67607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0.300153" calcext:value-type="float">
            <text:p>0.300153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646861" calcext:value-type="float">
            <text:p>-0.646861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-0.642757" calcext:value-type="float">
            <text:p>-0.64275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1.59067" calcext:value-type="float">
            <text:p>-1.59067</text:p>
          </table:table-cell>
        </table:table-row>
        <table:table-row table:style-name="ro1">
          <table:table-cell office:value-type="float" office:value="6.285" calcext:value-type="float">
            <text:p>6.285</text:p>
          </table:table-cell>
          <table:table-cell office:value-type="float" office:value="1.26771" calcext:value-type="float">
            <text:p>1.26771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-2.53345" calcext:value-type="float">
            <text:p>-2.53345</text:p>
          </table:table-cell>
        </table:table-row>
        <table:table-row table:style-name="ro1">
          <table:table-cell office:value-type="float" office:value="6.295" calcext:value-type="float">
            <text:p>6.295</text:p>
          </table:table-cell>
          <table:table-cell office:value-type="float" office:value="0.324029" calcext:value-type="float">
            <text:p>0.32402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1.69392" calcext:value-type="float">
            <text:p>-1.69392</text:p>
          </table:table-cell>
        </table:table-row>
        <table:table-row table:style-name="ro1">
          <table:table-cell office:value-type="float" office:value="6.305" calcext:value-type="float">
            <text:p>6.305</text:p>
          </table:table-cell>
          <table:table-cell office:value-type="float" office:value="1.52135" calcext:value-type="float">
            <text:p>1.52135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-1.56532" calcext:value-type="float">
            <text:p>-1.56532</text:p>
          </table:table-cell>
        </table:table-row>
        <table:table-row table:style-name="ro1">
          <table:table-cell office:value-type="float" office:value="6.315" calcext:value-type="float">
            <text:p>6.315</text:p>
          </table:table-cell>
          <table:table-cell office:value-type="float" office:value="-0.728823" calcext:value-type="float">
            <text:p>-0.728823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0.605626" calcext:value-type="float">
            <text:p>-0.605626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-0.601294" calcext:value-type="float">
            <text:p>-0.601294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59694" calcext:value-type="float">
            <text:p>-0.59694</text:p>
          </table:table-cell>
        </table:table-row>
        <table:table-row table:style-name="ro1">
          <table:table-cell office:value-type="float" office:value="6.335" calcext:value-type="float">
            <text:p>6.335</text:p>
          </table:table-cell>
          <table:table-cell office:value-type="float" office:value="1.54966" calcext:value-type="float">
            <text:p>1.54966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-2.72586" calcext:value-type="float">
            <text:p>-2.72586</text:p>
          </table:table-cell>
        </table:table-row>
        <table:table-row table:style-name="ro1">
          <table:table-cell office:value-type="float" office:value="6.345" calcext:value-type="float">
            <text:p>6.345</text:p>
          </table:table-cell>
          <table:table-cell office:value-type="float" office:value="0.489664" calcext:value-type="float">
            <text:p>0.489664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2.71697" calcext:value-type="float">
            <text:p>-2.71697</text:p>
          </table:table-cell>
        </table:table-row>
        <table:table-row table:style-name="ro1">
          <table:table-cell office:value-type="float" office:value="6.355" calcext:value-type="float">
            <text:p>6.355</text:p>
          </table:table-cell>
          <table:table-cell office:value-type="float" office:value="1.56859" calcext:value-type="float">
            <text:p>1.5685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-1.51784" calcext:value-type="float">
            <text:p>-1.51784</text:p>
          </table:table-cell>
        </table:table-row>
        <table:table-row table:style-name="ro1">
          <table:table-cell office:value-type="float" office:value="6.365" calcext:value-type="float">
            <text:p>6.365</text:p>
          </table:table-cell>
          <table:table-cell office:value-type="float" office:value="-0.681109" calcext:value-type="float">
            <text:p>-0.681109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557677" calcext:value-type="float">
            <text:p>-0.557677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-0.553111" calcext:value-type="float">
            <text:p>-0.553111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-0.548524" calcext:value-type="float">
            <text:p>-0.548524</text:p>
          </table:table-cell>
        </table:table-row>
        <table:table-row table:style-name="ro1">
          <table:table-cell office:value-type="float" office:value="6.385" calcext:value-type="float">
            <text:p>6.385</text:p>
          </table:table-cell>
          <table:table-cell office:value-type="float" office:value="-0.543918" calcext:value-type="float">
            <text:p>-0.543918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420271" calcext:value-type="float">
            <text:p>-0.420271</text:p>
          </table:table-cell>
        </table:table-row>
        <table:table-row table:style-name="ro1">
          <table:table-cell office:value-type="float" office:value="6.395" calcext:value-type="float">
            <text:p>6.395</text:p>
          </table:table-cell>
          <table:table-cell office:value-type="float" office:value="0.298763" calcext:value-type="float">
            <text:p>0.29876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1.36085" calcext:value-type="float">
            <text:p>-1.36085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-0.642833" calcext:value-type="float">
            <text:p>-0.642833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551962" calcext:value-type="float">
            <text:p>0.551962</text:p>
          </table:table-cell>
        </table:table-row>
        <table:table-row table:style-name="ro1">
          <table:table-cell office:value-type="float" office:value="6.415" calcext:value-type="float">
            <text:p>6.415</text:p>
          </table:table-cell>
          <table:table-cell office:value-type="float" office:value="-1.58326" calcext:value-type="float">
            <text:p>-1.58326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508527" calcext:value-type="float">
            <text:p>-0.508527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-0.503752" calcext:value-type="float">
            <text:p>-0.50375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-1.45115" calcext:value-type="float">
            <text:p>-1.45115</text:p>
          </table:table-cell>
        </table:table-row>
        <table:table-row table:style-name="ro1">
          <table:table-cell office:value-type="float" office:value="6.435" calcext:value-type="float">
            <text:p>6.435</text:p>
          </table:table-cell>
          <table:table-cell office:value-type="float" office:value="1.52707" calcext:value-type="float">
            <text:p>1.52707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-1.55916" calcext:value-type="float">
            <text:p>-1.55916</text:p>
          </table:table-cell>
        </table:table-row>
        <table:table-row table:style-name="ro1">
          <table:table-cell office:value-type="float" office:value="6.445" calcext:value-type="float">
            <text:p>6.445</text:p>
          </table:table-cell>
          <table:table-cell office:value-type="float" office:value="-0.484328" calcext:value-type="float">
            <text:p>-0.48432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479461" calcext:value-type="float">
            <text:p>-0.479461</text:p>
          </table:table-cell>
        </table:table-row>
        <table:table-row table:style-name="ro1">
          <table:table-cell office:value-type="float" office:value="6.455" calcext:value-type="float">
            <text:p>6.455</text:p>
          </table:table-cell>
          <table:table-cell office:value-type="float" office:value="-0.474575" calcext:value-type="float">
            <text:p>-0.474575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-0.469672" calcext:value-type="float">
            <text:p>-0.469672</text:p>
          </table:table-cell>
        </table:table-row>
        <table:table-row table:style-name="ro1">
          <table:table-cell office:value-type="float" office:value="6.465" calcext:value-type="float">
            <text:p>6.465</text:p>
          </table:table-cell>
          <table:table-cell office:value-type="float" office:value="-0.345724" calcext:value-type="float">
            <text:p>-0.345724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0.57856" calcext:value-type="float">
            <text:p>-0.57856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-0.454717" calcext:value-type="float">
            <text:p>-0.45471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621518" calcext:value-type="float">
            <text:p>0.621518</text:p>
          </table:table-cell>
        </table:table-row>
        <table:table-row table:style-name="ro1">
          <table:table-cell office:value-type="float" office:value="6.485" calcext:value-type="float">
            <text:p>6.485</text:p>
          </table:table-cell>
          <table:table-cell office:value-type="float" office:value="-1.51345" calcext:value-type="float">
            <text:p>-1.51345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-1.50973" calcext:value-type="float">
            <text:p>-1.50973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0.754284" calcext:value-type="float">
            <text:p>0.75428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548432" calcext:value-type="float">
            <text:p>-0.548432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0.646794" calcext:value-type="float">
            <text:p>0.646794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1.48809" calcext:value-type="float">
            <text:p>-1.48809</text:p>
          </table:table-cell>
        </table:table-row>
        <table:table-row table:style-name="ro1">
          <table:table-cell office:value-type="float" office:value="6.515" calcext:value-type="float">
            <text:p>6.515</text:p>
          </table:table-cell>
          <table:table-cell office:value-type="float" office:value="-0.413022" calcext:value-type="float">
            <text:p>-0.413022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.73468" calcext:value-type="float">
            <text:p>1.73468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-2.54012" calcext:value-type="float">
            <text:p>-2.5401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395012" calcext:value-type="float">
            <text:p>-0.395012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-0.389853" calcext:value-type="float">
            <text:p>-0.38985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686634" calcext:value-type="float">
            <text:p>0.686634</text:p>
          </table:table-cell>
        </table:table-row>
        <table:table-row table:style-name="ro1">
          <table:table-cell office:value-type="float" office:value="6.545" calcext:value-type="float">
            <text:p>6.545</text:p>
          </table:table-cell>
          <table:table-cell office:value-type="float" office:value="-1.44814" calcext:value-type="float">
            <text:p>-1.44814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.76969" calcext:value-type="float">
            <text:p>1.76969</text:p>
          </table:table-cell>
        </table:table-row>
        <table:table-row table:style-name="ro1">
          <table:table-cell office:value-type="float" office:value="6.555" calcext:value-type="float">
            <text:p>6.555</text:p>
          </table:table-cell>
          <table:table-cell office:value-type="float" office:value="0.70898" calcext:value-type="float">
            <text:p>0.7089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-4.63703" calcext:value-type="float">
            <text:p>-4.63703</text:p>
          </table:table-cell>
        </table:table-row>
        <table:table-row table:style-name="ro1">
          <table:table-cell office:value-type="float" office:value="6.565" calcext:value-type="float">
            <text:p>6.565</text:p>
          </table:table-cell>
          <table:table-cell office:value-type="float" office:value="0.718138" calcext:value-type="float">
            <text:p>0.71813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72477" calcext:value-type="float">
            <text:p>0.72477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-1.4099" calcext:value-type="float">
            <text:p>-1.4099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-0.215582" calcext:value-type="float">
            <text:p>-0.215582</text:p>
          </table:table-cell>
        </table:table-row>
        <table:table-row table:style-name="ro1">
          <table:table-cell office:value-type="float" office:value="6.585" calcext:value-type="float">
            <text:p>6.585</text:p>
          </table:table-cell>
          <table:table-cell office:value-type="float" office:value="-1.51939" calcext:value-type="float">
            <text:p>-1.51939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91116" calcext:value-type="float">
            <text:p>4.91116</text:p>
          </table:table-cell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-4.47555" calcext:value-type="float">
            <text:p>-4.4755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762208" calcext:value-type="float">
            <text:p>0.762208</text:p>
          </table:table-cell>
        </table:table-row>
        <table:table-row table:style-name="ro1">
          <table:table-cell office:value-type="float" office:value="6.605" calcext:value-type="float">
            <text:p>6.605</text:p>
          </table:table-cell>
          <table:table-cell office:value-type="float" office:value="-1.37238" calcext:value-type="float">
            <text:p>-1.3723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-0.177972" calcext:value-type="float">
            <text:p>-0.177972</text:p>
          </table:table-cell>
        </table:table-row>
        <table:table-row table:style-name="ro1">
          <table:table-cell office:value-type="float" office:value="6.615" calcext:value-type="float">
            <text:p>6.615</text:p>
          </table:table-cell>
          <table:table-cell office:value-type="float" office:value="1.61335" calcext:value-type="float">
            <text:p>1.61335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2.18546" calcext:value-type="float">
            <text:p>-2.18546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2.69836" calcext:value-type="float">
            <text:p>2.69836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3.35942" calcext:value-type="float">
            <text:p>-3.35942</text:p>
          </table:table-cell>
        </table:table-row>
        <table:table-row table:style-name="ro1">
          <table:table-cell office:value-type="float" office:value="6.635" calcext:value-type="float">
            <text:p>6.635</text:p>
          </table:table-cell>
          <table:table-cell office:value-type="float" office:value="-0.262915" calcext:value-type="float">
            <text:p>-0.262915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-0.13841" calcext:value-type="float">
            <text:p>-0.13841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-0.370712" calcext:value-type="float">
            <text:p>-0.37071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0.246344" calcext:value-type="float">
            <text:p>-0.246344</text:p>
          </table:table-cell>
        </table:table-row>
        <table:table-row table:style-name="ro1">
          <table:table-cell office:value-type="float" office:value="6.655" calcext:value-type="float">
            <text:p>6.655</text:p>
          </table:table-cell>
          <table:table-cell office:value-type="float" office:value="-0.240854" calcext:value-type="float">
            <text:p>-0.24085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235354" calcext:value-type="float">
            <text:p>-0.235354</text:p>
          </table:table-cell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-0.229846" calcext:value-type="float">
            <text:p>-0.22984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105285" calcext:value-type="float">
            <text:p>-0.105285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-0.337534" calcext:value-type="float">
            <text:p>-0.33753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858292" calcext:value-type="float">
            <text:p>0.858292</text:p>
          </table:table-cell>
        </table:table-row>
        <table:table-row table:style-name="ro1">
          <table:table-cell office:value-type="float" office:value="6.685" calcext:value-type="float">
            <text:p>6.685</text:p>
          </table:table-cell>
          <table:table-cell office:value-type="float" office:value="-1.27613" calcext:value-type="float">
            <text:p>-1.2761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870815" calcext:value-type="float">
            <text:p>0.870815</text:p>
          </table:table-cell>
        </table:table-row>
        <table:table-row table:style-name="ro1">
          <table:table-cell office:value-type="float" office:value="6.695" calcext:value-type="float">
            <text:p>6.695</text:p>
          </table:table-cell>
          <table:table-cell office:value-type="float" office:value="-2.335" calcext:value-type="float">
            <text:p>-2.33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880511" calcext:value-type="float">
            <text:p>0.880511</text:p>
          </table:table-cell>
        </table:table-row>
        <table:table-row table:style-name="ro1">
          <table:table-cell office:value-type="float" office:value="6.705" calcext:value-type="float">
            <text:p>6.705</text:p>
          </table:table-cell>
          <table:table-cell office:value-type="float" office:value="-0.0648518" calcext:value-type="float">
            <text:p>-0.0648518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-1.36846" calcext:value-type="float">
            <text:p>-1.36846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office:value-type="float" office:value="1.96739" calcext:value-type="float">
            <text:p>1.9673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1.23696" calcext:value-type="float">
            <text:p>-1.23696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-0.16138" calcext:value-type="float">
            <text:p>-0.1613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-0.155775" calcext:value-type="float">
            <text:p>-0.155775</text:p>
          </table:table-cell>
        </table:table-row>
        <table:table-row table:style-name="ro1">
          <table:table-cell office:value-type="float" office:value="6.735" calcext:value-type="float">
            <text:p>6.735</text:p>
          </table:table-cell>
          <table:table-cell office:value-type="float" office:value="-0.0311164" calcext:value-type="float">
            <text:p>-0.0311164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-0.263273" calcext:value-type="float">
            <text:p>-0.263273</text:p>
          </table:table-cell>
        </table:table-row>
        <table:table-row table:style-name="ro1">
          <table:table-cell office:value-type="float" office:value="6.745" calcext:value-type="float">
            <text:p>6.745</text:p>
          </table:table-cell>
          <table:table-cell office:value-type="float" office:value="-0.138764" calcext:value-type="float">
            <text:p>-0.13876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133137" calcext:value-type="float">
            <text:p>-0.133137</text:p>
          </table:table-cell>
        </table:table-row>
        <table:table-row table:style-name="ro1">
          <table:table-cell office:value-type="float" office:value="6.755" calcext:value-type="float">
            <text:p>6.755</text:p>
          </table:table-cell>
          <table:table-cell office:value-type="float" office:value="3.08679" calcext:value-type="float">
            <text:p>3.08679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3.32746" calcext:value-type="float">
            <text:p>-3.32746</text:p>
          </table:table-cell>
        </table:table-row>
        <table:table-row table:style-name="ro1">
          <table:table-cell office:value-type="float" office:value="6.765" calcext:value-type="float">
            <text:p>6.765</text:p>
          </table:table-cell>
          <table:table-cell office:value-type="float" office:value="-0.111871" calcext:value-type="float">
            <text:p>-0.11187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0.106221" calcext:value-type="float">
            <text:p>-0.106221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0.970867" calcext:value-type="float">
            <text:p>0.97086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2.23487" calcext:value-type="float">
            <text:p>-2.23487</text:p>
          </table:table-cell>
        </table:table-row>
        <table:table-row table:style-name="ro1">
          <table:table-cell office:value-type="float" office:value="6.785" calcext:value-type="float">
            <text:p>6.785</text:p>
          </table:table-cell>
          <table:table-cell office:value-type="float" office:value="2.05217" calcext:value-type="float">
            <text:p>2.05217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-2.1045" calcext:value-type="float">
            <text:p>-2.1045</text:p>
          </table:table-cell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0.873336" calcext:value-type="float">
            <text:p>0.87333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02318" calcext:value-type="float">
            <text:p>3.02318</text:p>
          </table:table-cell>
        </table:table-row>
        <table:table-row table:style-name="ro1">
          <table:table-cell office:value-type="float" office:value="6.805" calcext:value-type="float">
            <text:p>6.805</text:p>
          </table:table-cell>
          <table:table-cell office:value-type="float" office:value="-3.03421" calcext:value-type="float">
            <text:p>-3.03421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896193" calcext:value-type="float">
            <text:p>0.896193</text:p>
          </table:table-cell>
        </table:table-row>
        <table:table-row table:style-name="ro1">
          <table:table-cell office:value-type="float" office:value="6.815" calcext:value-type="float">
            <text:p>6.815</text:p>
          </table:table-cell>
          <table:table-cell office:value-type="float" office:value="0.904632" calcext:value-type="float">
            <text:p>0.904632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2.06186" calcext:value-type="float">
            <text:p>-2.06186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0.0839524" calcext:value-type="float">
            <text:p>0.0839524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-0.148136" calcext:value-type="float">
            <text:p>-0.148136</text:p>
          </table:table-cell>
        </table:table-row>
        <table:table-row table:style-name="ro1">
          <table:table-cell office:value-type="float" office:value="6.835" calcext:value-type="float">
            <text:p>6.835</text:p>
          </table:table-cell>
          <table:table-cell office:value-type="float" office:value="-1.09501" calcext:value-type="float">
            <text:p>-1.0950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.05064" calcext:value-type="float">
            <text:p>1.05064</text:p>
          </table:table-cell>
        </table:table-row>
        <table:table-row table:style-name="ro1">
          <table:table-cell office:value-type="float" office:value="6.845" calcext:value-type="float">
            <text:p>6.845</text:p>
          </table:table-cell>
          <table:table-cell office:value-type="float" office:value="-0.0136515" calcext:value-type="float">
            <text:p>-0.0136515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111086" calcext:value-type="float">
            <text:p>0.111086</text:p>
          </table:table-cell>
        </table:table-row>
        <table:table-row table:style-name="ro1">
          <table:table-cell office:value-type="float" office:value="6.855" calcext:value-type="float">
            <text:p>6.855</text:p>
          </table:table-cell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0357552" calcext:value-type="float">
            <text:p>0.00357552</text:p>
          </table:table-cell>
        </table:table-row>
        <table:table-row table:style-name="ro1">
          <table:table-cell office:value-type="float" office:value="6.865" calcext:value-type="float">
            <text:p>6.865</text:p>
          </table:table-cell>
          <table:table-cell office:value-type="float" office:value="1.08071" calcext:value-type="float">
            <text:p>1.08071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2.12501" calcext:value-type="float">
            <text:p>-2.1250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3351" calcext:value-type="float">
            <text:p>3.23351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21733" calcext:value-type="float">
            <text:p>0.0321733</text:p>
          </table:table-cell>
        </table:table-row>
        <table:table-row table:style-name="ro1">
          <table:table-cell office:value-type="float" office:value="6.885" calcext:value-type="float">
            <text:p>6.885</text:p>
          </table:table-cell>
          <table:table-cell office:value-type="float" office:value="0.993174" calcext:value-type="float">
            <text:p>0.99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2T20:03:14.959713039</dc:date>
    <meta:editing-duration>PT3M1S</meta:editing-duration>
    <meta:editing-cycles>1</meta:editing-cycles>
    <meta:document-statistic meta:table-count="1" meta:cell-count="27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199cm" svg:height="22.42cm" xlink:href=".." xlink:type="simple" chart:class="chart:line" chart:style-name="ch1">
        <chart:legend chart:legend-position="end" svg:x="38.347cm" svg:y="10.911cm" style:legend-expansion="high" chart:style-name="ch2"/>
        <chart:plot-area chart:style-name="ch3" table:cell-range-address="torque.A1:torque.B1378" chart:data-source-has-labels="column" svg:x="0.823cm" svg:y="0.448cm" svg:width="36.701cm" svg:height="21.524cm">
          <chartooo:coordinate-region svg:x="1.55cm" svg:y="0.647cm" svg:width="35.974cm" svg:height="21.126cm"/>
          <chart:axis chart:dimension="x" chart:name="primary-x" chart:style-name="ch4" chartooo:axis-type="auto">
            <chartooo:date-scale/>
            <chart:categories table:cell-range-address="torque.A1:torque.A13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1378" chart:class="chart:line">
            <chart:data-point chart:repeated="13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1378</svg:desc>
                </draw:g>
              </table:table-cell>
              <table:table-cell office:value-type="float" office:value="0.00503822">
                <text:p>0.00503822</text:p>
                <draw:g>
                  <svg:desc>torque.B1:torque.B1378</svg:desc>
                </draw:g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665">
                <text:p>0.6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85">
                <text:p>0.6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55">
                <text:p>0.7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85">
                <text:p>0.7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05">
                <text:p>0.80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815">
                <text:p>0.81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835">
                <text:p>0.83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0.845">
                <text:p>0.84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65">
                <text:p>0.8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895">
                <text:p>0.8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05">
                <text:p>0.9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35">
                <text:p>0.9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55">
                <text:p>0.9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65">
                <text:p>0.9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85">
                <text:p>0.9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0.995">
                <text:p>0.9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285">
                <text:p>1.28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295">
                <text:p>1.2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315">
                <text:p>1.31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-2.13639">
                <text:p>-2.13639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345">
                <text:p>1.34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55">
                <text:p>1.3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05">
                <text:p>1.40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415">
                <text:p>1.41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35">
                <text:p>1.4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45">
                <text:p>1.4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65">
                <text:p>1.46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475">
                <text:p>1.47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495">
                <text:p>1.4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05">
                <text:p>1.5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15">
                <text:p>1.5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25">
                <text:p>1.5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35">
                <text:p>1.5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45">
                <text:p>1.5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55">
                <text:p>1.5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65">
                <text:p>1.5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75">
                <text:p>1.5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85">
                <text:p>1.5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595">
                <text:p>1.5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05">
                <text:p>1.6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615">
                <text:p>1.61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625">
                <text:p>1.6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35">
                <text:p>1.6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45">
                <text:p>1.6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55">
                <text:p>1.65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665">
                <text:p>1.665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75">
                <text:p>1.6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85">
                <text:p>1.6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695">
                <text:p>1.6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05">
                <text:p>1.7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15">
                <text:p>1.7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25">
                <text:p>1.7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35">
                <text:p>1.7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45">
                <text:p>1.7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55">
                <text:p>1.7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65">
                <text:p>1.7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75">
                <text:p>1.7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785">
                <text:p>1.78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795">
                <text:p>1.7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805">
                <text:p>1.80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815">
                <text:p>1.8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25">
                <text:p>1.8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35">
                <text:p>1.8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45">
                <text:p>1.8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1.855">
                <text:p>1.85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1.865">
                <text:p>1.8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75">
                <text:p>1.8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85">
                <text:p>1.8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895">
                <text:p>1.8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05">
                <text:p>1.9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15">
                <text:p>1.9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25">
                <text:p>1.9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35">
                <text:p>1.9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45">
                <text:p>1.9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55">
                <text:p>1.9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65">
                <text:p>1.9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75">
                <text:p>1.9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85">
                <text:p>1.9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1.995">
                <text:p>1.9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2.005">
                <text:p>2.00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25">
                <text:p>2.0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35">
                <text:p>2.0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55">
                <text:p>2.0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65">
                <text:p>2.0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75">
                <text:p>2.0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85">
                <text:p>2.0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095">
                <text:p>2.0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05">
                <text:p>2.1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15">
                <text:p>2.1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25">
                <text:p>2.1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35">
                <text:p>2.1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45">
                <text:p>2.1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55">
                <text:p>2.1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65">
                <text:p>2.1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75">
                <text:p>2.1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85">
                <text:p>2.1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195">
                <text:p>2.1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05">
                <text:p>2.20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15">
                <text:p>2.2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25">
                <text:p>2.2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35">
                <text:p>2.2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45">
                <text:p>2.2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55">
                <text:p>2.2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65">
                <text:p>2.2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75">
                <text:p>2.2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85">
                <text:p>2.2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295">
                <text:p>2.2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1.06641">
                <text:p>-1.06641</text:p>
              </table:table-cell>
            </table:table-row>
            <table:table-row>
              <table:table-cell office:value-type="float" office:value="2.305">
                <text:p>2.30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2.315">
                <text:p>2.31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25">
                <text:p>2.32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35">
                <text:p>2.3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45">
                <text:p>2.34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55">
                <text:p>2.35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65">
                <text:p>2.36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75">
                <text:p>2.37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85">
                <text:p>2.38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395">
                <text:p>2.395</text:p>
              </table:table-cell>
              <table:table-cell office:value-type="float" office:value="0.00503822">
                <text:p>0.0050382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07648">
                <text:p>1.07648</text:p>
              </table:table-cell>
            </table:table-row>
            <table:table-row>
              <table:table-cell office:value-type="float" office:value="2.405">
                <text:p>2.405</text:p>
              </table:table-cell>
              <table:table-cell office:value-type="float" office:value="4.17469">
                <text:p>4.17469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-1.05064">
                <text:p>-1.05064</text:p>
              </table:table-cell>
            </table:table-row>
            <table:table-row>
              <table:table-cell office:value-type="float" office:value="2.415">
                <text:p>2.415</text:p>
              </table:table-cell>
              <table:table-cell office:value-type="float" office:value="23.0015">
                <text:p>23.001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-21.8117">
                <text:p>-21.8117</text:p>
              </table:table-cell>
            </table:table-row>
            <table:table-row>
              <table:table-cell office:value-type="float" office:value="2.425">
                <text:p>2.425</text:p>
              </table:table-cell>
              <table:table-cell office:value-type="float" office:value="1.14207">
                <text:p>1.1420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-0.990765">
                <text:p>-0.990765</text:p>
              </table:table-cell>
            </table:table-row>
            <table:table-row>
              <table:table-cell office:value-type="float" office:value="2.435">
                <text:p>2.435</text:p>
              </table:table-cell>
              <table:table-cell office:value-type="float" office:value="0.0863385">
                <text:p>0.0863385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7.35541">
                <text:p>7.35541</text:p>
              </table:table-cell>
            </table:table-row>
            <table:table-row>
              <table:table-cell office:value-type="float" office:value="2.445">
                <text:p>2.445</text:p>
              </table:table-cell>
              <table:table-cell office:value-type="float" office:value="-4.99881">
                <text:p>-4.9988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-2.01955">
                <text:p>-2.01955</text:p>
              </table:table-cell>
            </table:table-row>
            <table:table-row>
              <table:table-cell office:value-type="float" office:value="2.455">
                <text:p>2.455</text:p>
              </table:table-cell>
              <table:table-cell office:value-type="float" office:value="1.19893">
                <text:p>1.1989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0.0184309">
                <text:p>0.0184309</text:p>
              </table:table-cell>
            </table:table-row>
            <table:table-row>
              <table:table-cell office:value-type="float" office:value="2.465">
                <text:p>2.465</text:p>
              </table:table-cell>
              <table:table-cell office:value-type="float" office:value="1.33614">
                <text:p>1.3361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-0.914207">
                <text:p>-0.914207</text:p>
              </table:table-cell>
            </table:table-row>
            <table:table-row>
              <table:table-cell office:value-type="float" office:value="2.475">
                <text:p>2.475</text:p>
              </table:table-cell>
              <table:table-cell office:value-type="float" office:value="1.11663">
                <text:p>1.1166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-0.777085">
                <text:p>-0.777085</text:p>
              </table:table-cell>
            </table:table-row>
            <table:table-row>
              <table:table-cell office:value-type="float" office:value="2.485">
                <text:p>2.485</text:p>
              </table:table-cell>
              <table:table-cell office:value-type="float" office:value="1.13483">
                <text:p>1.13483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0.312493">
                <text:p>0.31249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1.15581">
                <text:p>1.1558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34847">
                <text:p>0.334847</text:p>
              </table:table-cell>
            </table:table-row>
            <table:table-row>
              <table:table-cell office:value-type="float" office:value="2.505">
                <text:p>2.505</text:p>
              </table:table-cell>
              <table:table-cell office:value-type="float" office:value="4.27467">
                <text:p>4.27467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-2.84612">
                <text:p>-2.84612</text:p>
              </table:table-cell>
            </table:table-row>
            <table:table-row>
              <table:table-cell office:value-type="float" office:value="2.515">
                <text:p>2.515</text:p>
              </table:table-cell>
              <table:table-cell office:value-type="float" office:value="-0.695048">
                <text:p>-0.695048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148079">
                <text:p>0.148079</text:p>
              </table:table-cell>
            </table:table-row>
            <table:table-row>
              <table:table-cell office:value-type="float" office:value="2.525">
                <text:p>2.525</text:p>
              </table:table-cell>
              <table:table-cell office:value-type="float" office:value="0.277844">
                <text:p>0.277844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1.36005">
                <text:p>1.36005</text:p>
              </table:table-cell>
            </table:table-row>
            <table:table-row>
              <table:table-cell office:value-type="float" office:value="2.535">
                <text:p>2.535</text:p>
              </table:table-cell>
              <table:table-cell office:value-type="float" office:value="-0.65008">
                <text:p>-0.65008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2.33559">
                <text:p>2.33559</text:p>
              </table:table-cell>
            </table:table-row>
            <table:table-row>
              <table:table-cell office:value-type="float" office:value="2.545">
                <text:p>2.545</text:p>
              </table:table-cell>
              <table:table-cell office:value-type="float" office:value="-1.81477">
                <text:p>-1.81477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40718">
                <text:p>1.40718</text:p>
              </table:table-cell>
            </table:table-row>
            <table:table-row>
              <table:table-cell office:value-type="float" office:value="2.555">
                <text:p>2.555</text:p>
              </table:table-cell>
              <table:table-cell office:value-type="float" office:value="-0.722205">
                <text:p>-0.722205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.54867">
                <text:p>1.54867</text:p>
              </table:table-cell>
            </table:table-row>
            <table:table-row>
              <table:table-cell office:value-type="float" office:value="2.565">
                <text:p>2.565</text:p>
              </table:table-cell>
              <table:table-cell office:value-type="float" office:value="0.252724">
                <text:p>0.252724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0.383348">
                <text:p>0.383348</text:p>
              </table:table-cell>
            </table:table-row>
            <table:table-row>
              <table:table-cell office:value-type="float" office:value="2.575">
                <text:p>2.575</text:p>
              </table:table-cell>
              <table:table-cell office:value-type="float" office:value="-0.676295">
                <text:p>-0.676295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.47527">
                <text:p>1.47527</text:p>
              </table:table-cell>
            </table:table-row>
            <table:table-row>
              <table:table-cell office:value-type="float" office:value="2.585">
                <text:p>2.585</text:p>
              </table:table-cell>
              <table:table-cell office:value-type="float" office:value="0.416805">
                <text:p>0.416805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1.49953">
                <text:p>1.49953</text:p>
              </table:table-cell>
            </table:table-row>
            <table:table-row>
              <table:table-cell office:value-type="float" office:value="2.595">
                <text:p>2.595</text:p>
              </table:table-cell>
              <table:table-cell office:value-type="float" office:value="-1.58133">
                <text:p>-1.5813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330858">
                <text:p>0.330858</text:p>
              </table:table-cell>
            </table:table-row>
            <table:table-row>
              <table:table-cell office:value-type="float" office:value="2.605">
                <text:p>2.605</text:p>
              </table:table-cell>
              <table:table-cell office:value-type="float" office:value="2.60218">
                <text:p>2.60218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-1.66791">
                <text:p>-1.66791</text:p>
              </table:table-cell>
            </table:table-row>
            <table:table-row>
              <table:table-cell office:value-type="float" office:value="2.615">
                <text:p>2.615</text:p>
              </table:table-cell>
              <table:table-cell office:value-type="float" office:value="1.55306">
                <text:p>1.55306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0.494009">
                <text:p>0.494009</text:p>
              </table:table-cell>
            </table:table-row>
            <table:table-row>
              <table:table-cell office:value-type="float" office:value="2.625">
                <text:p>2.625</text:p>
              </table:table-cell>
              <table:table-cell office:value-type="float" office:value="-0.447343">
                <text:p>-0.447343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1.4656">
                <text:p>1.4656</text:p>
              </table:table-cell>
            </table:table-row>
            <table:table-row>
              <table:table-cell office:value-type="float" office:value="2.635">
                <text:p>2.635</text:p>
              </table:table-cell>
              <table:table-cell office:value-type="float" office:value="0.525154">
                <text:p>0.525154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-0.535471">
                <text:p>-0.535471</text:p>
              </table:table-cell>
            </table:table-row>
            <table:table-row>
              <table:table-cell office:value-type="float" office:value="2.645">
                <text:p>2.645</text:p>
              </table:table-cell>
              <table:table-cell office:value-type="float" office:value="0.662804">
                <text:p>0.66280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434224">
                <text:p>0.434224</text:p>
              </table:table-cell>
            </table:table-row>
            <table:table-row>
              <table:table-cell office:value-type="float" office:value="2.655">
                <text:p>2.655</text:p>
              </table:table-cell>
              <table:table-cell office:value-type="float" office:value="1.63337">
                <text:p>1.63337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9.97567">
                <text:p>9.97567</text:p>
              </table:table-cell>
            </table:table-row>
            <table:table-row>
              <table:table-cell office:value-type="float" office:value="2.665">
                <text:p>2.665</text:p>
              </table:table-cell>
              <table:table-cell office:value-type="float" office:value="-8.79849">
                <text:p>-8.79849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-2.49088">
                <text:p>-2.49088</text:p>
              </table:table-cell>
            </table:table-row>
            <table:table-row>
              <table:table-cell office:value-type="float" office:value="2.675">
                <text:p>2.675</text:p>
              </table:table-cell>
              <table:table-cell office:value-type="float" office:value="2.74892">
                <text:p>2.74892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-0.57245">
                <text:p>-0.57245</text:p>
              </table:table-cell>
            </table:table-row>
            <table:table-row>
              <table:table-cell office:value-type="float" office:value="2.685">
                <text:p>2.685</text:p>
              </table:table-cell>
              <table:table-cell office:value-type="float" office:value="0.742822">
                <text:p>0.742822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1.58343">
                <text:p>1.58343</text:p>
              </table:table-cell>
            </table:table-row>
            <table:table-row>
              <table:table-cell office:value-type="float" office:value="2.695">
                <text:p>2.695</text:p>
              </table:table-cell>
              <table:table-cell office:value-type="float" office:value="0.640638">
                <text:p>0.64063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767849">
                <text:p>0.767849</text:p>
              </table:table-cell>
            </table:table-row>
            <table:table-row>
              <table:table-cell office:value-type="float" office:value="2.705">
                <text:p>2.705</text:p>
              </table:table-cell>
              <table:table-cell office:value-type="float" office:value="2.56122">
                <text:p>2.56122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-2.30606">
                <text:p>-2.30606</text:p>
              </table:table-cell>
            </table:table-row>
            <table:table-row>
              <table:table-cell office:value-type="float" office:value="2.715">
                <text:p>2.715</text:p>
              </table:table-cell>
              <table:table-cell office:value-type="float" office:value="0.67311">
                <text:p>0.67311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561036">
                <text:p>0.561036</text:p>
              </table:table-cell>
            </table:table-row>
            <table:table-row>
              <table:table-cell office:value-type="float" office:value="2.725">
                <text:p>2.725</text:p>
              </table:table-cell>
              <table:table-cell office:value-type="float" office:value="-0.265316">
                <text:p>-0.265316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0.691576">
                <text:p>0.691576</text:p>
              </table:table-cell>
            </table:table-row>
            <table:table-row>
              <table:table-cell office:value-type="float" office:value="2.735">
                <text:p>2.735</text:p>
              </table:table-cell>
              <table:table-cell office:value-type="float" office:value="-0.373637">
                <text:p>-0.373637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.65302">
                <text:p>1.65302</text:p>
              </table:table-cell>
            </table:table-row>
            <table:table-row>
              <table:table-cell office:value-type="float" office:value="2.745">
                <text:p>2.745</text:p>
              </table:table-cell>
              <table:table-cell office:value-type="float" office:value="-0.244489">
                <text:p>-0.24448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.78217">
                <text:p>1.78217</text:p>
              </table:table-cell>
            </table:table-row>
            <table:table-row>
              <table:table-cell office:value-type="float" office:value="2.755">
                <text:p>2.755</text:p>
              </table:table-cell>
              <table:table-cell office:value-type="float" office:value="-0.35321">
                <text:p>-0.35321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721315">
                <text:p>0.721315</text:p>
              </table:table-cell>
            </table:table-row>
            <table:table-row>
              <table:table-cell office:value-type="float" office:value="2.765">
                <text:p>2.765</text:p>
              </table:table-cell>
              <table:table-cell office:value-type="float" office:value="0.725816">
                <text:p>0.725816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1.80116">
                <text:p>1.80116</text:p>
              </table:table-cell>
            </table:table-row>
            <table:table-row>
              <table:table-cell office:value-type="float" office:value="2.775">
                <text:p>2.775</text:p>
              </table:table-cell>
              <table:table-cell office:value-type="float" office:value="-1.40527">
                <text:p>-1.40527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1.80904">
                <text:p>1.80904</text:p>
              </table:table-cell>
            </table:table-row>
            <table:table-row>
              <table:table-cell office:value-type="float" office:value="2.785">
                <text:p>2.785</text:p>
              </table:table-cell>
              <table:table-cell office:value-type="float" office:value="0.743391">
                <text:p>0.74339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0.747675">
                <text:p>0.747675</text:p>
              </table:table-cell>
            </table:table-row>
            <table:table-row>
              <table:table-cell office:value-type="float" office:value="2.795">
                <text:p>2.795</text:p>
              </table:table-cell>
              <table:table-cell office:value-type="float" office:value="-0.318929">
                <text:p>-0.31892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82524">
                <text:p>1.82524</text:p>
              </table:table-cell>
            </table:table-row>
            <table:table-row>
              <table:table-cell office:value-type="float" office:value="2.805">
                <text:p>2.805</text:p>
              </table:table-cell>
              <table:table-cell office:value-type="float" office:value="0.759418">
                <text:p>0.759418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-0.307286">
                <text:p>-0.307286</text:p>
              </table:table-cell>
            </table:table-row>
            <table:table-row>
              <table:table-cell office:value-type="float" office:value="2.815">
                <text:p>2.815</text:p>
              </table:table-cell>
              <table:table-cell office:value-type="float" office:value="1.83676">
                <text:p>1.83676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-0.299992">
                <text:p>-0.299992</text:p>
              </table:table-cell>
            </table:table-row>
            <table:table-row>
              <table:table-cell office:value-type="float" office:value="2.825">
                <text:p>2.825</text:p>
              </table:table-cell>
              <table:table-cell office:value-type="float" office:value="0.773174">
                <text:p>0.773174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1.84712">
                <text:p>1.84712</text:p>
              </table:table-cell>
            </table:table-row>
            <table:table-row>
              <table:table-cell office:value-type="float" office:value="2.835">
                <text:p>2.835</text:p>
              </table:table-cell>
              <table:table-cell office:value-type="float" office:value="-1.24153">
                <text:p>-1.24153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.68553">
                <text:p>2.68553</text:p>
              </table:table-cell>
            </table:table-row>
            <table:table-row>
              <table:table-cell office:value-type="float" office:value="2.845">
                <text:p>2.845</text:p>
              </table:table-cell>
              <table:table-cell office:value-type="float" office:value="-0.0457139">
                <text:p>-0.0457139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-0.40012">
                <text:p>-0.40012</text:p>
              </table:table-cell>
            </table:table-row>
            <table:table-row>
              <table:table-cell office:value-type="float" office:value="2.855">
                <text:p>2.855</text:p>
              </table:table-cell>
              <table:table-cell office:value-type="float" office:value="0.790986">
                <text:p>0.790986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1.98293">
                <text:p>1.98293</text:p>
              </table:table-cell>
            </table:table-row>
            <table:table-row>
              <table:table-cell office:value-type="float" office:value="2.865">
                <text:p>2.865</text:p>
              </table:table-cell>
              <table:table-cell office:value-type="float" office:value="-0.392611">
                <text:p>-0.392611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-0.153325">
                <text:p>-0.153325</text:p>
              </table:table-cell>
            </table:table-row>
            <table:table-row>
              <table:table-cell office:value-type="float" office:value="2.875">
                <text:p>2.875</text:p>
              </table:table-cell>
              <table:table-cell office:value-type="float" office:value="1.75104">
                <text:p>1.75104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-0.268629">
                <text:p>-0.268629</text:p>
              </table:table-cell>
            </table:table-row>
            <table:table-row>
              <table:table-cell office:value-type="float" office:value="2.885">
                <text:p>2.885</text:p>
              </table:table-cell>
              <table:table-cell office:value-type="float" office:value="3.06317">
                <text:p>3.06317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-1.45314">
                <text:p>-1.45314</text:p>
              </table:table-cell>
            </table:table-row>
            <table:table-row>
              <table:table-cell office:value-type="float" office:value="2.895">
                <text:p>2.895</text:p>
              </table:table-cell>
              <table:table-cell office:value-type="float" office:value="1.99676">
                <text:p>1.9967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691102">
                <text:p>0.691102</text:p>
              </table:table-cell>
            </table:table-row>
            <table:table-row>
              <table:table-cell office:value-type="float" office:value="2.905">
                <text:p>2.905</text:p>
              </table:table-cell>
              <table:table-cell office:value-type="float" office:value="0.812065">
                <text:p>0.812065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0.93309">
                <text:p>0.93309</text:p>
              </table:table-cell>
            </table:table-row>
            <table:table-row>
              <table:table-cell office:value-type="float" office:value="2.915">
                <text:p>2.915</text:p>
              </table:table-cell>
              <table:table-cell office:value-type="float" office:value="0.697359">
                <text:p>0.697359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818271">
                <text:p>0.818271</text:p>
              </table:table-cell>
            </table:table-row>
            <table:table-row>
              <table:table-cell office:value-type="float" office:value="2.925">
                <text:p>2.925</text:p>
              </table:table-cell>
              <table:table-cell office:value-type="float" office:value="-0.131431">
                <text:p>-0.131431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1.77275">
                <text:p>1.77275</text:p>
              </table:table-cell>
            </table:table-row>
            <table:table-row>
              <table:table-cell office:value-type="float" office:value="2.935">
                <text:p>2.935</text:p>
              </table:table-cell>
              <table:table-cell office:value-type="float" office:value="0.942603">
                <text:p>0.942603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-0.363867">
                <text:p>-0.363867</text:p>
              </table:table-cell>
            </table:table-row>
            <table:table-row>
              <table:table-cell office:value-type="float" office:value="2.945">
                <text:p>2.945</text:p>
              </table:table-cell>
              <table:table-cell office:value-type="float" office:value="2.01589">
                <text:p>2.0158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710074">
                <text:p>0.710074</text:p>
              </table:table-cell>
            </table:table-row>
            <table:table-row>
              <table:table-cell office:value-type="float" office:value="2.955">
                <text:p>2.955</text:p>
              </table:table-cell>
              <table:table-cell office:value-type="float" office:value="-0.120806">
                <text:p>-0.120806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712649">
                <text:p>0.712649</text:p>
              </table:table-cell>
            </table:table-row>
            <table:table-row>
              <table:table-cell office:value-type="float" office:value="2.965">
                <text:p>2.965</text:p>
              </table:table-cell>
              <table:table-cell office:value-type="float" office:value="0.951736">
                <text:p>0.951736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0.715194">
                <text:p>0.715194</text:p>
              </table:table-cell>
            </table:table-row>
            <table:table-row>
              <table:table-cell office:value-type="float" office:value="2.975">
                <text:p>2.975</text:p>
              </table:table-cell>
              <table:table-cell office:value-type="float" office:value="0.954264">
                <text:p>0.954264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0.836666">
                <text:p>0.836666</text:p>
              </table:table-cell>
            </table:table-row>
            <table:table-row>
              <table:table-cell office:value-type="float" office:value="2.985">
                <text:p>2.985</text:p>
              </table:table-cell>
              <table:table-cell office:value-type="float" office:value="0.718988">
                <text:p>0.718988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0.958034">
                <text:p>0.958034</text:p>
              </table:table-cell>
            </table:table-row>
            <table:table-row>
              <table:table-cell office:value-type="float" office:value="2.995">
                <text:p>2.995</text:p>
              </table:table-cell>
              <table:table-cell office:value-type="float" office:value="0.721455">
                <text:p>0.7214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3109">
                <text:p>2.03109</text:p>
              </table:table-cell>
            </table:table-row>
            <table:table-row>
              <table:table-cell office:value-type="float" office:value="3.005">
                <text:p>3.005</text:p>
              </table:table-cell>
              <table:table-cell office:value-type="float" office:value="-1.29712">
                <text:p>-1.29712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2.86571">
                <text:p>2.86571</text:p>
              </table:table-cell>
            </table:table-row>
            <table:table-row>
              <table:table-cell office:value-type="float" office:value="3.015">
                <text:p>3.015</text:p>
              </table:table-cell>
              <table:table-cell office:value-type="float" office:value="-1.17583">
                <text:p>-1.17583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2.86809">
                <text:p>2.86809</text:p>
              </table:table-cell>
            </table:table-row>
            <table:table-row>
              <table:table-cell office:value-type="float" office:value="3.025">
                <text:p>3.025</text:p>
              </table:table-cell>
              <table:table-cell office:value-type="float" office:value="-0.102871">
                <text:p>-0.102871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0.730473">
                <text:p>0.730473</text:p>
              </table:table-cell>
            </table:table-row>
            <table:table-row>
              <table:table-cell office:value-type="float" office:value="3.035">
                <text:p>3.035</text:p>
              </table:table-cell>
              <table:table-cell office:value-type="float" office:value="0.969442">
                <text:p>0.969442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732789">
                <text:p>0.732789</text:p>
              </table:table-cell>
            </table:table-row>
            <table:table-row>
              <table:table-cell office:value-type="float" office:value="3.045">
                <text:p>3.045</text:p>
              </table:table-cell>
              <table:table-cell office:value-type="float" office:value="0.971742">
                <text:p>0.97174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-0.21654">
                <text:p>-0.21654</text:p>
              </table:table-cell>
            </table:table-row>
            <table:table-row>
              <table:table-cell office:value-type="float" office:value="3.055">
                <text:p>3.055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-0.094818">
                <text:p>-0.094818</text:p>
              </table:table-cell>
            </table:table-row>
            <table:table-row>
              <table:table-cell office:value-type="float" office:value="3.065">
                <text:p>3.065</text:p>
              </table:table-cell>
              <table:table-cell office:value-type="float" office:value="1.80902">
                <text:p>1.80902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-1.16258">
                <text:p>-1.16258</text:p>
              </table:table-cell>
            </table:table-row>
            <table:table-row>
              <table:table-cell office:value-type="float" office:value="3.075">
                <text:p>3.075</text:p>
              </table:table-cell>
              <table:table-cell office:value-type="float" office:value="1.81066">
                <text:p>1.81066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3.12065">
                <text:p>3.12065</text:p>
              </table:table-cell>
            </table:table-row>
            <table:table-row>
              <table:table-cell office:value-type="float" office:value="3.085">
                <text:p>3.085</text:p>
              </table:table-cell>
              <table:table-cell office:value-type="float" office:value="-3.41813">
                <text:p>-3.41813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3.95444">
                <text:p>3.95444</text:p>
              </table:table-cell>
            </table:table-row>
            <table:table-row>
              <table:table-cell office:value-type="float" office:value="3.095">
                <text:p>3.095</text:p>
              </table:table-cell>
              <table:table-cell office:value-type="float" office:value="0.864962">
                <text:p>0.86496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0850536">
                <text:p>-0.0850536</text:p>
              </table:table-cell>
            </table:table-row>
            <table:table-row>
              <table:table-cell office:value-type="float" office:value="3.105">
                <text:p>3.105</text:p>
              </table:table-cell>
              <table:table-cell office:value-type="float" office:value="1.81868">
                <text:p>1.81868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0.988056">
                <text:p>0.988056</text:p>
              </table:table-cell>
            </table:table-row>
            <table:table-row>
              <table:table-cell office:value-type="float" office:value="3.115">
                <text:p>3.115</text:p>
              </table:table-cell>
              <table:table-cell office:value-type="float" office:value="-0.318711">
                <text:p>-0.318711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990081">
                <text:p>0.990081</text:p>
              </table:table-cell>
            </table:table-row>
            <table:table-row>
              <table:table-cell office:value-type="float" office:value="3.125">
                <text:p>3.125</text:p>
              </table:table-cell>
              <table:table-cell office:value-type="float" office:value="0.753279">
                <text:p>0.753279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2.06256">
                <text:p>2.06256</text:p>
              </table:table-cell>
            </table:table-row>
            <table:table-row>
              <table:table-cell office:value-type="float" office:value="3.135">
                <text:p>3.135</text:p>
              </table:table-cell>
              <table:table-cell office:value-type="float" office:value="-0.314222">
                <text:p>-0.314222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0.994532">
                <text:p>0.994532</text:p>
              </table:table-cell>
            </table:table-row>
            <table:table-row>
              <table:table-cell office:value-type="float" office:value="3.145">
                <text:p>3.145</text:p>
              </table:table-cell>
              <table:table-cell office:value-type="float" office:value="0.876636">
                <text:p>0.87663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758678">
                <text:p>0.758678</text:p>
              </table:table-cell>
            </table:table-row>
            <table:table-row>
              <table:table-cell office:value-type="float" office:value="3.155">
                <text:p>3.155</text:p>
              </table:table-cell>
              <table:table-cell office:value-type="float" office:value="2.06789">
                <text:p>2.06789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-0.308938">
                <text:p>-0.308938</text:p>
              </table:table-cell>
            </table:table-row>
            <table:table-row>
              <table:table-cell office:value-type="float" office:value="3.165">
                <text:p>3.165</text:p>
              </table:table-cell>
              <table:table-cell office:value-type="float" office:value="0.99977">
                <text:p>0.99977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0.762888">
                <text:p>0.762888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1.0016">
                <text:p>1.0016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0.7647">
                <text:p>0.7647</text:p>
              </table:table-cell>
            </table:table-row>
            <table:table-row>
              <table:table-cell office:value-type="float" office:value="3.185">
                <text:p>3.185</text:p>
              </table:table-cell>
              <table:table-cell office:value-type="float" office:value="1.00339">
                <text:p>1.00339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0.885416">
                <text:p>0.885416</text:p>
              </table:table-cell>
            </table:table-row>
            <table:table-row>
              <table:table-cell office:value-type="float" office:value="3.195">
                <text:p>3.195</text:p>
              </table:table-cell>
              <table:table-cell office:value-type="float" office:value="0.767381">
                <text:p>0.76738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.07647">
                <text:p>2.07647</text:p>
              </table:table-cell>
            </table:table-row>
            <table:table-row>
              <table:table-cell office:value-type="float" office:value="3.205">
                <text:p>3.205</text:p>
              </table:table-cell>
              <table:table-cell office:value-type="float" office:value="-0.300432">
                <text:p>-0.300432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1.0082">
                <text:p>1.0082</text:p>
              </table:table-cell>
            </table:table-row>
            <table:table-row>
              <table:table-cell office:value-type="float" office:value="3.215">
                <text:p>3.215</text:p>
              </table:table-cell>
              <table:table-cell office:value-type="float" office:value="0.771237">
                <text:p>0.771237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.00987">
                <text:p>1.00987</text:p>
              </table:table-cell>
            </table:table-row>
            <table:table-row>
              <table:table-cell office:value-type="float" office:value="3.225">
                <text:p>3.225</text:p>
              </table:table-cell>
              <table:table-cell office:value-type="float" office:value="0.772891">
                <text:p>0.772891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1.0115">
                <text:p>1.0115</text:p>
              </table:table-cell>
            </table:table-row>
            <table:table-row>
              <table:table-cell office:value-type="float" office:value="3.235">
                <text:p>3.235</text:p>
              </table:table-cell>
              <table:table-cell office:value-type="float" office:value="0.893444">
                <text:p>0.893444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775332">
                <text:p>0.775332</text:p>
              </table:table-cell>
            </table:table-row>
            <table:table-row>
              <table:table-cell office:value-type="float" office:value="3.245">
                <text:p>3.245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0.29268">
                <text:p>-0.29268</text:p>
              </table:table-cell>
            </table:table-row>
            <table:table-row>
              <table:table-cell office:value-type="float" office:value="3.255">
                <text:p>3.255</text:p>
              </table:table-cell>
              <table:table-cell office:value-type="float" office:value="1.01586">
                <text:p>1.01586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0.778829">
                <text:p>0.778829</text:p>
              </table:table-cell>
            </table:table-row>
            <table:table-row>
              <table:table-cell office:value-type="float" office:value="3.265">
                <text:p>3.265</text:p>
              </table:table-cell>
              <table:table-cell office:value-type="float" office:value="2.08774">
                <text:p>2.08774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-1.24071">
                <text:p>-1.24071</text:p>
              </table:table-cell>
            </table:table-row>
            <table:table-row>
              <table:table-cell office:value-type="float" office:value="3.275">
                <text:p>3.275</text:p>
              </table:table-cell>
              <table:table-cell office:value-type="float" office:value="1.85106">
                <text:p>1.85106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1.97102">
                <text:p>1.97102</text:p>
              </table:table-cell>
            </table:table-row>
            <table:table-row>
              <table:table-cell office:value-type="float" office:value="3.285">
                <text:p>3.285</text:p>
              </table:table-cell>
              <table:table-cell office:value-type="float" office:value="-1.11967">
                <text:p>-1.11967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1.97212">
                <text:p>1.97212</text:p>
              </table:table-cell>
            </table:table-row>
            <table:table-row>
              <table:table-cell office:value-type="float" office:value="3.295">
                <text:p>3.295</text:p>
              </table:table-cell>
              <table:table-cell office:value-type="float" office:value="0.783934">
                <text:p>0.78393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.02242">
                <text:p>1.02242</text:p>
              </table:table-cell>
            </table:table-row>
            <table:table-row>
              <table:table-cell office:value-type="float" office:value="3.305">
                <text:p>3.305</text:p>
              </table:table-cell>
              <table:table-cell office:value-type="float" office:value="1.85564">
                <text:p>1.85564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-0.0458581">
                <text:p>-0.0458581</text:p>
              </table:table-cell>
            </table:table-row>
            <table:table-row>
              <table:table-cell office:value-type="float" office:value="3.315">
                <text:p>3.315</text:p>
              </table:table-cell>
              <table:table-cell office:value-type="float" office:value="0.905918">
                <text:p>0.905918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787666">
                <text:p>0.787666</text:p>
              </table:table-cell>
            </table:table-row>
            <table:table-row>
              <table:table-cell office:value-type="float" office:value="3.325">
                <text:p>3.325</text:p>
              </table:table-cell>
              <table:table-cell office:value-type="float" office:value="1.0261">
                <text:p>1.0261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0.788949">
                <text:p>0.788949</text:p>
              </table:table-cell>
            </table:table-row>
            <table:table-row>
              <table:table-cell office:value-type="float" office:value="3.335">
                <text:p>3.335</text:p>
              </table:table-cell>
              <table:table-cell office:value-type="float" office:value="1.02737">
                <text:p>1.02737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0.790198">
                <text:p>0.790198</text:p>
              </table:table-cell>
            </table:table-row>
            <table:table-row>
              <table:table-cell office:value-type="float" office:value="3.345">
                <text:p>3.345</text:p>
              </table:table-cell>
              <table:table-cell office:value-type="float" office:value="1.0286">
                <text:p>1.0286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910335">
                <text:p>0.910335</text:p>
              </table:table-cell>
            </table:table-row>
            <table:table-row>
              <table:table-cell office:value-type="float" office:value="3.355">
                <text:p>3.355</text:p>
              </table:table-cell>
              <table:table-cell office:value-type="float" office:value="0.792025">
                <text:p>0.79202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.10068">
                <text:p>2.10068</text:p>
              </table:table-cell>
            </table:table-row>
            <table:table-row>
              <table:table-cell office:value-type="float" office:value="3.365">
                <text:p>3.365</text:p>
              </table:table-cell>
              <table:table-cell office:value-type="float" office:value="-0.276498">
                <text:p>-0.276498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-0.0384334">
                <text:p>-0.0384334</text:p>
              </table:table-cell>
            </table:table-row>
            <table:table-row>
              <table:table-cell office:value-type="float" office:value="3.375">
                <text:p>3.375</text:p>
              </table:table-cell>
              <table:table-cell office:value-type="float" office:value="2.93457">
                <text:p>2.93457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-1.1073">
                <text:p>-1.1073</text:p>
              </table:table-cell>
            </table:table-row>
            <table:table-row>
              <table:table-cell office:value-type="float" office:value="3.385">
                <text:p>3.385</text:p>
              </table:table-cell>
              <table:table-cell office:value-type="float" office:value="2.93565">
                <text:p>2.93565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-1.10622">
                <text:p>-1.10622</text:p>
              </table:table-cell>
            </table:table-row>
            <table:table-row>
              <table:table-cell office:value-type="float" office:value="3.395">
                <text:p>3.395</text:p>
              </table:table-cell>
              <table:table-cell office:value-type="float" office:value="1.98537">
                <text:p>1.9853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797008">
                <text:p>0.797008</text:p>
              </table:table-cell>
            </table:table-row>
            <table:table-row>
              <table:table-cell office:value-type="float" office:value="3.405">
                <text:p>3.405</text:p>
              </table:table-cell>
              <table:table-cell office:value-type="float" office:value="1.03531">
                <text:p>1.03531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0.916933">
                <text:p>0.916933</text:p>
              </table:table-cell>
            </table:table-row>
            <table:table-row>
              <table:table-cell office:value-type="float" office:value="3.415">
                <text:p>3.415</text:p>
              </table:table-cell>
              <table:table-cell office:value-type="float" office:value="1.86876">
                <text:p>1.86876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-0.0329414">
                <text:p>-0.0329414</text:p>
              </table:table-cell>
            </table:table-row>
            <table:table-row>
              <table:table-cell office:value-type="float" office:value="3.425">
                <text:p>3.425</text:p>
              </table:table-cell>
              <table:table-cell office:value-type="float" office:value="0.799723">
                <text:p>0.799723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1.03797">
                <text:p>1.03797</text:p>
              </table:table-cell>
            </table:table-row>
            <table:table-row>
              <table:table-cell office:value-type="float" office:value="3.435">
                <text:p>3.435</text:p>
              </table:table-cell>
              <table:table-cell office:value-type="float" office:value="0.800638">
                <text:p>0.800638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1.03887">
                <text:p>1.03887</text:p>
              </table:table-cell>
            </table:table-row>
            <table:table-row>
              <table:table-cell office:value-type="float" office:value="3.445">
                <text:p>3.445</text:p>
              </table:table-cell>
              <table:table-cell office:value-type="float" office:value="0.801518">
                <text:p>0.801518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.03973">
                <text:p>1.03973</text:p>
              </table:table-cell>
            </table:table-row>
            <table:table-row>
              <table:table-cell office:value-type="float" office:value="3.455">
                <text:p>3.455</text:p>
              </table:table-cell>
              <table:table-cell office:value-type="float" office:value="0.921275">
                <text:p>0.92127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0.802786">
                <text:p>0.802786</text:p>
              </table:table-cell>
            </table:table-row>
            <table:table-row>
              <table:table-cell office:value-type="float" office:value="3.465">
                <text:p>3.465</text:p>
              </table:table-cell>
              <table:table-cell office:value-type="float" office:value="2.11116">
                <text:p>2.11116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-0.266202">
                <text:p>-0.266202</text:p>
              </table:table-cell>
            </table:table-row>
            <table:table-row>
              <table:table-cell office:value-type="float" office:value="3.475">
                <text:p>3.475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-0.146733">
                <text:p>-0.146733</text:p>
              </table:table-cell>
            </table:table-row>
            <table:table-row>
              <table:table-cell office:value-type="float" office:value="3.485">
                <text:p>3.485</text:p>
              </table:table-cell>
              <table:table-cell office:value-type="float" office:value="2.94487">
                <text:p>2.94487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-0.0269414">
                <text:p>-0.0269414</text:p>
              </table:table-cell>
            </table:table-row>
            <table:table-row>
              <table:table-cell office:value-type="float" office:value="3.495">
                <text:p>3.495</text:p>
              </table:table-cell>
              <table:table-cell office:value-type="float" office:value="0.805601">
                <text:p>0.8056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04372">
                <text:p>1.04372</text:p>
              </table:table-cell>
            </table:table-row>
            <table:table-row>
              <table:table-cell office:value-type="float" office:value="3.505">
                <text:p>3.505</text:p>
              </table:table-cell>
              <table:table-cell office:value-type="float" office:value="0.806265">
                <text:p>0.806265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1.04437">
                <text:p>1.04437</text:p>
              </table:table-cell>
            </table:table-row>
            <table:table-row>
              <table:table-cell office:value-type="float" office:value="3.515">
                <text:p>3.515</text:p>
              </table:table-cell>
              <table:table-cell office:value-type="float" office:value="0.806895">
                <text:p>0.80689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.04498">
                <text:p>1.04498</text:p>
              </table:table-cell>
            </table:table-row>
            <table:table-row>
              <table:table-cell office:value-type="float" office:value="3.525">
                <text:p>3.525</text:p>
              </table:table-cell>
              <table:table-cell office:value-type="float" office:value="0.926393">
                <text:p>0.926393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0.807783">
                <text:p>0.807783</text:p>
              </table:table-cell>
            </table:table-row>
            <table:table-row>
              <table:table-cell office:value-type="float" office:value="3.535">
                <text:p>3.535</text:p>
              </table:table-cell>
              <table:table-cell office:value-type="float" office:value="1.04584">
                <text:p>1.04584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0.808326">
                <text:p>0.808326</text:p>
              </table:table-cell>
            </table:table-row>
            <table:table-row>
              <table:table-cell office:value-type="float" office:value="3.545">
                <text:p>3.545</text:p>
              </table:table-cell>
              <table:table-cell office:value-type="float" office:value="1.04636">
                <text:p>1.04636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.87894">
                <text:p>1.87894</text:p>
              </table:table-cell>
            </table:table-row>
            <table:table-row>
              <table:table-cell office:value-type="float" office:value="3.555">
                <text:p>3.555</text:p>
              </table:table-cell>
              <table:table-cell office:value-type="float" office:value="-1.09311">
                <text:p>-1.09311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.99819">
                <text:p>1.99819</text:p>
              </table:table-cell>
            </table:table-row>
            <table:table-row>
              <table:table-cell office:value-type="float" office:value="3.565">
                <text:p>3.565</text:p>
              </table:table-cell>
              <table:table-cell office:value-type="float" office:value="0.809537">
                <text:p>0.809537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1.04753">
                <text:p>1.04753</text:p>
              </table:table-cell>
            </table:table-row>
            <table:table-row>
              <table:table-cell office:value-type="float" office:value="3.575">
                <text:p>3.575</text:p>
              </table:table-cell>
              <table:table-cell office:value-type="float" office:value="0.809958">
                <text:p>0.809958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.04793">
                <text:p>1.04793</text:p>
              </table:table-cell>
            </table:table-row>
            <table:table-row>
              <table:table-cell office:value-type="float" office:value="3.585">
                <text:p>3.585</text:p>
              </table:table-cell>
              <table:table-cell office:value-type="float" office:value="0.929242">
                <text:p>0.929242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0.81053">
                <text:p>0.81053</text:p>
              </table:table-cell>
            </table:table-row>
            <table:table-row>
              <table:table-cell office:value-type="float" office:value="3.595">
                <text:p>3.595</text:p>
              </table:table-cell>
              <table:table-cell office:value-type="float" office:value="1.04848">
                <text:p>1.0484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810864">
                <text:p>0.810864</text:p>
              </table:table-cell>
            </table:table-row>
            <table:table-row>
              <table:table-cell office:value-type="float" office:value="3.605">
                <text:p>3.605</text:p>
              </table:table-cell>
              <table:table-cell office:value-type="float" office:value="-0.0212637">
                <text:p>-0.0212637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1.99997">
                <text:p>1.99997</text:p>
              </table:table-cell>
            </table:table-row>
            <table:table-row>
              <table:table-cell office:value-type="float" office:value="3.615">
                <text:p>3.615</text:p>
              </table:table-cell>
              <table:table-cell office:value-type="float" office:value="-0.258818">
                <text:p>-0.258818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.04901">
                <text:p>1.04901</text:p>
              </table:table-cell>
            </table:table-row>
            <table:table-row>
              <table:table-cell office:value-type="float" office:value="3.625">
                <text:p>3.625</text:p>
              </table:table-cell>
              <table:table-cell office:value-type="float" office:value="0.93019">
                <text:p>0.93019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0.930257">
                <text:p>0.930257</text:p>
              </table:table-cell>
            </table:table-row>
            <table:table-row>
              <table:table-cell office:value-type="float" office:value="3.635">
                <text:p>3.635</text:p>
              </table:table-cell>
              <table:table-cell office:value-type="float" office:value="-0.139724">
                <text:p>-0.139724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2.0003">
                <text:p>2.0003</text:p>
              </table:table-cell>
            </table:table-row>
            <table:table-row>
              <table:table-cell office:value-type="float" office:value="3.645">
                <text:p>3.645</text:p>
              </table:table-cell>
              <table:table-cell office:value-type="float" office:value="-0.13966">
                <text:p>-0.13966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.88147">
                <text:p>1.88147</text:p>
              </table:table-cell>
            </table:table-row>
            <table:table-row>
              <table:table-cell office:value-type="float" office:value="3.655">
                <text:p>3.655</text:p>
              </table:table-cell>
              <table:table-cell office:value-type="float" office:value="-0.0207179">
                <text:p>-0.0207179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3.07046">
                <text:p>3.07046</text:p>
              </table:table-cell>
            </table:table-row>
            <table:table-row>
              <table:table-cell office:value-type="float" office:value="3.665">
                <text:p>3.665</text:p>
              </table:table-cell>
              <table:table-cell office:value-type="float" office:value="-1.20947">
                <text:p>-1.20947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-1.20959">
                <text:p>-1.20959</text:p>
              </table:table-cell>
            </table:table-row>
            <table:table-row>
              <table:table-cell office:value-type="float" office:value="3.675">
                <text:p>3.675</text:p>
              </table:table-cell>
              <table:table-cell office:value-type="float" office:value="-0.0209044">
                <text:p>-0.0209044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.88114">
                <text:p>1.88114</text:p>
              </table:table-cell>
            </table:table-row>
            <table:table-row>
              <table:table-cell office:value-type="float" office:value="3.685">
                <text:p>3.685</text:p>
              </table:table-cell>
              <table:table-cell office:value-type="float" office:value="-1.09133">
                <text:p>-1.09133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1.99949">
                <text:p>1.99949</text:p>
              </table:table-cell>
            </table:table-row>
            <table:table-row>
              <table:table-cell office:value-type="float" office:value="3.695">
                <text:p>3.695</text:p>
              </table:table-cell>
              <table:table-cell office:value-type="float" office:value="-0.140835">
                <text:p>-0.14083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0.928752">
                <text:p>0.928752</text:p>
              </table:table-cell>
            </table:table-row>
            <table:table-row>
              <table:table-cell office:value-type="float" office:value="3.705">
                <text:p>3.705</text:p>
              </table:table-cell>
              <table:table-cell office:value-type="float" office:value="0.809423">
                <text:p>0.809423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2.11684">
                <text:p>2.11684</text:p>
              </table:table-cell>
            </table:table-row>
            <table:table-row>
              <table:table-cell office:value-type="float" office:value="3.715">
                <text:p>3.715</text:p>
              </table:table-cell>
              <table:table-cell office:value-type="float" office:value="-0.142503">
                <text:p>-0.142503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926953">
                <text:p>0.926953</text:p>
              </table:table-cell>
            </table:table-row>
            <table:table-row>
              <table:table-cell office:value-type="float" office:value="3.725">
                <text:p>3.725</text:p>
              </table:table-cell>
              <table:table-cell office:value-type="float" office:value="0.926393">
                <text:p>0.926393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1.87703">
                <text:p>1.87703</text:p>
              </table:table-cell>
            </table:table-row>
            <table:table-row>
              <table:table-cell office:value-type="float" office:value="3.735">
                <text:p>3.735</text:p>
              </table:table-cell>
              <table:table-cell office:value-type="float" office:value="-0.025777">
                <text:p>-0.025777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.99482">
                <text:p>1.99482</text:p>
              </table:table-cell>
            </table:table-row>
            <table:table-row>
              <table:table-cell office:value-type="float" office:value="3.745">
                <text:p>3.745</text:p>
              </table:table-cell>
              <table:table-cell office:value-type="float" office:value="-0.145828">
                <text:p>-0.145828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.8747">
                <text:p>1.8747</text:p>
              </table:table-cell>
            </table:table-row>
            <table:table-row>
              <table:table-cell office:value-type="float" office:value="3.755">
                <text:p>3.755</text:p>
              </table:table-cell>
              <table:table-cell office:value-type="float" office:value="-0.0282322">
                <text:p>-0.0282322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922086">
                <text:p>0.922086</text:p>
              </table:table-cell>
            </table:table-row>
            <table:table-row>
              <table:table-cell office:value-type="float" office:value="3.765">
                <text:p>3.765</text:p>
              </table:table-cell>
              <table:table-cell office:value-type="float" office:value="0.921275">
                <text:p>0.921275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0.801518">
                <text:p>0.801518</text:p>
              </table:table-cell>
            </table:table-row>
            <table:table-row>
              <table:table-cell office:value-type="float" office:value="3.775">
                <text:p>3.775</text:p>
              </table:table-cell>
              <table:table-cell office:value-type="float" office:value="0.0871109">
                <text:p>0.0871109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.75058">
                <text:p>1.75058</text:p>
              </table:table-cell>
            </table:table-row>
            <table:table-row>
              <table:table-cell office:value-type="float" office:value="3.785">
                <text:p>3.785</text:p>
              </table:table-cell>
              <table:table-cell office:value-type="float" office:value="1.0363">
                <text:p>1.0363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0.916419">
                <text:p>0.916419</text:p>
              </table:table-cell>
            </table:table-row>
            <table:table-row>
              <table:table-cell office:value-type="float" office:value="3.795">
                <text:p>3.795</text:p>
              </table:table-cell>
              <table:table-cell office:value-type="float" office:value="-0.154858">
                <text:p>-0.15485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913773">
                <text:p>0.913773</text:p>
              </table:table-cell>
            </table:table-row>
            <table:table-row>
              <table:table-cell office:value-type="float" office:value="3.805">
                <text:p>3.805</text:p>
              </table:table-cell>
              <table:table-cell office:value-type="float" office:value="1.98264">
                <text:p>1.98264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-0.158767">
                <text:p>-0.158767</text:p>
              </table:table-cell>
            </table:table-row>
            <table:table-row>
              <table:table-cell office:value-type="float" office:value="3.815">
                <text:p>3.815</text:p>
              </table:table-cell>
              <table:table-cell office:value-type="float" office:value="-0.16058">
                <text:p>-0.16058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-0.0438773">
                <text:p>-0.0438773</text:p>
              </table:table-cell>
            </table:table-row>
            <table:table-row>
              <table:table-cell office:value-type="float" office:value="3.825">
                <text:p>3.825</text:p>
              </table:table-cell>
              <table:table-cell office:value-type="float" office:value="1.85633">
                <text:p>1.85633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1.97351">
                <text:p>1.97351</text:p>
              </table:table-cell>
            </table:table-row>
            <table:table-row>
              <table:table-cell office:value-type="float" office:value="3.835">
                <text:p>3.835</text:p>
              </table:table-cell>
              <table:table-cell office:value-type="float" office:value="-0.168571">
                <text:p>-0.168571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.96957">
                <text:p>1.96957</text:p>
              </table:table-cell>
            </table:table-row>
            <table:table-row>
              <table:table-cell office:value-type="float" office:value="3.845">
                <text:p>3.845</text:p>
              </table:table-cell>
              <table:table-cell office:value-type="float" office:value="0.897716">
                <text:p>0.897716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0.895789">
                <text:p>0.895789</text:p>
              </table:table-cell>
            </table:table-row>
            <table:table-row>
              <table:table-cell office:value-type="float" office:value="3.855">
                <text:p>3.855</text:p>
              </table:table-cell>
              <table:table-cell office:value-type="float" office:value="0.89381">
                <text:p>0.89381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0.891778">
                <text:p>0.891778</text:p>
              </table:table-cell>
            </table:table-row>
            <table:table-row>
              <table:table-cell office:value-type="float" office:value="3.865">
                <text:p>3.865</text:p>
              </table:table-cell>
              <table:table-cell office:value-type="float" office:value="1.00863">
                <text:p>1.00863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-0.301707">
                <text:p>-0.301707</text:p>
              </table:table-cell>
            </table:table-row>
            <table:table-row>
              <table:table-cell office:value-type="float" office:value="3.875">
                <text:p>3.875</text:p>
              </table:table-cell>
              <table:table-cell office:value-type="float" office:value="1.95494">
                <text:p>1.95494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882711">
                <text:p>0.882711</text:p>
              </table:table-cell>
            </table:table-row>
            <table:table-row>
              <table:table-cell office:value-type="float" office:value="3.885">
                <text:p>3.885</text:p>
              </table:table-cell>
              <table:table-cell office:value-type="float" office:value="0.880408">
                <text:p>0.880408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-0.192417">
                <text:p>-0.192417</text:p>
              </table:table-cell>
            </table:table-row>
            <table:table-row>
              <table:table-cell office:value-type="float" office:value="3.895">
                <text:p>3.895</text:p>
              </table:table-cell>
              <table:table-cell office:value-type="float" office:value="1.94513">
                <text:p>1.9451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872677">
                <text:p>0.872677</text:p>
              </table:table-cell>
            </table:table-row>
            <table:table-row>
              <table:table-cell office:value-type="float" office:value="3.905">
                <text:p>3.905</text:p>
              </table:table-cell>
              <table:table-cell office:value-type="float" office:value="0.870157">
                <text:p>0.870157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-0.0839829">
                <text:p>-0.0839829</text:p>
              </table:table-cell>
            </table:table-row>
            <table:table-row>
              <table:table-cell office:value-type="float" office:value="3.915">
                <text:p>3.915</text:p>
              </table:table-cell>
              <table:table-cell office:value-type="float" office:value="1.81557">
                <text:p>1.81557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861796">
                <text:p>0.861796</text:p>
              </table:table-cell>
            </table:table-row>
            <table:table-row>
              <table:table-cell office:value-type="float" office:value="3.925">
                <text:p>3.925</text:p>
              </table:table-cell>
              <table:table-cell office:value-type="float" office:value="1.81066">
                <text:p>1.81066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0.976245">
                <text:p>0.976245</text:p>
              </table:table-cell>
            </table:table-row>
            <table:table-row>
              <table:table-cell office:value-type="float" office:value="3.935">
                <text:p>3.935</text:p>
              </table:table-cell>
              <table:table-cell office:value-type="float" office:value="-0.215439">
                <text:p>-0.215439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.92225">
                <text:p>1.92225</text:p>
              </table:table-cell>
            </table:table-row>
            <table:table-row>
              <table:table-cell office:value-type="float" office:value="3.945">
                <text:p>3.945</text:p>
              </table:table-cell>
              <table:table-cell office:value-type="float" office:value="-0.220621">
                <text:p>-0.220621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.98758">
                <text:p>2.98758</text:p>
              </table:table-cell>
            </table:table-row>
            <table:table-row>
              <table:table-cell office:value-type="float" office:value="3.955">
                <text:p>3.955</text:p>
              </table:table-cell>
              <table:table-cell office:value-type="float" office:value="-0.224733">
                <text:p>-0.224733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842846">
                <text:p>0.842846</text:p>
              </table:table-cell>
            </table:table-row>
            <table:table-row>
              <table:table-cell office:value-type="float" office:value="3.965">
                <text:p>3.965</text:p>
              </table:table-cell>
              <table:table-cell office:value-type="float" office:value="1.79207">
                <text:p>1.79207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-0.112582">
                <text:p>-0.112582</text:p>
              </table:table-cell>
            </table:table-row>
            <table:table-row>
              <table:table-cell office:value-type="float" office:value="3.975">
                <text:p>3.975</text:p>
              </table:table-cell>
              <table:table-cell office:value-type="float" office:value="1.90665">
                <text:p>1.90665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0.715843">
                <text:p>0.715843</text:p>
              </table:table-cell>
            </table:table-row>
            <table:table-row>
              <table:table-cell office:value-type="float" office:value="3.985">
                <text:p>3.985</text:p>
              </table:table-cell>
              <table:table-cell office:value-type="float" office:value="0.951736">
                <text:p>0.951736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-1.31034">
                <text:p>-1.31034</text:p>
              </table:table-cell>
            </table:table-row>
            <table:table-row>
              <table:table-cell office:value-type="float" office:value="3.995">
                <text:p>3.995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7745">
                <text:p>1.77745</text:p>
              </table:table-cell>
            </table:table-row>
            <table:table-row>
              <table:table-cell office:value-type="float" office:value="4.005">
                <text:p>4.005</text:p>
              </table:table-cell>
              <table:table-cell office:value-type="float" office:value="-0.126697">
                <text:p>-0.126697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0.703461">
                <text:p>0.703461</text:p>
              </table:table-cell>
            </table:table-row>
            <table:table-row>
              <table:table-cell office:value-type="float" office:value="4.015">
                <text:p>4.015</text:p>
              </table:table-cell>
              <table:table-cell office:value-type="float" office:value="-0.131431">
                <text:p>-0.131431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.88763">
                <text:p>1.88763</text:p>
              </table:table-cell>
            </table:table-row>
            <table:table-row>
              <table:table-cell office:value-type="float" office:value="4.025">
                <text:p>4.025</text:p>
              </table:table-cell>
              <table:table-cell office:value-type="float" office:value="-0.374034">
                <text:p>-0.374034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0.930952">
                <text:p>0.930952</text:p>
              </table:table-cell>
            </table:table-row>
            <table:table-row>
              <table:table-cell office:value-type="float" office:value="4.035">
                <text:p>4.035</text:p>
              </table:table-cell>
              <table:table-cell office:value-type="float" office:value="1.87997">
                <text:p>1.87997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-0.262814">
                <text:p>-0.262814</text:p>
              </table:table-cell>
            </table:table-row>
            <table:table-row>
              <table:table-cell office:value-type="float" office:value="4.045">
                <text:p>4.045</text:p>
              </table:table-cell>
              <table:table-cell office:value-type="float" office:value="2.82678">
                <text:p>2.82678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1.87495">
                <text:p>1.87495</text:p>
              </table:table-cell>
            </table:table-row>
            <table:table-row>
              <table:table-cell office:value-type="float" office:value="4.055">
                <text:p>4.055</text:p>
              </table:table-cell>
              <table:table-cell office:value-type="float" office:value="-2.28896">
                <text:p>-2.28896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0.799191">
                <text:p>0.799191</text:p>
              </table:table-cell>
            </table:table-row>
            <table:table-row>
              <table:table-cell office:value-type="float" office:value="4.065">
                <text:p>4.065</text:p>
              </table:table-cell>
              <table:table-cell office:value-type="float" office:value="0.796257">
                <text:p>0.796257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0.793293">
                <text:p>0.793293</text:p>
              </table:table-cell>
            </table:table-row>
            <table:table-row>
              <table:table-cell office:value-type="float" office:value="4.075">
                <text:p>4.075</text:p>
              </table:table-cell>
              <table:table-cell office:value-type="float" office:value="-0.280457">
                <text:p>-0.280457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.85648">
                <text:p>1.85648</text:p>
              </table:table-cell>
            </table:table-row>
            <table:table-row>
              <table:table-cell office:value-type="float" office:value="4.085">
                <text:p>4.085</text:p>
              </table:table-cell>
              <table:table-cell office:value-type="float" office:value="0.664459">
                <text:p>0.664459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-0.0526625">
                <text:p>-0.0526625</text:p>
              </table:table-cell>
            </table:table-row>
            <table:table-row>
              <table:table-cell office:value-type="float" office:value="4.095">
                <text:p>4.095</text:p>
              </table:table-cell>
              <table:table-cell office:value-type="float" office:value="1.60854">
                <text:p>1.60854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0.892061">
                <text:p>0.892061</text:p>
              </table:table-cell>
            </table:table-row>
            <table:table-row>
              <table:table-cell office:value-type="float" office:value="4.105">
                <text:p>4.105</text:p>
              </table:table-cell>
              <table:table-cell office:value-type="float" office:value="0.769989">
                <text:p>0.769989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0.766776">
                <text:p>0.766776</text:p>
              </table:table-cell>
            </table:table-row>
            <table:table-row>
              <table:table-cell office:value-type="float" office:value="4.115">
                <text:p>4.115</text:p>
              </table:table-cell>
              <table:table-cell office:value-type="float" office:value="-0.307286">
                <text:p>-0.307286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-1.38309">
                <text:p>-1.38309</text:p>
              </table:table-cell>
            </table:table-row>
            <table:table-row>
              <table:table-cell office:value-type="float" office:value="4.125">
                <text:p>4.125</text:p>
              </table:table-cell>
              <table:table-cell office:value-type="float" office:value="3.96349">
                <text:p>3.96349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-0.320662">
                <text:p>-0.320662</text:p>
              </table:table-cell>
            </table:table-row>
            <table:table-row>
              <table:table-cell office:value-type="float" office:value="4.135">
                <text:p>4.135</text:p>
              </table:table-cell>
              <table:table-cell office:value-type="float" office:value="-0.325808">
                <text:p>-0.325808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2.8807">
                <text:p>2.8807</text:p>
              </table:table-cell>
            </table:table-row>
            <table:table-row>
              <table:table-cell office:value-type="float" office:value="4.145">
                <text:p>4.145</text:p>
              </table:table-cell>
              <table:table-cell office:value-type="float" office:value="-2.35637">
                <text:p>-2.35637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3.82224">
                <text:p>3.82224</text:p>
              </table:table-cell>
            </table:table-row>
            <table:table-row>
              <table:table-cell office:value-type="float" office:value="4.155">
                <text:p>4.155</text:p>
              </table:table-cell>
              <table:table-cell office:value-type="float" office:value="-1.41415">
                <text:p>-1.41415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0.720389">
                <text:p>0.720389</text:p>
              </table:table-cell>
            </table:table-row>
            <table:table-row>
              <table:table-cell office:value-type="float" office:value="4.165">
                <text:p>4.165</text:p>
              </table:table-cell>
              <table:table-cell office:value-type="float" office:value="-1.30795">
                <text:p>-1.30795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2.72863">
                <text:p>2.72863</text:p>
              </table:table-cell>
            </table:table-row>
            <table:table-row>
              <table:table-cell office:value-type="float" office:value="4.175">
                <text:p>4.175</text:p>
              </table:table-cell>
              <table:table-cell office:value-type="float" office:value="1.77287">
                <text:p>1.77287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0.698176">
                <text:p>0.698176</text:p>
              </table:table-cell>
            </table:table-row>
            <table:table-row>
              <table:table-cell office:value-type="float" office:value="4.185">
                <text:p>4.185</text:p>
              </table:table-cell>
              <table:table-cell office:value-type="float" office:value="1.76438">
                <text:p>1.76438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0.690596">
                <text:p>0.690596</text:p>
              </table:table-cell>
            </table:table-row>
            <table:table-row>
              <table:table-cell office:value-type="float" office:value="4.195">
                <text:p>4.195</text:p>
              </table:table-cell>
              <table:table-cell office:value-type="float" office:value="0.686767">
                <text:p>0.68676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563916">
                <text:p>0.563916</text:p>
              </table:table-cell>
            </table:table-row>
            <table:table-row>
              <table:table-cell office:value-type="float" office:value="4.205">
                <text:p>4.205</text:p>
              </table:table-cell>
              <table:table-cell office:value-type="float" office:value="-0.154176">
                <text:p>-0.154176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2.57721">
                <text:p>2.57721</text:p>
              </table:table-cell>
            </table:table-row>
            <table:table-row>
              <table:table-cell office:value-type="float" office:value="4.215">
                <text:p>4.215</text:p>
              </table:table-cell>
              <table:table-cell office:value-type="float" office:value="-0.280009">
                <text:p>-0.280009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-1.47488">
                <text:p>-1.47488</text:p>
              </table:table-cell>
            </table:table-row>
            <table:table-row>
              <table:table-cell office:value-type="float" office:value="4.225">
                <text:p>4.225</text:p>
              </table:table-cell>
              <table:table-cell office:value-type="float" office:value="2.80105">
                <text:p>2.80105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-0.413946">
                <text:p>-0.413946</text:p>
              </table:table-cell>
            </table:table-row>
            <table:table-row>
              <table:table-cell office:value-type="float" office:value="4.235">
                <text:p>4.235</text:p>
              </table:table-cell>
              <table:table-cell office:value-type="float" office:value="1.72197">
                <text:p>1.72197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.71894">
                <text:p>1.71894</text:p>
              </table:table-cell>
            </table:table-row>
            <table:table-row>
              <table:table-cell office:value-type="float" office:value="4.245">
                <text:p>4.245</text:p>
              </table:table-cell>
              <table:table-cell office:value-type="float" office:value="-1.49615">
                <text:p>-1.49615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1.59067">
                <text:p>1.59067</text:p>
              </table:table-cell>
            </table:table-row>
            <table:table-row>
              <table:table-cell office:value-type="float" office:value="4.255">
                <text:p>4.255</text:p>
              </table:table-cell>
              <table:table-cell office:value-type="float" office:value="0.754316">
                <text:p>0.754316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-0.439798">
                <text:p>-0.439798</text:p>
              </table:table-cell>
            </table:table-row>
            <table:table-row>
              <table:table-cell office:value-type="float" office:value="4.265">
                <text:p>4.265</text:p>
              </table:table-cell>
              <table:table-cell office:value-type="float" office:value="-5.56351">
                <text:p>-5.56351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6.79536">
                <text:p>6.79536</text:p>
              </table:table-cell>
            </table:table-row>
            <table:table-row>
              <table:table-cell office:value-type="float" office:value="4.275">
                <text:p>4.275</text:p>
              </table:table-cell>
              <table:table-cell office:value-type="float" office:value="1.67893">
                <text:p>1.67893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1.55672">
                <text:p>1.55672</text:p>
              </table:table-cell>
            </table:table-row>
            <table:table-row>
              <table:table-cell office:value-type="float" office:value="4.285">
                <text:p>4.285</text:p>
              </table:table-cell>
              <table:table-cell office:value-type="float" office:value="0.721297">
                <text:p>0.721297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-0.47192">
                <text:p>-0.47192</text:p>
              </table:table-cell>
            </table:table-row>
            <table:table-row>
              <table:table-cell office:value-type="float" office:value="4.295">
                <text:p>4.295</text:p>
              </table:table-cell>
              <table:table-cell office:value-type="float" office:value="1.54579">
                <text:p>1.5457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1.4319">
                <text:p>-1.4319</text:p>
              </table:table-cell>
            </table:table-row>
            <table:table-row>
              <table:table-cell office:value-type="float" office:value="4.305">
                <text:p>4.305</text:p>
              </table:table-cell>
              <table:table-cell office:value-type="float" office:value="1.65474">
                <text:p>1.65474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0.580317">
                <text:p>0.580317</text:p>
              </table:table-cell>
            </table:table-row>
            <table:table-row>
              <table:table-cell office:value-type="float" office:value="4.315">
                <text:p>4.315</text:p>
              </table:table-cell>
              <table:table-cell office:value-type="float" office:value="-0.495274">
                <text:p>-0.495274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.71134">
                <text:p>2.71134</text:p>
              </table:table-cell>
            </table:table-row>
            <table:table-row>
              <table:table-cell office:value-type="float" office:value="4.325">
                <text:p>4.325</text:p>
              </table:table-cell>
              <table:table-cell office:value-type="float" office:value="-0.622122">
                <text:p>-0.622122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2.8234">
                <text:p>2.8234</text:p>
              </table:table-cell>
            </table:table-row>
            <table:table-row>
              <table:table-cell office:value-type="float" office:value="4.335">
                <text:p>4.335</text:p>
              </table:table-cell>
              <table:table-cell office:value-type="float" office:value="-1.57995">
                <text:p>-1.57995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-4.68131">
                <text:p>-4.68131</text:p>
              </table:table-cell>
            </table:table-row>
            <table:table-row>
              <table:table-cell office:value-type="float" office:value="4.345">
                <text:p>4.345</text:p>
              </table:table-cell>
              <table:table-cell office:value-type="float" office:value="2.56262">
                <text:p>2.5626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.67567">
                <text:p>2.67567</text:p>
              </table:table-cell>
            </table:table-row>
            <table:table-row>
              <table:table-cell office:value-type="float" office:value="4.355">
                <text:p>4.355</text:p>
              </table:table-cell>
              <table:table-cell office:value-type="float" office:value="1.60103">
                <text:p>1.60103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-0.544827">
                <text:p>-0.544827</text:p>
              </table:table-cell>
            </table:table-row>
            <table:table-row>
              <table:table-cell office:value-type="float" office:value="4.365">
                <text:p>4.365</text:p>
              </table:table-cell>
              <table:table-cell office:value-type="float" office:value="1.59043">
                <text:p>1.59043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0.515721">
                <text:p>0.515721</text:p>
              </table:table-cell>
            </table:table-row>
            <table:table-row>
              <table:table-cell office:value-type="float" office:value="4.375">
                <text:p>4.375</text:p>
              </table:table-cell>
              <table:table-cell office:value-type="float" office:value="0.391952">
                <text:p>0.391952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-0.327226">
                <text:p>-0.327226</text:p>
              </table:table-cell>
            </table:table-row>
            <table:table-row>
              <table:table-cell office:value-type="float" office:value="4.385">
                <text:p>4.385</text:p>
              </table:table-cell>
              <table:table-cell office:value-type="float" office:value="1.33226">
                <text:p>1.33226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-0.457086">
                <text:p>-0.457086</text:p>
              </table:table-cell>
            </table:table-row>
            <table:table-row>
              <table:table-cell office:value-type="float" office:value="4.395">
                <text:p>4.395</text:p>
              </table:table-cell>
              <table:table-cell office:value-type="float" office:value="-5.7014">
                <text:p>-5.701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5.58545">
                <text:p>5.58545</text:p>
              </table:table-cell>
            </table:table-row>
            <table:table-row>
              <table:table-cell office:value-type="float" office:value="4.405">
                <text:p>4.405</text:p>
              </table:table-cell>
              <table:table-cell office:value-type="float" office:value="2.60837">
                <text:p>2.60837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-0.607767">
                <text:p>-0.607767</text:p>
              </table:table-cell>
            </table:table-row>
            <table:table-row>
              <table:table-cell office:value-type="float" office:value="4.415">
                <text:p>4.415</text:p>
              </table:table-cell>
              <table:table-cell office:value-type="float" office:value="1.52725">
                <text:p>1.5272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-0.618956">
                <text:p>-0.618956</text:p>
              </table:table-cell>
            </table:table-row>
            <table:table-row>
              <table:table-cell office:value-type="float" office:value="4.425">
                <text:p>4.425</text:p>
              </table:table-cell>
              <table:table-cell office:value-type="float" office:value="0.444756">
                <text:p>0.444756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0.43846">
                <text:p>0.43846</text:p>
              </table:table-cell>
            </table:table-row>
            <table:table-row>
              <table:table-cell office:value-type="float" office:value="4.435">
                <text:p>4.435</text:p>
              </table:table-cell>
              <table:table-cell office:value-type="float" office:value="0.432138">
                <text:p>0.432138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0.425791">
                <text:p>0.425791</text:p>
              </table:table-cell>
            </table:table-row>
            <table:table-row>
              <table:table-cell office:value-type="float" office:value="4.445">
                <text:p>4.445</text:p>
              </table:table-cell>
              <table:table-cell office:value-type="float" office:value="0.419419">
                <text:p>0.419419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-4.82442">
                <text:p>-4.82442</text:p>
              </table:table-cell>
            </table:table-row>
            <table:table-row>
              <table:table-cell office:value-type="float" office:value="4.455">
                <text:p>4.455</text:p>
              </table:table-cell>
              <table:table-cell office:value-type="float" office:value="6.70248">
                <text:p>6.70248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-1.74628">
                <text:p>-1.74628</text:p>
              </table:table-cell>
            </table:table-row>
            <table:table-row>
              <table:table-cell office:value-type="float" office:value="4.465">
                <text:p>4.465</text:p>
              </table:table-cell>
              <table:table-cell office:value-type="float" office:value="2.52849">
                <text:p>2.52849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1.45466">
                <text:p>1.45466</text:p>
              </table:table-cell>
            </table:table-row>
            <table:table-row>
              <table:table-cell office:value-type="float" office:value="4.475">
                <text:p>4.475</text:p>
              </table:table-cell>
              <table:table-cell office:value-type="float" office:value="-0.809524">
                <text:p>-0.809524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0.493029">
                <text:p>0.493029</text:p>
              </table:table-cell>
            </table:table-row>
            <table:table-row>
              <table:table-cell office:value-type="float" office:value="4.485">
                <text:p>4.485</text:p>
              </table:table-cell>
              <table:table-cell office:value-type="float" office:value="0.368926">
                <text:p>0.368926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-0.707632">
                <text:p>-0.707632</text:p>
              </table:table-cell>
            </table:table-row>
            <table:table-row>
              <table:table-cell office:value-type="float" office:value="4.495">
                <text:p>4.495</text:p>
              </table:table-cell>
              <table:table-cell office:value-type="float" office:value="2.49842">
                <text:p>2.4984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716785">
                <text:p>-0.716785</text:p>
              </table:table-cell>
            </table:table-row>
            <table:table-row>
              <table:table-cell office:value-type="float" office:value="4.505">
                <text:p>4.505</text:p>
              </table:table-cell>
              <table:table-cell office:value-type="float" office:value="0.228889">
                <text:p>0.228889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1.53272">
                <text:p>1.53272</text:p>
              </table:table-cell>
            </table:table-row>
            <table:table-row>
              <table:table-cell office:value-type="float" office:value="4.515">
                <text:p>4.515</text:p>
              </table:table-cell>
              <table:table-cell office:value-type="float" office:value="-1.80277">
                <text:p>-1.80277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.40187">
                <text:p>1.40187</text:p>
              </table:table-cell>
            </table:table-row>
            <table:table-row>
              <table:table-cell office:value-type="float" office:value="4.525">
                <text:p>4.525</text:p>
              </table:table-cell>
              <table:table-cell office:value-type="float" office:value="0.326567">
                <text:p>0.326567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0.321234">
                <text:p>0.321234</text:p>
              </table:table-cell>
            </table:table-row>
            <table:table-row>
              <table:table-cell office:value-type="float" office:value="4.535">
                <text:p>4.535</text:p>
              </table:table-cell>
              <table:table-cell office:value-type="float" office:value="1.26821">
                <text:p>1.26821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-1.7107">
                <text:p>-1.7107</text:p>
              </table:table-cell>
            </table:table-row>
            <table:table-row>
              <table:table-cell office:value-type="float" office:value="4.545">
                <text:p>4.545</text:p>
              </table:table-cell>
              <table:table-cell office:value-type="float" office:value="2.44635">
                <text:p>2.44635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-1.84033">
                <text:p>-1.84033</text:p>
              </table:table-cell>
            </table:table-row>
            <table:table-row>
              <table:table-cell office:value-type="float" office:value="4.555">
                <text:p>4.555</text:p>
              </table:table-cell>
              <table:table-cell office:value-type="float" office:value="1.36422">
                <text:p>1.36422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0.288836">
                <text:p>0.288836</text:p>
              </table:table-cell>
            </table:table-row>
            <table:table-row>
              <table:table-cell office:value-type="float" office:value="4.565">
                <text:p>4.565</text:p>
              </table:table-cell>
              <table:table-cell office:value-type="float" office:value="-1.85933">
                <text:p>-1.85933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2.41517">
                <text:p>2.41517</text:p>
              </table:table-cell>
            </table:table-row>
            <table:table-row>
              <table:table-cell office:value-type="float" office:value="4.575">
                <text:p>4.575</text:p>
              </table:table-cell>
              <table:table-cell office:value-type="float" office:value="0.269767">
                <text:p>0.269767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0.145275">
                <text:p>0.145275</text:p>
              </table:table-cell>
            </table:table-row>
            <table:table-row>
              <table:table-cell office:value-type="float" office:value="4.585">
                <text:p>4.585</text:p>
              </table:table-cell>
              <table:table-cell office:value-type="float" office:value="0.377589">
                <text:p>0.377589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1.32462">
                <text:p>1.32462</text:p>
              </table:table-cell>
            </table:table-row>
            <table:table-row>
              <table:table-cell office:value-type="float" office:value="4.595">
                <text:p>4.595</text:p>
              </table:table-cell>
              <table:table-cell office:value-type="float" office:value="-0.820817">
                <text:p>-0.82081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124635">
                <text:p>0.124635</text:p>
              </table:table-cell>
            </table:table-row>
            <table:table-row>
              <table:table-cell office:value-type="float" office:value="4.605">
                <text:p>4.605</text:p>
              </table:table-cell>
              <table:table-cell office:value-type="float" office:value="1.42831">
                <text:p>1.42831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0.235354">
                <text:p>0.235354</text:p>
              </table:table-cell>
            </table:table-row>
            <table:table-row>
              <table:table-cell office:value-type="float" office:value="4.615">
                <text:p>4.615</text:p>
              </table:table-cell>
              <table:table-cell office:value-type="float" office:value="-0.840135">
                <text:p>-0.840135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0.105285">
                <text:p>0.105285</text:p>
              </table:table-cell>
            </table:table-row>
            <table:table-row>
              <table:table-cell office:value-type="float" office:value="4.625">
                <text:p>4.625</text:p>
              </table:table-cell>
              <table:table-cell office:value-type="float" office:value="1.40894">
                <text:p>1.40894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-0.855444">
                <text:p>-0.855444</text:p>
              </table:table-cell>
            </table:table-row>
            <table:table-row>
              <table:table-cell office:value-type="float" office:value="4.635">
                <text:p>4.635</text:p>
              </table:table-cell>
              <table:table-cell office:value-type="float" office:value="1.16136">
                <text:p>1.16136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-0.746375">
                <text:p>-0.746375</text:p>
              </table:table-cell>
            </table:table-row>
            <table:table-row>
              <table:table-cell office:value-type="float" office:value="4.645">
                <text:p>4.645</text:p>
              </table:table-cell>
              <table:table-cell office:value-type="float" office:value="0.199166">
                <text:p>0.19916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193606">
                <text:p>0.193606</text:p>
              </table:table-cell>
            </table:table-row>
            <table:table-row>
              <table:table-cell office:value-type="float" office:value="4.655">
                <text:p>4.655</text:p>
              </table:table-cell>
              <table:table-cell office:value-type="float" office:value="0.188038">
                <text:p>0.188038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-0.888952">
                <text:p>-0.888952</text:p>
              </table:table-cell>
            </table:table-row>
            <table:table-row>
              <table:table-cell office:value-type="float" office:value="4.665">
                <text:p>4.665</text:p>
              </table:table-cell>
              <table:table-cell office:value-type="float" office:value="1.24543">
                <text:p>1.24543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0.169856">
                <text:p>0.169856</text:p>
              </table:table-cell>
            </table:table-row>
            <table:table-row>
              <table:table-cell office:value-type="float" office:value="4.675">
                <text:p>4.675</text:p>
              </table:table-cell>
              <table:table-cell office:value-type="float" office:value="-0.907161">
                <text:p>-0.907161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.10815">
                <text:p>1.10815</text:p>
              </table:table-cell>
            </table:table-row>
            <table:table-row>
              <table:table-cell office:value-type="float" office:value="4.685">
                <text:p>4.685</text:p>
              </table:table-cell>
              <table:table-cell office:value-type="float" office:value="0.270333">
                <text:p>0.270333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-0.925595">
                <text:p>-0.925595</text:p>
              </table:table-cell>
            </table:table-row>
            <table:table-row>
              <table:table-cell office:value-type="float" office:value="4.695">
                <text:p>4.695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133137">
                <text:p>0.133137</text:p>
              </table:table-cell>
            </table:table-row>
            <table:table-row>
              <table:table-cell office:value-type="float" office:value="4.705">
                <text:p>4.705</text:p>
              </table:table-cell>
              <table:table-cell office:value-type="float" office:value="0.127504">
                <text:p>0.127504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-0.949564">
                <text:p>-0.949564</text:p>
              </table:table-cell>
            </table:table-row>
            <table:table-row>
              <table:table-cell office:value-type="float" office:value="4.715">
                <text:p>4.715</text:p>
              </table:table-cell>
              <table:table-cell office:value-type="float" office:value="0.113323">
                <text:p>0.113323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.17766">
                <text:p>1.17766</text:p>
              </table:table-cell>
            </table:table-row>
            <table:table-row>
              <table:table-cell office:value-type="float" office:value="4.725">
                <text:p>4.725</text:p>
              </table:table-cell>
              <table:table-cell office:value-type="float" office:value="-0.969413">
                <text:p>-0.969413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1.16489">
                <text:p>1.16489</text:p>
              </table:table-cell>
            </table:table-row>
            <table:table-row>
              <table:table-cell office:value-type="float" office:value="4.735">
                <text:p>4.735</text:p>
              </table:table-cell>
              <table:table-cell office:value-type="float" office:value="-0.0297977">
                <text:p>-0.0297977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-0.869126">
                <text:p>-0.869126</text:p>
              </table:table-cell>
            </table:table-row>
            <table:table-row>
              <table:table-cell office:value-type="float" office:value="4.745">
                <text:p>4.745</text:p>
              </table:table-cell>
              <table:table-cell office:value-type="float" office:value="1.14628">
                <text:p>1.14628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0.07063">
                <text:p>0.07063</text:p>
              </table:table-cell>
            </table:table-row>
            <table:table-row>
              <table:table-cell office:value-type="float" office:value="4.755">
                <text:p>4.755</text:p>
              </table:table-cell>
              <table:table-cell office:value-type="float" office:value="0.0649568">
                <text:p>0.0649568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-1.01216">
                <text:p>-1.01216</text:p>
              </table:table-cell>
            </table:table-row>
            <table:table-row>
              <table:table-cell office:value-type="float" office:value="4.765">
                <text:p>4.765</text:p>
              </table:table-cell>
              <table:table-cell office:value-type="float" office:value="1.12212">
                <text:p>1.12212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-1.02498">
                <text:p>-1.02498</text:p>
              </table:table-cell>
            </table:table-row>
            <table:table-row>
              <table:table-cell office:value-type="float" office:value="4.775">
                <text:p>4.775</text:p>
              </table:table-cell>
              <table:table-cell office:value-type="float" office:value="0.0378576">
                <text:p>0.0378576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.10215">
                <text:p>1.10215</text:p>
              </table:table-cell>
            </table:table-row>
            <table:table-row>
              <table:table-cell office:value-type="float" office:value="4.785">
                <text:p>4.785</text:p>
              </table:table-cell>
              <table:table-cell office:value-type="float" office:value="-2.1164">
                <text:p>-2.1164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2.15784">
                <text:p>2.15784</text:p>
              </table:table-cell>
            </table:table-row>
            <table:table-row>
              <table:table-cell office:value-type="float" office:value="4.795">
                <text:p>4.795</text:p>
              </table:table-cell>
              <table:table-cell office:value-type="float" office:value="0.0121889">
                <text:p>0.01218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1.06494">
                <text:p>-1.06494</text:p>
              </table:table-cell>
            </table:table-row>
            <table:table-row>
              <table:table-cell office:value-type="float" office:value="4.805">
                <text:p>4.805</text:p>
              </table:table-cell>
              <table:table-cell office:value-type="float" office:value="1.06933">
                <text:p>1.06933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-1.07778">
                <text:p>-1.07778</text:p>
              </table:table-cell>
            </table:table-row>
            <table:table-row>
              <table:table-cell office:value-type="float" office:value="4.815">
                <text:p>4.815</text:p>
              </table:table-cell>
              <table:table-cell office:value-type="float" office:value="2.00889">
                <text:p>2.00889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-0.968971">
                <text:p>-0.968971</text:p>
              </table:table-cell>
            </table:table-row>
            <table:table-row>
              <table:table-cell office:value-type="float" office:value="4.825">
                <text:p>4.825</text:p>
              </table:table-cell>
              <table:table-cell office:value-type="float" office:value="-0.0235635">
                <text:p>-0.0235635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-0.0292495">
                <text:p>-0.0292495</text:p>
              </table:table-cell>
            </table:table-row>
            <table:table-row>
              <table:table-cell office:value-type="float" office:value="4.835">
                <text:p>4.835</text:p>
              </table:table-cell>
              <table:table-cell office:value-type="float" office:value="-12.6541">
                <text:p>-12.6541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2.5442">
                <text:p>12.5442</text:p>
              </table:table-cell>
            </table:table-row>
            <table:table-row>
              <table:table-cell office:value-type="float" office:value="4.845">
                <text:p>4.845</text:p>
              </table:table-cell>
              <table:table-cell office:value-type="float" office:value="-0.0634975">
                <text:p>-0.0634975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-0.0691714">
                <text:p>-0.0691714</text:p>
              </table:table-cell>
            </table:table-row>
            <table:table-row>
              <table:table-cell office:value-type="float" office:value="4.855">
                <text:p>4.855</text:p>
              </table:table-cell>
              <table:table-cell office:value-type="float" office:value="-0.193892">
                <text:p>-0.193892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1.10965">
                <text:p>1.10965</text:p>
              </table:table-cell>
            </table:table-row>
            <table:table-row>
              <table:table-cell office:value-type="float" office:value="4.865">
                <text:p>4.865</text:p>
              </table:table-cell>
              <table:table-cell office:value-type="float" office:value="-1.15486">
                <text:p>-1.15486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-0.0905451">
                <text:p>-0.0905451</text:p>
              </table:table-cell>
            </table:table-row>
            <table:table-row>
              <table:table-cell office:value-type="float" office:value="4.875">
                <text:p>4.875</text:p>
              </table:table-cell>
              <table:table-cell office:value-type="float" office:value="-0.0962047">
                <text:p>-0.0962047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-0.220909">
                <text:p>-0.220909</text:p>
              </table:table-cell>
            </table:table-row>
            <table:table-row>
              <table:table-cell office:value-type="float" office:value="4.885">
                <text:p>4.885</text:p>
              </table:table-cell>
              <table:table-cell office:value-type="float" office:value="0.0112123">
                <text:p>0.0112123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0.958111">
                <text:p>0.958111</text:p>
              </table:table-cell>
            </table:table-row>
            <table:table-row>
              <table:table-cell office:value-type="float" office:value="4.895">
                <text:p>4.895</text:p>
              </table:table-cell>
              <table:table-cell office:value-type="float" office:value="-1.1875">
                <text:p>-1.18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123156">
                <text:p>-0.123156</text:p>
              </table:table-cell>
            </table:table-row>
            <table:table-row>
              <table:table-cell office:value-type="float" office:value="4.905">
                <text:p>4.905</text:p>
              </table:table-cell>
              <table:table-cell office:value-type="float" office:value="-0.24784">
                <text:p>-0.24784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-0.0156976">
                <text:p>-0.0156976</text:p>
              </table:table-cell>
            </table:table-row>
            <table:table-row>
              <table:table-cell office:value-type="float" office:value="4.915">
                <text:p>4.915</text:p>
              </table:table-cell>
              <table:table-cell office:value-type="float" office:value="-0.14021">
                <text:p>-0.14021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-0.145831">
                <text:p>-0.145831</text:p>
              </table:table-cell>
            </table:table-row>
            <table:table-row>
              <table:table-cell office:value-type="float" office:value="4.925">
                <text:p>4.925</text:p>
              </table:table-cell>
              <table:table-cell office:value-type="float" office:value="0.919978">
                <text:p>0.919978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-1.34464">
                <text:p>-1.34464</text:p>
              </table:table-cell>
            </table:table-row>
            <table:table-row>
              <table:table-cell office:value-type="float" office:value="4.935">
                <text:p>4.935</text:p>
              </table:table-cell>
              <table:table-cell office:value-type="float" office:value="-0.0424931">
                <text:p>-0.0424931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0.904441">
                <text:p>0.904441</text:p>
              </table:table-cell>
            </table:table-row>
            <table:table-row>
              <table:table-cell office:value-type="float" office:value="4.945">
                <text:p>4.945</text:p>
              </table:table-cell>
              <table:table-cell office:value-type="float" office:value="-0.288743">
                <text:p>-0.288743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2.19796">
                <text:p>-2.19796</text:p>
              </table:table-cell>
            </table:table-row>
            <table:table-row>
              <table:table-cell office:value-type="float" office:value="4.955">
                <text:p>4.955</text:p>
              </table:table-cell>
              <table:table-cell office:value-type="float" office:value="1.95893">
                <text:p>1.95893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-1.25659">
                <text:p>-1.25659</text:p>
              </table:table-cell>
            </table:table-row>
            <table:table-row>
              <table:table-cell office:value-type="float" office:value="4.965">
                <text:p>4.965</text:p>
              </table:table-cell>
              <table:table-cell office:value-type="float" office:value="-1.26359">
                <text:p>-1.26359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0.870815">
                <text:p>0.870815</text:p>
              </table:table-cell>
            </table:table-row>
            <table:table-row>
              <table:table-cell office:value-type="float" office:value="4.975">
                <text:p>4.975</text:p>
              </table:table-cell>
              <table:table-cell office:value-type="float" office:value="-0.204719">
                <text:p>-0.204719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-1.28167">
                <text:p>-1.28167</text:p>
              </table:table-cell>
            </table:table-row>
            <table:table-row>
              <table:table-cell office:value-type="float" office:value="4.985">
                <text:p>4.985</text:p>
              </table:table-cell>
              <table:table-cell office:value-type="float" office:value="0.852757">
                <text:p>0.852757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-0.341797">
                <text:p>-0.341797</text:p>
              </table:table-cell>
            </table:table-row>
            <table:table-row>
              <table:table-cell office:value-type="float" office:value="4.995">
                <text:p>4.995</text:p>
              </table:table-cell>
              <table:table-cell office:value-type="float" office:value="-0.109542">
                <text:p>-0.1095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233939">
                <text:p>-0.233939</text:p>
              </table:table-cell>
            </table:table-row>
            <table:table-row>
              <table:table-cell office:value-type="float" office:value="5.005">
                <text:p>5.005</text:p>
              </table:table-cell>
              <table:table-cell office:value-type="float" office:value="-0.23944">
                <text:p>-0.23944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-1.31633">
                <text:p>-1.31633</text:p>
              </table:table-cell>
            </table:table-row>
            <table:table-row>
              <table:table-cell office:value-type="float" office:value="5.015">
                <text:p>5.015</text:p>
              </table:table-cell>
              <table:table-cell office:value-type="float" office:value="0.818156">
                <text:p>0.818156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-0.257297">
                <text:p>-0.257297</text:p>
              </table:table-cell>
            </table:table-row>
            <table:table-row>
              <table:table-cell office:value-type="float" office:value="5.025">
                <text:p>5.025</text:p>
              </table:table-cell>
              <table:table-cell office:value-type="float" office:value="0.689584">
                <text:p>0.689584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-1.21806">
                <text:p>-1.21806</text:p>
              </table:table-cell>
            </table:table-row>
            <table:table-row>
              <table:table-cell office:value-type="float" office:value="5.035">
                <text:p>5.035</text:p>
              </table:table-cell>
              <table:table-cell office:value-type="float" office:value="-1.34379">
                <text:p>-1.34379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.86212">
                <text:p>1.86212</text:p>
              </table:table-cell>
            </table:table-row>
            <table:table-row>
              <table:table-cell office:value-type="float" office:value="5.045">
                <text:p>5.045</text:p>
              </table:table-cell>
              <table:table-cell office:value-type="float" office:value="-1.35325">
                <text:p>-1.35325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-1.36005">
                <text:p>-1.36005</text:p>
              </table:table-cell>
            </table:table-row>
            <table:table-row>
              <table:table-cell office:value-type="float" office:value="5.055">
                <text:p>5.055</text:p>
              </table:table-cell>
              <table:table-cell office:value-type="float" office:value="0.655468">
                <text:p>0.655468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0.889238">
                <text:p>0.889238</text:p>
              </table:table-cell>
            </table:table-row>
            <table:table-row>
              <table:table-cell office:value-type="float" office:value="5.065">
                <text:p>5.065</text:p>
              </table:table-cell>
              <table:table-cell office:value-type="float" office:value="-2.44635">
                <text:p>-2.44635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0.758224">
                <text:p>0.758224</text:p>
              </table:table-cell>
            </table:table-row>
            <table:table-row>
              <table:table-cell office:value-type="float" office:value="5.075">
                <text:p>5.075</text:p>
              </table:table-cell>
              <table:table-cell office:value-type="float" office:value="-0.317112">
                <text:p>-0.317112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-0.322454">
                <text:p>-0.322454</text:p>
              </table:table-cell>
            </table:table-row>
            <table:table-row>
              <table:table-cell office:value-type="float" office:value="5.085">
                <text:p>5.085</text:p>
              </table:table-cell>
              <table:table-cell office:value-type="float" office:value="-0.446824">
                <text:p>-0.446824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-0.214368">
                <text:p>-0.214368</text:p>
              </table:table-cell>
            </table:table-row>
            <table:table-row>
              <table:table-cell office:value-type="float" office:value="5.095">
                <text:p>5.095</text:p>
              </table:table-cell>
              <table:table-cell office:value-type="float" office:value="-0.33856">
                <text:p>-0.33856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343853">
                <text:p>-0.343853</text:p>
              </table:table-cell>
            </table:table-row>
            <table:table-row>
              <table:table-cell office:value-type="float" office:value="5.105">
                <text:p>5.105</text:p>
              </table:table-cell>
              <table:table-cell office:value-type="float" office:value="-0.349133">
                <text:p>-0.349133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-0.354399">
                <text:p>-0.354399</text:p>
              </table:table-cell>
            </table:table-row>
            <table:table-row>
              <table:table-cell office:value-type="float" office:value="5.115">
                <text:p>5.115</text:p>
              </table:table-cell>
              <table:table-cell office:value-type="float" office:value="-0.47869">
                <text:p>-0.47869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0.825171">
                <text:p>0.825171</text:p>
              </table:table-cell>
            </table:table-row>
            <table:table-row>
              <table:table-cell office:value-type="float" office:value="5.125">
                <text:p>5.125</text:p>
              </table:table-cell>
              <table:table-cell office:value-type="float" office:value="-1.43891">
                <text:p>-1.4389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-1.44546">
                <text:p>-1.44546</text:p>
              </table:table-cell>
            </table:table-row>
            <table:table-row>
              <table:table-cell office:value-type="float" office:value="5.135">
                <text:p>5.135</text:p>
              </table:table-cell>
              <table:table-cell office:value-type="float" office:value="0.689302">
                <text:p>0.689302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-0.385864">
                <text:p>-0.385864</text:p>
              </table:table-cell>
            </table:table-row>
            <table:table-row>
              <table:table-cell office:value-type="float" office:value="5.145">
                <text:p>5.145</text:p>
              </table:table-cell>
              <table:table-cell office:value-type="float" office:value="-0.510068">
                <text:p>-0.510068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-0.277449">
                <text:p>-0.277449</text:p>
              </table:table-cell>
            </table:table-row>
            <table:table-row>
              <table:table-cell office:value-type="float" office:value="5.155">
                <text:p>5.155</text:p>
              </table:table-cell>
              <table:table-cell office:value-type="float" office:value="-0.401476">
                <text:p>-0.40147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-1.4779">
                <text:p>-1.4779</text:p>
              </table:table-cell>
            </table:table-row>
            <table:table-row>
              <table:table-cell office:value-type="float" office:value="5.165">
                <text:p>5.165</text:p>
              </table:table-cell>
              <table:table-cell office:value-type="float" office:value="0.656959">
                <text:p>0.65695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-0.418112">
                <text:p>-0.418112</text:p>
              </table:table-cell>
            </table:table-row>
            <table:table-row>
              <table:table-cell office:value-type="float" office:value="5.175">
                <text:p>5.175</text:p>
              </table:table-cell>
              <table:table-cell office:value-type="float" office:value="-0.423187">
                <text:p>-0.423187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-0.428246">
                <text:p>-0.428246</text:p>
              </table:table-cell>
            </table:table-row>
            <table:table-row>
              <table:table-cell office:value-type="float" office:value="5.185">
                <text:p>5.185</text:p>
              </table:table-cell>
              <table:table-cell office:value-type="float" office:value="-0.55232">
                <text:p>-0.55232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-0.319573">
                <text:p>-0.319573</text:p>
              </table:table-cell>
            </table:table-row>
            <table:table-row>
              <table:table-cell office:value-type="float" office:value="5.195">
                <text:p>5.195</text:p>
              </table:table-cell>
              <table:table-cell office:value-type="float" office:value="-0.44347">
                <text:p>-0.4434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1.51973">
                <text:p>-1.51973</text:p>
              </table:table-cell>
            </table:table-row>
            <table:table-row>
              <table:table-cell office:value-type="float" office:value="5.205">
                <text:p>5.205</text:p>
              </table:table-cell>
              <table:table-cell office:value-type="float" office:value="1.68652">
                <text:p>1.68652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-2.59964">
                <text:p>-2.59964</text:p>
              </table:table-cell>
            </table:table-row>
            <table:table-row>
              <table:table-cell office:value-type="float" office:value="5.215">
                <text:p>5.215</text:p>
              </table:table-cell>
              <table:table-cell office:value-type="float" office:value="0.60537">
                <text:p>0.60537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-1.54078">
                <text:p>-1.54078</text:p>
              </table:table-cell>
            </table:table-row>
            <table:table-row>
              <table:table-cell office:value-type="float" office:value="5.225">
                <text:p>5.225</text:p>
              </table:table-cell>
              <table:table-cell office:value-type="float" office:value="1.5465">
                <text:p>1.5465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-2.50179">
                <text:p>-2.50179</text:p>
              </table:table-cell>
            </table:table-row>
            <table:table-row>
              <table:table-cell office:value-type="float" office:value="5.235">
                <text:p>5.235</text:p>
              </table:table-cell>
              <table:table-cell office:value-type="float" office:value="0.584404">
                <text:p>0.584404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-1.56165">
                <text:p>-1.56165</text:p>
              </table:table-cell>
            </table:table-row>
            <table:table-row>
              <table:table-cell office:value-type="float" office:value="5.245">
                <text:p>5.245</text:p>
              </table:table-cell>
              <table:table-cell office:value-type="float" office:value="0.573495">
                <text:p>0.573495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0.501289">
                <text:p>-0.501289</text:p>
              </table:table-cell>
            </table:table-row>
            <table:table-row>
              <table:table-cell office:value-type="float" office:value="5.255">
                <text:p>5.255</text:p>
              </table:table-cell>
              <table:table-cell office:value-type="float" office:value="-0.506073">
                <text:p>-0.506073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-0.510839">
                <text:p>-0.510839</text:p>
              </table:table-cell>
            </table:table-row>
            <table:table-row>
              <table:table-cell office:value-type="float" office:value="5.265">
                <text:p>5.265</text:p>
              </table:table-cell>
              <table:table-cell office:value-type="float" office:value="-0.634607">
                <text:p>-0.634607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-0.40156">
                <text:p>-0.40156</text:p>
              </table:table-cell>
            </table:table-row>
            <table:table-row>
              <table:table-cell office:value-type="float" office:value="5.275">
                <text:p>5.275</text:p>
              </table:table-cell>
              <table:table-cell office:value-type="float" office:value="-0.525154">
                <text:p>-0.525154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-1.60103">
                <text:p>-1.60103</text:p>
              </table:table-cell>
            </table:table-row>
            <table:table-row>
              <table:table-cell office:value-type="float" office:value="5.285">
                <text:p>5.285</text:p>
              </table:table-cell>
              <table:table-cell office:value-type="float" office:value="0.534274">
                <text:p>0.534274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0.530823">
                <text:p>0.530823</text:p>
              </table:table-cell>
            </table:table-row>
            <table:table-row>
              <table:table-cell office:value-type="float" office:value="5.295">
                <text:p>5.295</text:p>
              </table:table-cell>
              <table:table-cell office:value-type="float" office:value="-2.68493">
                <text:p>-2.68493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0.401389">
                <text:p>0.401389</text:p>
              </table:table-cell>
            </table:table-row>
            <table:table-row>
              <table:table-cell office:value-type="float" office:value="5.305">
                <text:p>5.305</text:p>
              </table:table-cell>
              <table:table-cell office:value-type="float" office:value="-0.4354">
                <text:p>-0.4354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-0.558847">
                <text:p>-0.558847</text:p>
              </table:table-cell>
            </table:table-row>
            <table:table-row>
              <table:table-cell office:value-type="float" office:value="5.315">
                <text:p>5.315</text:p>
              </table:table-cell>
              <table:table-cell office:value-type="float" office:value="-0.563387">
                <text:p>-0.563387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-0.567906">
                <text:p>-0.567906</text:p>
              </table:table-cell>
            </table:table-row>
            <table:table-row>
              <table:table-cell office:value-type="float" office:value="5.325">
                <text:p>5.325</text:p>
              </table:table-cell>
              <table:table-cell office:value-type="float" office:value="-0.572403">
                <text:p>-0.572403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-1.64801">
                <text:p>-1.64801</text:p>
              </table:table-cell>
            </table:table-row>
            <table:table-row>
              <table:table-cell office:value-type="float" office:value="5.335">
                <text:p>5.335</text:p>
              </table:table-cell>
              <table:table-cell office:value-type="float" office:value="1.43962">
                <text:p>1.43962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-1.53699">
                <text:p>-1.53699</text:p>
              </table:table-cell>
            </table:table-row>
            <table:table-row>
              <table:table-cell office:value-type="float" office:value="5.345">
                <text:p>5.345</text:p>
              </table:table-cell>
              <table:table-cell office:value-type="float" office:value="-0.590303">
                <text:p>-0.590303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0.594691">
                <text:p>-0.594691</text:p>
              </table:table-cell>
            </table:table-row>
            <table:table-row>
              <table:table-cell office:value-type="float" office:value="5.355">
                <text:p>5.355</text:p>
              </table:table-cell>
              <table:table-cell office:value-type="float" office:value="-0.599057">
                <text:p>-0.599057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-0.722412">
                <text:p>-0.722412</text:p>
              </table:table-cell>
            </table:table-row>
            <table:table-row>
              <table:table-cell office:value-type="float" office:value="5.365">
                <text:p>5.365</text:p>
              </table:table-cell>
              <table:table-cell office:value-type="float" office:value="-1.56005">
                <text:p>-1.56005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1.52782">
                <text:p>1.52782</text:p>
              </table:table-cell>
            </table:table-row>
            <table:table-row>
              <table:table-cell office:value-type="float" office:value="5.375">
                <text:p>5.375</text:p>
              </table:table-cell>
              <table:table-cell office:value-type="float" office:value="-2.75748">
                <text:p>-2.75748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1.51929">
                <text:p>1.51929</text:p>
              </table:table-cell>
            </table:table-row>
            <table:table-row>
              <table:table-cell office:value-type="float" office:value="5.385">
                <text:p>5.385</text:p>
              </table:table-cell>
              <table:table-cell office:value-type="float" office:value="-1.69488">
                <text:p>-1.69488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-0.748112">
                <text:p>-0.748112</text:p>
              </table:table-cell>
            </table:table-row>
            <table:table-row>
              <table:table-cell office:value-type="float" office:value="5.395">
                <text:p>5.395</text:p>
              </table:table-cell>
              <table:table-cell office:value-type="float" office:value="-0.51452">
                <text:p>-0.51452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637564">
                <text:p>-0.637564</text:p>
              </table:table-cell>
            </table:table-row>
            <table:table-row>
              <table:table-cell office:value-type="float" office:value="5.405">
                <text:p>5.405</text:p>
              </table:table-cell>
              <table:table-cell office:value-type="float" office:value="-0.641698">
                <text:p>-0.641698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0.425228">
                <text:p>0.425228</text:p>
              </table:table-cell>
            </table:table-row>
            <table:table-row>
              <table:table-cell office:value-type="float" office:value="5.415">
                <text:p>5.415</text:p>
              </table:table-cell>
              <table:table-cell office:value-type="float" office:value="-1.83783">
                <text:p>-1.83783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-0.534143">
                <text:p>-0.534143</text:p>
              </table:table-cell>
            </table:table-row>
            <table:table-row>
              <table:table-cell office:value-type="float" office:value="5.425">
                <text:p>5.425</text:p>
              </table:table-cell>
              <table:table-cell office:value-type="float" office:value="-0.657073">
                <text:p>-0.657073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-1.7321">
                <text:p>-1.7321</text:p>
              </table:table-cell>
            </table:table-row>
            <table:table-row>
              <table:table-cell office:value-type="float" office:value="5.435">
                <text:p>5.435</text:p>
              </table:table-cell>
              <table:table-cell office:value-type="float" office:value="1.47488">
                <text:p>1.47488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-1.73904">
                <text:p>-1.73904</text:p>
              </table:table-cell>
            </table:table-row>
            <table:table-row>
              <table:table-cell office:value-type="float" office:value="5.445">
                <text:p>5.445</text:p>
              </table:table-cell>
              <table:table-cell office:value-type="float" office:value="-0.791997">
                <text:p>-0.791997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0.558141">
                <text:p>-0.558141</text:p>
              </table:table-cell>
            </table:table-row>
            <table:table-row>
              <table:table-cell office:value-type="float" office:value="5.455">
                <text:p>5.455</text:p>
              </table:table-cell>
              <table:table-cell office:value-type="float" office:value="-1.7519">
                <text:p>-1.7519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0.384203">
                <text:p>0.384203</text:p>
              </table:table-cell>
            </table:table-row>
            <table:table-row>
              <table:table-cell office:value-type="float" office:value="5.465">
                <text:p>5.465</text:p>
              </table:table-cell>
              <table:table-cell office:value-type="float" office:value="-0.689614">
                <text:p>-0.689614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1.3295">
                <text:p>1.3295</text:p>
              </table:table-cell>
            </table:table-row>
            <table:table-row>
              <table:table-cell office:value-type="float" office:value="5.475">
                <text:p>5.475</text:p>
              </table:table-cell>
              <table:table-cell office:value-type="float" office:value="-3.7874">
                <text:p>-3.7874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-0.701072">
                <text:p>-0.701072</text:p>
              </table:table-cell>
            </table:table-row>
            <table:table-row>
              <table:table-cell office:value-type="float" office:value="5.485">
                <text:p>5.485</text:p>
              </table:table-cell>
              <table:table-cell office:value-type="float" office:value="1.43612">
                <text:p>1.43612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-2.84847">
                <text:p>-2.84847</text:p>
              </table:table-cell>
            </table:table-row>
            <table:table-row>
              <table:table-cell office:value-type="float" office:value="5.495">
                <text:p>5.495</text:p>
              </table:table-cell>
              <table:table-cell office:value-type="float" office:value="1.42872">
                <text:p>1.4287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2.8558">
                <text:p>-2.8558</text:p>
              </table:table-cell>
            </table:table-row>
            <table:table-row>
              <table:table-cell office:value-type="float" office:value="5.505">
                <text:p>5.505</text:p>
              </table:table-cell>
              <table:table-cell office:value-type="float" office:value="1.30244">
                <text:p>1.30244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-1.67333">
                <text:p>-1.67333</text:p>
              </table:table-cell>
            </table:table-row>
            <table:table-row>
              <table:table-cell office:value-type="float" office:value="5.515">
                <text:p>5.515</text:p>
              </table:table-cell>
              <table:table-cell office:value-type="float" office:value="-0.725816">
                <text:p>-0.725816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-5.96481">
                <text:p>-5.96481</text:p>
              </table:table-cell>
            </table:table-row>
            <table:table-row>
              <table:table-cell office:value-type="float" office:value="5.525">
                <text:p>5.525</text:p>
              </table:table-cell>
              <table:table-cell office:value-type="float" office:value="0.329242">
                <text:p>0.329242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0.204292">
                <text:p>0.204292</text:p>
              </table:table-cell>
            </table:table-row>
            <table:table-row>
              <table:table-cell office:value-type="float" office:value="5.535">
                <text:p>5.535</text:p>
              </table:table-cell>
              <table:table-cell office:value-type="float" office:value="-1.70464">
                <text:p>-1.70464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-2.90182">
                <text:p>-2.90182</text:p>
              </table:table-cell>
            </table:table-row>
            <table:table-row>
              <table:table-cell office:value-type="float" office:value="5.545">
                <text:p>5.545</text:p>
              </table:table-cell>
              <table:table-cell office:value-type="float" office:value="3.39426">
                <text:p>3.3942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2.79425">
                <text:p>-2.79425</text:p>
              </table:table-cell>
            </table:table-row>
            <table:table-row>
              <table:table-cell office:value-type="float" office:value="5.555">
                <text:p>5.555</text:p>
              </table:table-cell>
              <table:table-cell office:value-type="float" office:value="-0.898432">
                <text:p>-0.898432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-0.666823">
                <text:p>-0.666823</text:p>
              </table:table-cell>
            </table:table-row>
            <table:table-row>
              <table:table-cell office:value-type="float" office:value="5.565">
                <text:p>5.565</text:p>
              </table:table-cell>
              <table:table-cell office:value-type="float" office:value="-0.791757">
                <text:p>-0.791757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-0.916657">
                <text:p>-0.916657</text:p>
              </table:table-cell>
            </table:table-row>
            <table:table-row>
              <table:table-cell office:value-type="float" office:value="5.575">
                <text:p>5.575</text:p>
              </table:table-cell>
              <table:table-cell office:value-type="float" office:value="3.47924">
                <text:p>3.47924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-7.1089">
                <text:p>-7.1089</text:p>
              </table:table-cell>
            </table:table-row>
            <table:table-row>
              <table:table-cell office:value-type="float" office:value="5.585">
                <text:p>5.585</text:p>
              </table:table-cell>
              <table:table-cell office:value-type="float" office:value="3.46786">
                <text:p>3.46786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-3.0765">
                <text:p>-3.0765</text:p>
              </table:table-cell>
            </table:table-row>
            <table:table-row>
              <table:table-cell office:value-type="float" office:value="5.595">
                <text:p>5.595</text:p>
              </table:table-cell>
              <table:table-cell office:value-type="float" office:value="3.45957">
                <text:p>3.4595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4.98672">
                <text:p>-4.98672</text:p>
              </table:table-cell>
            </table:table-row>
            <table:table-row>
              <table:table-cell office:value-type="float" office:value="5.605">
                <text:p>5.605</text:p>
              </table:table-cell>
              <table:table-cell office:value-type="float" office:value="-2.97216">
                <text:p>-2.97216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3.32502">
                <text:p>3.32502</text:p>
              </table:table-cell>
            </table:table-row>
            <table:table-row>
              <table:table-cell office:value-type="float" office:value="5.615">
                <text:p>5.615</text:p>
              </table:table-cell>
              <table:table-cell office:value-type="float" office:value="-1.79144">
                <text:p>-1.79144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-2.03412">
                <text:p>-2.03412</text:p>
              </table:table-cell>
            </table:table-row>
            <table:table-row>
              <table:table-cell office:value-type="float" office:value="5.625">
                <text:p>5.625</text:p>
              </table:table-cell>
              <table:table-cell office:value-type="float" office:value="-0.731072">
                <text:p>-0.731072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-1.9251">
                <text:p>-1.9251</text:p>
              </table:table-cell>
            </table:table-row>
            <table:table-row>
              <table:table-cell office:value-type="float" office:value="5.635">
                <text:p>5.635</text:p>
              </table:table-cell>
              <table:table-cell office:value-type="float" office:value="0.210419">
                <text:p>0.210419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-0.982821">
                <text:p>-0.982821</text:p>
              </table:table-cell>
            </table:table-row>
            <table:table-row>
              <table:table-cell office:value-type="float" office:value="5.645">
                <text:p>5.645</text:p>
              </table:table-cell>
              <table:table-cell office:value-type="float" office:value="-0.749228">
                <text:p>-0.74922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.14988">
                <text:p>1.14988</text:p>
              </table:table-cell>
            </table:table-row>
            <table:table-row>
              <table:table-cell office:value-type="float" office:value="5.655">
                <text:p>5.655</text:p>
              </table:table-cell>
              <table:table-cell office:value-type="float" office:value="1.26678">
                <text:p>1.26678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-0.875147">
                <text:p>-0.875147</text:p>
              </table:table-cell>
            </table:table-row>
            <table:table-row>
              <table:table-cell office:value-type="float" office:value="5.665">
                <text:p>5.665</text:p>
              </table:table-cell>
              <table:table-cell office:value-type="float" office:value="-0.877074">
                <text:p>-0.877074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0.072556">
                <text:p>0.072556</text:p>
              </table:table-cell>
            </table:table-row>
            <table:table-row>
              <table:table-cell office:value-type="float" office:value="5.675">
                <text:p>5.675</text:p>
              </table:table-cell>
              <table:table-cell office:value-type="float" office:value="-2.90196">
                <text:p>-2.90196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0.18727">
                <text:p>0.18727</text:p>
              </table:table-cell>
            </table:table-row>
            <table:table-row>
              <table:table-cell office:value-type="float" office:value="5.685">
                <text:p>5.685</text:p>
              </table:table-cell>
              <table:table-cell office:value-type="float" office:value="1.25638">
                <text:p>1.25638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-5.16619">
                <text:p>-5.16619</text:p>
              </table:table-cell>
            </table:table-row>
            <table:table-row>
              <table:table-cell office:value-type="float" office:value="5.695">
                <text:p>5.695</text:p>
              </table:table-cell>
              <table:table-cell office:value-type="float" office:value="1.25197">
                <text:p>1.2519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.1322">
                <text:p>1.1322</text:p>
              </table:table-cell>
            </table:table-row>
            <table:table-row>
              <table:table-cell office:value-type="float" office:value="5.705">
                <text:p>5.705</text:p>
              </table:table-cell>
              <table:table-cell office:value-type="float" office:value="-5.05244">
                <text:p>-5.05244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3.38773">
                <text:p>3.38773</text:p>
              </table:table-cell>
            </table:table-row>
            <table:table-row>
              <table:table-cell office:value-type="float" office:value="5.715">
                <text:p>5.715</text:p>
              </table:table-cell>
              <table:table-cell office:value-type="float" office:value="-3.03377">
                <text:p>-3.03377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-1.01432">
                <text:p>-1.01432</text:p>
              </table:table-cell>
            </table:table-row>
            <table:table-row>
              <table:table-cell office:value-type="float" office:value="5.725">
                <text:p>5.725</text:p>
              </table:table-cell>
              <table:table-cell office:value-type="float" office:value="-0.778091">
                <text:p>-0.778091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-0.898489">
                <text:p>-0.898489</text:p>
              </table:table-cell>
            </table:table-row>
            <table:table-row>
              <table:table-cell office:value-type="float" office:value="5.735">
                <text:p>5.735</text:p>
              </table:table-cell>
              <table:table-cell office:value-type="float" office:value="-0.899967">
                <text:p>-0.899967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-0.901411">
                <text:p>-0.901411</text:p>
              </table:table-cell>
            </table:table-row>
            <table:table-row>
              <table:table-cell office:value-type="float" office:value="5.745">
                <text:p>5.745</text:p>
              </table:table-cell>
              <table:table-cell office:value-type="float" office:value="-0.902821">
                <text:p>-0.902821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-1.02312">
                <text:p>-1.02312</text:p>
              </table:table-cell>
            </table:table-row>
            <table:table-row>
              <table:table-cell office:value-type="float" office:value="5.755">
                <text:p>5.755</text:p>
              </table:table-cell>
              <table:table-cell office:value-type="float" office:value="-0.786691">
                <text:p>-0.786691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-0.906886">
                <text:p>-0.906886</text:p>
              </table:table-cell>
            </table:table-row>
            <table:table-row>
              <table:table-cell office:value-type="float" office:value="5.765">
                <text:p>5.765</text:p>
              </table:table-cell>
              <table:table-cell office:value-type="float" office:value="-0.908161">
                <text:p>-0.908161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-0.909401">
                <text:p>-0.909401</text:p>
              </table:table-cell>
            </table:table-row>
            <table:table-row>
              <table:table-cell office:value-type="float" office:value="5.775">
                <text:p>5.775</text:p>
              </table:table-cell>
              <table:table-cell office:value-type="float" office:value="-1.98089">
                <text:p>-1.98089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1.10926">
                <text:p>1.10926</text:p>
              </table:table-cell>
            </table:table-row>
            <table:table-row>
              <table:table-cell office:value-type="float" office:value="5.785">
                <text:p>5.785</text:p>
              </table:table-cell>
              <table:table-cell office:value-type="float" office:value="-2.93431">
                <text:p>-2.93431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0.155649">
                <text:p>0.155649</text:p>
              </table:table-cell>
            </table:table-row>
            <table:table-row>
              <table:table-cell office:value-type="float" office:value="5.795">
                <text:p>5.795</text:p>
              </table:table-cell>
              <table:table-cell office:value-type="float" office:value="-0.915393">
                <text:p>-0.91539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153823">
                <text:p>0.153823</text:p>
              </table:table-cell>
            </table:table-row>
            <table:table-row>
              <table:table-cell office:value-type="float" office:value="5.805">
                <text:p>5.805</text:p>
              </table:table-cell>
              <table:table-cell office:value-type="float" office:value="-1.98714">
                <text:p>-1.98714</text:p>
              </table:table-cell>
            </table:table-row>
            <table:table-row>
              <table:table-cell office:value-type="float" office:value="5.81">
                <text:p>5.81</text:p>
              </table:table-cell>
              <table:table-cell office:value-type="float" office:value="-1.03704">
                <text:p>-1.03704</text:p>
              </table:table-cell>
            </table:table-row>
            <table:table-row>
              <table:table-cell office:value-type="float" office:value="5.815">
                <text:p>5.815</text:p>
              </table:table-cell>
              <table:table-cell office:value-type="float" office:value="-0.800198">
                <text:p>-0.800198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-2.94148">
                <text:p>-2.94148</text:p>
              </table:table-cell>
            </table:table-row>
            <table:table-row>
              <table:table-cell office:value-type="float" office:value="5.825">
                <text:p>5.825</text:p>
              </table:table-cell>
              <table:table-cell office:value-type="float" office:value="-3.18094">
                <text:p>-3.18094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-1.87488">
                <text:p>-1.87488</text:p>
              </table:table-cell>
            </table:table-row>
            <table:table-row>
              <table:table-cell office:value-type="float" office:value="5.835">
                <text:p>5.835</text:p>
              </table:table-cell>
              <table:table-cell office:value-type="float" office:value="0.144829">
                <text:p>0.144829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1.09498">
                <text:p>1.09498</text:p>
              </table:table-cell>
            </table:table-row>
            <table:table-row>
              <table:table-cell office:value-type="float" office:value="5.845">
                <text:p>5.845</text:p>
              </table:table-cell>
              <table:table-cell office:value-type="float" office:value="-5.08852">
                <text:p>-5.08852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1.21154">
                <text:p>1.21154</text:p>
              </table:table-cell>
            </table:table-row>
            <table:table-row>
              <table:table-cell office:value-type="float" office:value="5.855">
                <text:p>5.855</text:p>
              </table:table-cell>
              <table:table-cell office:value-type="float" office:value="-1.04813">
                <text:p>-1.04813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-0.811022">
                <text:p>-0.811022</text:p>
              </table:table-cell>
            </table:table-row>
            <table:table-row>
              <table:table-cell office:value-type="float" office:value="5.865">
                <text:p>5.865</text:p>
              </table:table-cell>
              <table:table-cell office:value-type="float" office:value="1.09075">
                <text:p>1.09075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0.139378">
                <text:p>0.139378</text:p>
              </table:table-cell>
            </table:table-row>
            <table:table-row>
              <table:table-cell office:value-type="float" office:value="5.875">
                <text:p>5.875</text:p>
              </table:table-cell>
              <table:table-cell office:value-type="float" office:value="1.20922">
                <text:p>1.20922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-3.0709">
                <text:p>-3.0709</text:p>
              </table:table-cell>
            </table:table-row>
            <table:table-row>
              <table:table-cell office:value-type="float" office:value="5.885">
                <text:p>5.885</text:p>
              </table:table-cell>
              <table:table-cell office:value-type="float" office:value="7.39125">
                <text:p>7.39125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-0.811811">
                <text:p>-0.811811</text:p>
              </table:table-cell>
            </table:table-row>
            <table:table-row>
              <table:table-cell office:value-type="float" office:value="5.895">
                <text:p>5.895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930257">
                <text:p>-0.930257</text:p>
              </table:table-cell>
            </table:table-row>
            <table:table-row>
              <table:table-cell office:value-type="float" office:value="5.905">
                <text:p>5.905</text:p>
              </table:table-cell>
              <table:table-cell office:value-type="float" office:value="0.140073">
                <text:p>0.140073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-3.06964">
                <text:p>-3.06964</text:p>
              </table:table-cell>
            </table:table-row>
            <table:table-row>
              <table:table-cell office:value-type="float" office:value="5.915">
                <text:p>5.915</text:p>
              </table:table-cell>
              <table:table-cell office:value-type="float" office:value="0.259543">
                <text:p>0.259543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0.0222494">
                <text:p>0.0222494</text:p>
              </table:table-cell>
            </table:table-row>
            <table:table-row>
              <table:table-cell office:value-type="float" office:value="5.925">
                <text:p>5.925</text:p>
              </table:table-cell>
              <table:table-cell office:value-type="float" office:value="-1.99841">
                <text:p>-1.99841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-1.99807">
                <text:p>-1.99807</text:p>
              </table:table-cell>
            </table:table-row>
            <table:table-row>
              <table:table-cell office:value-type="float" office:value="5.935">
                <text:p>5.935</text:p>
              </table:table-cell>
              <table:table-cell office:value-type="float" office:value="-1.87894">
                <text:p>-1.87894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3.11506">
                <text:p>3.11506</text:p>
              </table:table-cell>
            </table:table-row>
            <table:table-row>
              <table:table-cell office:value-type="float" office:value="5.945">
                <text:p>5.945</text:p>
              </table:table-cell>
              <table:table-cell office:value-type="float" office:value="-4.96896">
                <text:p>-4.96896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0.024701">
                <text:p>0.024701</text:p>
              </table:table-cell>
            </table:table-row>
            <table:table-row>
              <table:table-cell office:value-type="float" office:value="5.955">
                <text:p>5.955</text:p>
              </table:table-cell>
              <table:table-cell office:value-type="float" office:value="0.263086">
                <text:p>0.263086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0.0261097">
                <text:p>0.0261097</text:p>
              </table:table-cell>
            </table:table-row>
            <table:table-row>
              <table:table-cell office:value-type="float" office:value="5.965">
                <text:p>5.965</text:p>
              </table:table-cell>
              <table:table-cell office:value-type="float" office:value="-1.04304">
                <text:p>-1.04304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-1.75562">
                <text:p>-1.75562</text:p>
              </table:table-cell>
            </table:table-row>
            <table:table-row>
              <table:table-cell office:value-type="float" office:value="5.975">
                <text:p>5.975</text:p>
              </table:table-cell>
              <table:table-cell office:value-type="float" office:value="0.0286272">
                <text:p>0.0286272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1.10001">
                <text:p>1.10001</text:p>
              </table:table-cell>
            </table:table-row>
            <table:table-row>
              <table:table-cell office:value-type="float" office:value="5.985">
                <text:p>5.985</text:p>
              </table:table-cell>
              <table:table-cell office:value-type="float" office:value="-1.87085">
                <text:p>-1.87085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0.0329414">
                <text:p>0.0329414</text:p>
              </table:table-cell>
            </table:table-row>
            <table:table-row>
              <table:table-cell office:value-type="float" office:value="5.995">
                <text:p>5.995</text:p>
              </table:table-cell>
              <table:table-cell office:value-type="float" office:value="-1.86777">
                <text:p>-1.867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915123">
                <text:p>-0.915123</text:p>
              </table:table-cell>
            </table:table-row>
            <table:table-row>
              <table:table-cell office:value-type="float" office:value="6.005">
                <text:p>6.005</text:p>
              </table:table-cell>
              <table:table-cell office:value-type="float" office:value="-1.98375">
                <text:p>-1.98375</text:p>
              </table:table-cell>
            </table:table-row>
            <table:table-row>
              <table:table-cell office:value-type="float" office:value="6.01">
                <text:p>6.01</text:p>
              </table:table-cell>
              <table:table-cell office:value-type="float" office:value="2.17954">
                <text:p>2.17954</text:p>
              </table:table-cell>
            </table:table-row>
            <table:table-row>
              <table:table-cell office:value-type="float" office:value="6.015">
                <text:p>6.015</text:p>
              </table:table-cell>
              <table:table-cell office:value-type="float" office:value="2.30178">
                <text:p>2.30178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-0.904546">
                <text:p>-0.904546</text:p>
              </table:table-cell>
            </table:table-row>
            <table:table-row>
              <table:table-cell office:value-type="float" office:value="6.025">
                <text:p>6.025</text:p>
              </table:table-cell>
              <table:table-cell office:value-type="float" office:value="-1.0196">
                <text:p>-1.0196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-1.84807">
                <text:p>-1.84807</text:p>
              </table:table-cell>
            </table:table-row>
            <table:table-row>
              <table:table-cell office:value-type="float" office:value="6.035">
                <text:p>6.035</text:p>
              </table:table-cell>
              <table:table-cell office:value-type="float" office:value="0.177366">
                <text:p>0.177366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-3.02884">
                <text:p>-3.02884</text:p>
              </table:table-cell>
            </table:table-row>
            <table:table-row>
              <table:table-cell office:value-type="float" office:value="6.045">
                <text:p>6.045</text:p>
              </table:table-cell>
              <table:table-cell office:value-type="float" office:value="-1.9554">
                <text:p>-1.9554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2.32954">
                <text:p>2.32954</text:p>
              </table:table-cell>
            </table:table-row>
            <table:table-row>
              <table:table-cell office:value-type="float" office:value="6.055">
                <text:p>6.055</text:p>
              </table:table-cell>
              <table:table-cell office:value-type="float" office:value="-0.875147">
                <text:p>-0.875147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-0.869635">
                <text:p>-0.869635</text:p>
              </table:table-cell>
            </table:table-row>
            <table:table-row>
              <table:table-cell office:value-type="float" office:value="6.065">
                <text:p>6.065</text:p>
              </table:table-cell>
              <table:table-cell office:value-type="float" office:value="-0.982821">
                <text:p>-0.982821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-2.88014">
                <text:p>-2.88014</text:p>
              </table:table-cell>
            </table:table-row>
            <table:table-row>
              <table:table-cell office:value-type="float" office:value="6.075">
                <text:p>6.075</text:p>
              </table:table-cell>
              <table:table-cell office:value-type="float" office:value="-0.854025">
                <text:p>-0.854025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-0.729873">
                <text:p>-0.729873</text:p>
              </table:table-cell>
            </table:table-row>
            <table:table-row>
              <table:table-cell office:value-type="float" office:value="6.085">
                <text:p>6.085</text:p>
              </table:table-cell>
              <table:table-cell office:value-type="float" office:value="-4.17408">
                <text:p>-4.17408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1.41851">
                <text:p>1.41851</text:p>
              </table:table-cell>
            </table:table-row>
            <table:table-row>
              <table:table-cell office:value-type="float" office:value="6.095">
                <text:p>6.095</text:p>
              </table:table-cell>
              <table:table-cell office:value-type="float" office:value="-2.02489">
                <text:p>-2.0248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712649">
                <text:p>-0.712649</text:p>
              </table:table-cell>
            </table:table-row>
            <table:table-row>
              <table:table-cell office:value-type="float" office:value="6.105">
                <text:p>6.105</text:p>
              </table:table-cell>
              <table:table-cell office:value-type="float" office:value="-0.945914">
                <text:p>-0.945914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-0.703461">
                <text:p>-0.703461</text:p>
              </table:table-cell>
            </table:table-row>
            <table:table-row>
              <table:table-cell office:value-type="float" office:value="6.115">
                <text:p>6.115</text:p>
              </table:table-cell>
              <table:table-cell office:value-type="float" office:value="1.20483">
                <text:p>1.20483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-1.88069">
                <text:p>-1.88069</text:p>
              </table:table-cell>
            </table:table-row>
            <table:table-row>
              <table:table-cell office:value-type="float" office:value="6.125">
                <text:p>6.125</text:p>
              </table:table-cell>
              <table:table-cell office:value-type="float" office:value="-1.7568">
                <text:p>-1.7568</text:p>
              </table:table-cell>
            </table:table-row>
            <table:table-row>
              <table:table-cell office:value-type="float" office:value="6.13">
                <text:p>6.13</text:p>
              </table:table-cell>
              <table:table-cell office:value-type="float" office:value="0.151153">
                <text:p>0.151153</text:p>
              </table:table-cell>
            </table:table-row>
            <table:table-row>
              <table:table-cell office:value-type="float" office:value="6.135">
                <text:p>6.135</text:p>
              </table:table-cell>
              <table:table-cell office:value-type="float" office:value="-0.794058">
                <text:p>-0.794058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0.401679">
                <text:p>0.401679</text:p>
              </table:table-cell>
            </table:table-row>
            <table:table-row>
              <table:table-cell office:value-type="float" office:value="6.145">
                <text:p>6.145</text:p>
              </table:table-cell>
              <table:table-cell office:value-type="float" office:value="-1.96992">
                <text:p>-1.96992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7748">
                <text:p>-0.7748</text:p>
              </table:table-cell>
            </table:table-row>
            <table:table-row>
              <table:table-cell office:value-type="float" office:value="6.155">
                <text:p>6.155</text:p>
              </table:table-cell>
              <table:table-cell office:value-type="float" office:value="0.302376">
                <text:p>0.302376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-1.71211">
                <text:p>-1.71211</text:p>
              </table:table-cell>
            </table:table-row>
            <table:table-row>
              <table:table-cell office:value-type="float" office:value="6.165">
                <text:p>6.165</text:p>
              </table:table-cell>
              <table:table-cell office:value-type="float" office:value="1.26839">
                <text:p>1.26839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-3.95675">
                <text:p>-3.95675</text:p>
              </table:table-cell>
            </table:table-row>
            <table:table-row>
              <table:table-cell office:value-type="float" office:value="6.175">
                <text:p>6.175</text:p>
              </table:table-cell>
              <table:table-cell office:value-type="float" office:value="1.4009">
                <text:p>1.4009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0.339707">
                <text:p>0.339707</text:p>
              </table:table-cell>
            </table:table-row>
            <table:table-row>
              <table:table-cell office:value-type="float" office:value="6.185">
                <text:p>6.185</text:p>
              </table:table-cell>
              <table:table-cell office:value-type="float" office:value="-2.86312">
                <text:p>-2.86312</text:p>
              </table:table-cell>
            </table:table-row>
            <table:table-row>
              <table:table-cell office:value-type="float" office:value="6.19">
                <text:p>6.19</text:p>
              </table:table-cell>
              <table:table-cell office:value-type="float" office:value="0.473968">
                <text:p>0.473968</text:p>
              </table:table-cell>
            </table:table-row>
            <table:table-row>
              <table:table-cell office:value-type="float" office:value="6.195">
                <text:p>6.195</text:p>
              </table:table-cell>
              <table:table-cell office:value-type="float" office:value="-6.06115">
                <text:p>-6.0611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707557">
                <text:p>-0.707557</text:p>
              </table:table-cell>
            </table:table-row>
            <table:table-row>
              <table:table-cell office:value-type="float" office:value="6.205">
                <text:p>6.205</text:p>
              </table:table-cell>
              <table:table-cell office:value-type="float" office:value="2.38999">
                <text:p>2.38999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-2.71742">
                <text:p>-2.71742</text:p>
              </table:table-cell>
            </table:table-row>
            <table:table-row>
              <table:table-cell office:value-type="float" office:value="6.215">
                <text:p>6.215</text:p>
              </table:table-cell>
              <table:table-cell office:value-type="float" office:value="-2.7145">
                <text:p>-2.7145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0.26148">
                <text:p>0.26148</text:p>
              </table:table-cell>
            </table:table-row>
            <table:table-row>
              <table:table-cell office:value-type="float" office:value="6.225">
                <text:p>6.225</text:p>
              </table:table-cell>
              <table:table-cell office:value-type="float" office:value="-0.685779">
                <text:p>-0.685779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-0.681918">
                <text:p>-0.681918</text:p>
              </table:table-cell>
            </table:table-row>
            <table:table-row>
              <table:table-cell office:value-type="float" office:value="6.235">
                <text:p>6.235</text:p>
              </table:table-cell>
              <table:table-cell office:value-type="float" office:value="-0.678032">
                <text:p>-0.678032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0.396871">
                <text:p>0.396871</text:p>
              </table:table-cell>
            </table:table-row>
            <table:table-row>
              <table:table-cell office:value-type="float" office:value="6.245">
                <text:p>6.245</text:p>
              </table:table-cell>
              <table:table-cell office:value-type="float" office:value="-1.62015">
                <text:p>-1.62015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.23904">
                <text:p>1.23904</text:p>
              </table:table-cell>
            </table:table-row>
            <table:table-row>
              <table:table-cell office:value-type="float" office:value="6.255">
                <text:p>6.255</text:p>
              </table:table-cell>
              <table:table-cell office:value-type="float" office:value="-1.6092">
                <text:p>-1.6092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-2.67607">
                <text:p>-2.67607</text:p>
              </table:table-cell>
            </table:table-row>
            <table:table-row>
              <table:table-cell office:value-type="float" office:value="6.265">
                <text:p>6.265</text:p>
              </table:table-cell>
              <table:table-cell office:value-type="float" office:value="0.300153">
                <text:p>0.300153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-0.646861">
                <text:p>-0.646861</text:p>
              </table:table-cell>
            </table:table-row>
            <table:table-row>
              <table:table-cell office:value-type="float" office:value="6.275">
                <text:p>6.275</text:p>
              </table:table-cell>
              <table:table-cell office:value-type="float" office:value="-0.642757">
                <text:p>-0.642757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-1.59067">
                <text:p>-1.59067</text:p>
              </table:table-cell>
            </table:table-row>
            <table:table-row>
              <table:table-cell office:value-type="float" office:value="6.285">
                <text:p>6.285</text:p>
              </table:table-cell>
              <table:table-cell office:value-type="float" office:value="1.26771">
                <text:p>1.26771</text:p>
              </table:table-cell>
            </table:table-row>
            <table:table-row>
              <table:table-cell office:value-type="float" office:value="6.29">
                <text:p>6.29</text:p>
              </table:table-cell>
              <table:table-cell office:value-type="float" office:value="-2.53345">
                <text:p>-2.53345</text:p>
              </table:table-cell>
            </table:table-row>
            <table:table-row>
              <table:table-cell office:value-type="float" office:value="6.295">
                <text:p>6.295</text:p>
              </table:table-cell>
              <table:table-cell office:value-type="float" office:value="0.324029">
                <text:p>0.32402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1.69392">
                <text:p>-1.69392</text:p>
              </table:table-cell>
            </table:table-row>
            <table:table-row>
              <table:table-cell office:value-type="float" office:value="6.305">
                <text:p>6.305</text:p>
              </table:table-cell>
              <table:table-cell office:value-type="float" office:value="1.52135">
                <text:p>1.52135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-1.56532">
                <text:p>-1.56532</text:p>
              </table:table-cell>
            </table:table-row>
            <table:table-row>
              <table:table-cell office:value-type="float" office:value="6.315">
                <text:p>6.315</text:p>
              </table:table-cell>
              <table:table-cell office:value-type="float" office:value="-0.728823">
                <text:p>-0.728823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-0.605626">
                <text:p>-0.605626</text:p>
              </table:table-cell>
            </table:table-row>
            <table:table-row>
              <table:table-cell office:value-type="float" office:value="6.325">
                <text:p>6.325</text:p>
              </table:table-cell>
              <table:table-cell office:value-type="float" office:value="-0.601294">
                <text:p>-0.601294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-0.59694">
                <text:p>-0.59694</text:p>
              </table:table-cell>
            </table:table-row>
            <table:table-row>
              <table:table-cell office:value-type="float" office:value="6.335">
                <text:p>6.335</text:p>
              </table:table-cell>
              <table:table-cell office:value-type="float" office:value="1.54966">
                <text:p>1.54966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-2.72586">
                <text:p>-2.72586</text:p>
              </table:table-cell>
            </table:table-row>
            <table:table-row>
              <table:table-cell office:value-type="float" office:value="6.345">
                <text:p>6.345</text:p>
              </table:table-cell>
              <table:table-cell office:value-type="float" office:value="0.489664">
                <text:p>0.489664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-2.71697">
                <text:p>-2.71697</text:p>
              </table:table-cell>
            </table:table-row>
            <table:table-row>
              <table:table-cell office:value-type="float" office:value="6.355">
                <text:p>6.355</text:p>
              </table:table-cell>
              <table:table-cell office:value-type="float" office:value="1.56859">
                <text:p>1.56859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-1.51784">
                <text:p>-1.51784</text:p>
              </table:table-cell>
            </table:table-row>
            <table:table-row>
              <table:table-cell office:value-type="float" office:value="6.365">
                <text:p>6.365</text:p>
              </table:table-cell>
              <table:table-cell office:value-type="float" office:value="-0.681109">
                <text:p>-0.681109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-0.557677">
                <text:p>-0.557677</text:p>
              </table:table-cell>
            </table:table-row>
            <table:table-row>
              <table:table-cell office:value-type="float" office:value="6.375">
                <text:p>6.375</text:p>
              </table:table-cell>
              <table:table-cell office:value-type="float" office:value="-0.553111">
                <text:p>-0.553111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-0.548524">
                <text:p>-0.548524</text:p>
              </table:table-cell>
            </table:table-row>
            <table:table-row>
              <table:table-cell office:value-type="float" office:value="6.385">
                <text:p>6.385</text:p>
              </table:table-cell>
              <table:table-cell office:value-type="float" office:value="-0.543918">
                <text:p>-0.543918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-0.420271">
                <text:p>-0.420271</text:p>
              </table:table-cell>
            </table:table-row>
            <table:table-row>
              <table:table-cell office:value-type="float" office:value="6.395">
                <text:p>6.395</text:p>
              </table:table-cell>
              <table:table-cell office:value-type="float" office:value="0.298763">
                <text:p>0.2987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1.36085">
                <text:p>-1.36085</text:p>
              </table:table-cell>
            </table:table-row>
            <table:table-row>
              <table:table-cell office:value-type="float" office:value="6.405">
                <text:p>6.405</text:p>
              </table:table-cell>
              <table:table-cell office:value-type="float" office:value="-0.642833">
                <text:p>-0.642833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0.551962">
                <text:p>0.551962</text:p>
              </table:table-cell>
            </table:table-row>
            <table:table-row>
              <table:table-cell office:value-type="float" office:value="6.415">
                <text:p>6.415</text:p>
              </table:table-cell>
              <table:table-cell office:value-type="float" office:value="-1.58326">
                <text:p>-1.58326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-0.508527">
                <text:p>-0.508527</text:p>
              </table:table-cell>
            </table:table-row>
            <table:table-row>
              <table:table-cell office:value-type="float" office:value="6.425">
                <text:p>6.425</text:p>
              </table:table-cell>
              <table:table-cell office:value-type="float" office:value="-0.503752">
                <text:p>-0.503752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-1.45115">
                <text:p>-1.45115</text:p>
              </table:table-cell>
            </table:table-row>
            <table:table-row>
              <table:table-cell office:value-type="float" office:value="6.435">
                <text:p>6.435</text:p>
              </table:table-cell>
              <table:table-cell office:value-type="float" office:value="1.52707">
                <text:p>1.52707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-1.55916">
                <text:p>-1.55916</text:p>
              </table:table-cell>
            </table:table-row>
            <table:table-row>
              <table:table-cell office:value-type="float" office:value="6.445">
                <text:p>6.445</text:p>
              </table:table-cell>
              <table:table-cell office:value-type="float" office:value="-0.484328">
                <text:p>-0.484328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479461">
                <text:p>-0.479461</text:p>
              </table:table-cell>
            </table:table-row>
            <table:table-row>
              <table:table-cell office:value-type="float" office:value="6.455">
                <text:p>6.455</text:p>
              </table:table-cell>
              <table:table-cell office:value-type="float" office:value="-0.474575">
                <text:p>-0.474575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-0.469672">
                <text:p>-0.469672</text:p>
              </table:table-cell>
            </table:table-row>
            <table:table-row>
              <table:table-cell office:value-type="float" office:value="6.465">
                <text:p>6.465</text:p>
              </table:table-cell>
              <table:table-cell office:value-type="float" office:value="-0.345724">
                <text:p>-0.345724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-0.57856">
                <text:p>-0.57856</text:p>
              </table:table-cell>
            </table:table-row>
            <table:table-row>
              <table:table-cell office:value-type="float" office:value="6.475">
                <text:p>6.475</text:p>
              </table:table-cell>
              <table:table-cell office:value-type="float" office:value="-0.454717">
                <text:p>-0.454717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0.621518">
                <text:p>0.621518</text:p>
              </table:table-cell>
            </table:table-row>
            <table:table-row>
              <table:table-cell office:value-type="float" office:value="6.485">
                <text:p>6.485</text:p>
              </table:table-cell>
              <table:table-cell office:value-type="float" office:value="-1.51345">
                <text:p>-1.51345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-1.50973">
                <text:p>-1.50973</text:p>
              </table:table-cell>
            </table:table-row>
            <table:table-row>
              <table:table-cell office:value-type="float" office:value="6.495">
                <text:p>6.495</text:p>
              </table:table-cell>
              <table:table-cell office:value-type="float" office:value="0.754284">
                <text:p>0.75428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548432">
                <text:p>-0.548432</text:p>
              </table:table-cell>
            </table:table-row>
            <table:table-row>
              <table:table-cell office:value-type="float" office:value="6.505">
                <text:p>6.505</text:p>
              </table:table-cell>
              <table:table-cell office:value-type="float" office:value="0.646794">
                <text:p>0.646794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-1.48809">
                <text:p>-1.48809</text:p>
              </table:table-cell>
            </table:table-row>
            <table:table-row>
              <table:table-cell office:value-type="float" office:value="6.515">
                <text:p>6.515</text:p>
              </table:table-cell>
              <table:table-cell office:value-type="float" office:value="-0.413022">
                <text:p>-0.413022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1.73468">
                <text:p>1.73468</text:p>
              </table:table-cell>
            </table:table-row>
            <table:table-row>
              <table:table-cell office:value-type="float" office:value="6.525">
                <text:p>6.525</text:p>
              </table:table-cell>
              <table:table-cell office:value-type="float" office:value="-2.54012">
                <text:p>-2.54012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-0.395012">
                <text:p>-0.395012</text:p>
              </table:table-cell>
            </table:table-row>
            <table:table-row>
              <table:table-cell office:value-type="float" office:value="6.535">
                <text:p>6.535</text:p>
              </table:table-cell>
              <table:table-cell office:value-type="float" office:value="-0.389853">
                <text:p>-0.389853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0.686634">
                <text:p>0.686634</text:p>
              </table:table-cell>
            </table:table-row>
            <table:table-row>
              <table:table-cell office:value-type="float" office:value="6.545">
                <text:p>6.545</text:p>
              </table:table-cell>
              <table:table-cell office:value-type="float" office:value="-1.44814">
                <text:p>-1.44814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.76969">
                <text:p>1.76969</text:p>
              </table:table-cell>
            </table:table-row>
            <table:table-row>
              <table:table-cell office:value-type="float" office:value="6.555">
                <text:p>6.555</text:p>
              </table:table-cell>
              <table:table-cell office:value-type="float" office:value="0.70898">
                <text:p>0.70898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-4.63703">
                <text:p>-4.63703</text:p>
              </table:table-cell>
            </table:table-row>
            <table:table-row>
              <table:table-cell office:value-type="float" office:value="6.565">
                <text:p>6.565</text:p>
              </table:table-cell>
              <table:table-cell office:value-type="float" office:value="0.718138">
                <text:p>0.718138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0.72477">
                <text:p>0.72477</text:p>
              </table:table-cell>
            </table:table-row>
            <table:table-row>
              <table:table-cell office:value-type="float" office:value="6.575">
                <text:p>6.575</text:p>
              </table:table-cell>
              <table:table-cell office:value-type="float" office:value="-1.4099">
                <text:p>-1.4099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-0.215582">
                <text:p>-0.215582</text:p>
              </table:table-cell>
            </table:table-row>
            <table:table-row>
              <table:table-cell office:value-type="float" office:value="6.585">
                <text:p>6.585</text:p>
              </table:table-cell>
              <table:table-cell office:value-type="float" office:value="-1.51939">
                <text:p>-1.51939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4.91116">
                <text:p>4.91116</text:p>
              </table:table-cell>
            </table:table-row>
            <table:table-row>
              <table:table-cell office:value-type="float" office:value="6.595">
                <text:p>6.595</text:p>
              </table:table-cell>
              <table:table-cell office:value-type="float" office:value="-4.47555">
                <text:p>-4.4755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762208">
                <text:p>0.762208</text:p>
              </table:table-cell>
            </table:table-row>
            <table:table-row>
              <table:table-cell office:value-type="float" office:value="6.605">
                <text:p>6.605</text:p>
              </table:table-cell>
              <table:table-cell office:value-type="float" office:value="-1.37238">
                <text:p>-1.37238</text:p>
              </table:table-cell>
            </table:table-row>
            <table:table-row>
              <table:table-cell office:value-type="float" office:value="6.61">
                <text:p>6.61</text:p>
              </table:table-cell>
              <table:table-cell office:value-type="float" office:value="-0.177972">
                <text:p>-0.177972</text:p>
              </table:table-cell>
            </table:table-row>
            <table:table-row>
              <table:table-cell office:value-type="float" office:value="6.615">
                <text:p>6.615</text:p>
              </table:table-cell>
              <table:table-cell office:value-type="float" office:value="1.61335">
                <text:p>1.61335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-2.18546">
                <text:p>-2.1854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.69836">
                <text:p>2.69836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-3.35942">
                <text:p>-3.35942</text:p>
              </table:table-cell>
            </table:table-row>
            <table:table-row>
              <table:table-cell office:value-type="float" office:value="6.635">
                <text:p>6.635</text:p>
              </table:table-cell>
              <table:table-cell office:value-type="float" office:value="-0.262915">
                <text:p>-0.262915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-0.13841">
                <text:p>-0.13841</text:p>
              </table:table-cell>
            </table:table-row>
            <table:table-row>
              <table:table-cell office:value-type="float" office:value="6.645">
                <text:p>6.645</text:p>
              </table:table-cell>
              <table:table-cell office:value-type="float" office:value="-0.370712">
                <text:p>-0.370712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-0.246344">
                <text:p>-0.246344</text:p>
              </table:table-cell>
            </table:table-row>
            <table:table-row>
              <table:table-cell office:value-type="float" office:value="6.655">
                <text:p>6.655</text:p>
              </table:table-cell>
              <table:table-cell office:value-type="float" office:value="-0.240854">
                <text:p>-0.240854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-0.235354">
                <text:p>-0.235354</text:p>
              </table:table-cell>
            </table:table-row>
            <table:table-row>
              <table:table-cell office:value-type="float" office:value="6.665">
                <text:p>6.665</text:p>
              </table:table-cell>
              <table:table-cell office:value-type="float" office:value="-0.229846">
                <text:p>-0.229846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-0.105285">
                <text:p>-0.105285</text:p>
              </table:table-cell>
            </table:table-row>
            <table:table-row>
              <table:table-cell office:value-type="float" office:value="6.675">
                <text:p>6.675</text:p>
              </table:table-cell>
              <table:table-cell office:value-type="float" office:value="-0.337534">
                <text:p>-0.337534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0.858292">
                <text:p>0.858292</text:p>
              </table:table-cell>
            </table:table-row>
            <table:table-row>
              <table:table-cell office:value-type="float" office:value="6.685">
                <text:p>6.685</text:p>
              </table:table-cell>
              <table:table-cell office:value-type="float" office:value="-1.27613">
                <text:p>-1.27613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0.870815">
                <text:p>0.870815</text:p>
              </table:table-cell>
            </table:table-row>
            <table:table-row>
              <table:table-cell office:value-type="float" office:value="6.695">
                <text:p>6.695</text:p>
              </table:table-cell>
              <table:table-cell office:value-type="float" office:value="-2.335">
                <text:p>-2.33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0.880511">
                <text:p>0.880511</text:p>
              </table:table-cell>
            </table:table-row>
            <table:table-row>
              <table:table-cell office:value-type="float" office:value="6.705">
                <text:p>6.705</text:p>
              </table:table-cell>
              <table:table-cell office:value-type="float" office:value="-0.0648518">
                <text:p>-0.0648518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-1.36846">
                <text:p>-1.36846</text:p>
              </table:table-cell>
            </table:table-row>
            <table:table-row>
              <table:table-cell office:value-type="float" office:value="6.715">
                <text:p>6.715</text:p>
              </table:table-cell>
              <table:table-cell office:value-type="float" office:value="1.96739">
                <text:p>1.96739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-1.23696">
                <text:p>-1.23696</text:p>
              </table:table-cell>
            </table:table-row>
            <table:table-row>
              <table:table-cell office:value-type="float" office:value="6.725">
                <text:p>6.725</text:p>
              </table:table-cell>
              <table:table-cell office:value-type="float" office:value="-0.16138">
                <text:p>-0.16138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-0.155775">
                <text:p>-0.155775</text:p>
              </table:table-cell>
            </table:table-row>
            <table:table-row>
              <table:table-cell office:value-type="float" office:value="6.735">
                <text:p>6.735</text:p>
              </table:table-cell>
              <table:table-cell office:value-type="float" office:value="-0.0311164">
                <text:p>-0.0311164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-0.263273">
                <text:p>-0.263273</text:p>
              </table:table-cell>
            </table:table-row>
            <table:table-row>
              <table:table-cell office:value-type="float" office:value="6.745">
                <text:p>6.745</text:p>
              </table:table-cell>
              <table:table-cell office:value-type="float" office:value="-0.138764">
                <text:p>-0.138764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133137">
                <text:p>-0.133137</text:p>
              </table:table-cell>
            </table:table-row>
            <table:table-row>
              <table:table-cell office:value-type="float" office:value="6.755">
                <text:p>6.755</text:p>
              </table:table-cell>
              <table:table-cell office:value-type="float" office:value="3.08679">
                <text:p>3.08679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-3.32746">
                <text:p>-3.32746</text:p>
              </table:table-cell>
            </table:table-row>
            <table:table-row>
              <table:table-cell office:value-type="float" office:value="6.765">
                <text:p>6.765</text:p>
              </table:table-cell>
              <table:table-cell office:value-type="float" office:value="-0.111871">
                <text:p>-0.111871</text:p>
              </table:table-cell>
            </table:table-row>
            <table:table-row>
              <table:table-cell office:value-type="float" office:value="6.77">
                <text:p>6.77</text:p>
              </table:table-cell>
              <table:table-cell office:value-type="float" office:value="-0.106221">
                <text:p>-0.106221</text:p>
              </table:table-cell>
            </table:table-row>
            <table:table-row>
              <table:table-cell office:value-type="float" office:value="6.775">
                <text:p>6.775</text:p>
              </table:table-cell>
              <table:table-cell office:value-type="float" office:value="0.970867">
                <text:p>0.970867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-2.23487">
                <text:p>-2.23487</text:p>
              </table:table-cell>
            </table:table-row>
            <table:table-row>
              <table:table-cell office:value-type="float" office:value="6.785">
                <text:p>6.785</text:p>
              </table:table-cell>
              <table:table-cell office:value-type="float" office:value="2.05217">
                <text:p>2.05217</text:p>
              </table:table-cell>
            </table:table-row>
            <table:table-row>
              <table:table-cell office:value-type="float" office:value="6.79">
                <text:p>6.79</text:p>
              </table:table-cell>
              <table:table-cell office:value-type="float" office:value="-2.1045">
                <text:p>-2.1045</text:p>
              </table:table-cell>
            </table:table-row>
            <table:table-row>
              <table:table-cell office:value-type="float" office:value="6.795">
                <text:p>6.795</text:p>
              </table:table-cell>
              <table:table-cell office:value-type="float" office:value="0.873336">
                <text:p>0.87333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.02318">
                <text:p>3.02318</text:p>
              </table:table-cell>
            </table:table-row>
            <table:table-row>
              <table:table-cell office:value-type="float" office:value="6.805">
                <text:p>6.805</text:p>
              </table:table-cell>
              <table:table-cell office:value-type="float" office:value="-3.03421">
                <text:p>-3.03421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0.896193">
                <text:p>0.896193</text:p>
              </table:table-cell>
            </table:table-row>
            <table:table-row>
              <table:table-cell office:value-type="float" office:value="6.815">
                <text:p>6.815</text:p>
              </table:table-cell>
              <table:table-cell office:value-type="float" office:value="0.904632">
                <text:p>0.904632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-2.06186">
                <text:p>-2.06186</text:p>
              </table:table-cell>
            </table:table-row>
            <table:table-row>
              <table:table-cell office:value-type="float" office:value="6.825">
                <text:p>6.825</text:p>
              </table:table-cell>
              <table:table-cell office:value-type="float" office:value="0.0839524">
                <text:p>0.0839524</text:p>
              </table:table-cell>
            </table:table-row>
            <table:table-row>
              <table:table-cell office:value-type="float" office:value="6.83">
                <text:p>6.83</text:p>
              </table:table-cell>
              <table:table-cell office:value-type="float" office:value="-0.148136">
                <text:p>-0.148136</text:p>
              </table:table-cell>
            </table:table-row>
            <table:table-row>
              <table:table-cell office:value-type="float" office:value="6.835">
                <text:p>6.835</text:p>
              </table:table-cell>
              <table:table-cell office:value-type="float" office:value="-1.09501">
                <text:p>-1.09501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1.05064">
                <text:p>1.05064</text:p>
              </table:table-cell>
            </table:table-row>
            <table:table-row>
              <table:table-cell office:value-type="float" office:value="6.845">
                <text:p>6.845</text:p>
              </table:table-cell>
              <table:table-cell office:value-type="float" office:value="-0.0136515">
                <text:p>-0.0136515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0.111086">
                <text:p>0.111086</text:p>
              </table:table-cell>
            </table:table-row>
            <table:table-row>
              <table:table-cell office:value-type="float" office:value="6.855">
                <text:p>6.855</text:p>
              </table:table-cell>
              <table:table-cell office:value-type="float" office:value="-0.121">
                <text:p>-0.121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0.00357552">
                <text:p>0.00357552</text:p>
              </table:table-cell>
            </table:table-row>
            <table:table-row>
              <table:table-cell office:value-type="float" office:value="6.865">
                <text:p>6.865</text:p>
              </table:table-cell>
              <table:table-cell office:value-type="float" office:value="1.08071">
                <text:p>1.08071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-2.12501">
                <text:p>-2.12501</text:p>
              </table:table-cell>
            </table:table-row>
            <table:table-row>
              <table:table-cell office:value-type="float" office:value="6.875">
                <text:p>6.875</text:p>
              </table:table-cell>
              <table:table-cell office:value-type="float" office:value="3.23351">
                <text:p>3.23351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0.0321733">
                <text:p>0.0321733</text:p>
              </table:table-cell>
            </table:table-row>
            <table:table-row>
              <table:table-cell office:value-type="float" office:value="6.885">
                <text:p>6.885</text:p>
              </table:table-cell>
              <table:table-cell office:value-type="float" office:value="0.993174">
                <text:p>0.993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